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officeooo:rsid="0072754d" officeooo:paragraph-rsid="0072754d" style:font-style-asian="normal" style:font-style-complex="normal"/>
    </style:style>
    <style:style style:name="P2" style:family="paragraph" style:parent-style-name="Standard">
      <style:text-properties fo:language="ru" fo:country="RU" fo:font-style="normal" officeooo:rsid="0073c117" officeooo:paragraph-rsid="0073c117" style:font-style-asian="normal" style:font-style-complex="normal"/>
    </style:style>
    <style:style style:name="P3" style:family="paragraph" style:parent-style-name="Standard">
      <style:text-properties fo:language="ru" fo:country="RU" fo:font-style="normal" officeooo:rsid="0073c117" officeooo:paragraph-rsid="0073fd95" style:font-style-asian="normal" style:font-style-complex="normal"/>
    </style:style>
    <style:style style:name="P4" style:family="paragraph" style:parent-style-name="Standard">
      <style:text-properties fo:language="ru" fo:country="RU" fo:font-style="normal" officeooo:rsid="0073c117" officeooo:paragraph-rsid="0077986c" style:font-style-asian="normal" style:font-style-complex="normal"/>
    </style:style>
    <style:style style:name="P5" style:family="paragraph" style:parent-style-name="Standard">
      <style:text-properties fo:language="ru" fo:country="RU" fo:font-style="normal" officeooo:rsid="0073fd95" officeooo:paragraph-rsid="0073fd95" style:font-style-asian="normal" style:font-style-complex="normal"/>
    </style:style>
    <style:style style:name="P6" style:family="paragraph" style:parent-style-name="Standard">
      <style:text-properties fo:language="ru" fo:country="RU" fo:font-style="normal" officeooo:rsid="0077986c" officeooo:paragraph-rsid="0077986c" style:font-style-asian="normal" style:font-style-complex="normal"/>
    </style:style>
    <style:style style:name="P7" style:family="paragraph" style:parent-style-name="Standard">
      <style:text-properties fo:language="ru" fo:country="RU" fo:font-style="normal" officeooo:rsid="007a6363" officeooo:paragraph-rsid="007a6363" style:font-style-asian="normal" style:font-style-complex="normal"/>
    </style:style>
    <style:style style:name="P8" style:family="paragraph" style:parent-style-name="Standard">
      <style:text-properties fo:language="ru" fo:country="RU" fo:font-style="normal" officeooo:rsid="007af11d" officeooo:paragraph-rsid="007af11d" style:font-style-asian="normal" style:font-style-complex="normal"/>
    </style:style>
    <style:style style:name="P9" style:family="paragraph" style:parent-style-name="Standard">
      <style:text-properties fo:language="ru" fo:country="RU" fo:font-style="normal" officeooo:rsid="007af11d" officeooo:paragraph-rsid="007bfd59" style:font-style-asian="normal" style:font-style-complex="normal"/>
    </style:style>
    <style:style style:name="P10" style:family="paragraph" style:parent-style-name="Standard">
      <style:text-properties fo:language="ru" fo:country="RU" fo:font-style="normal" officeooo:rsid="007bbeff" officeooo:paragraph-rsid="007bbeff" style:font-style-asian="normal" style:font-style-complex="normal"/>
    </style:style>
    <style:style style:name="P11" style:family="paragraph" style:parent-style-name="Standard">
      <style:text-properties fo:language="ru" fo:country="RU" fo:font-style="normal" officeooo:rsid="007bfd59" officeooo:paragraph-rsid="007bfd59" style:font-style-asian="normal" style:font-style-complex="normal"/>
    </style:style>
    <style:style style:name="P12" style:family="paragraph" style:parent-style-name="Standard">
      <style:text-properties fo:language="ru" fo:country="RU" fo:font-style="normal" officeooo:rsid="007de998" officeooo:paragraph-rsid="007de998" style:font-style-asian="normal" style:font-style-complex="normal"/>
    </style:style>
    <style:style style:name="P13" style:family="paragraph" style:parent-style-name="Standard">
      <style:text-properties fo:language="ru" fo:country="RU" fo:font-style="normal" officeooo:rsid="007ecefd" officeooo:paragraph-rsid="00885e26" style:font-style-asian="normal" style:font-style-complex="normal"/>
    </style:style>
    <style:style style:name="P14" style:family="paragraph" style:parent-style-name="Standard">
      <style:text-properties fo:language="ru" fo:country="RU" fo:font-style="normal" officeooo:rsid="008fb2eb" officeooo:paragraph-rsid="008fb2eb" style:font-style-asian="normal" style:font-style-complex="normal"/>
    </style:style>
    <style:style style:name="P15" style:family="paragraph" style:parent-style-name="Standard">
      <style:text-properties fo:language="ru" fo:country="RU" fo:font-style="normal" officeooo:rsid="00945c29" officeooo:paragraph-rsid="009aa109" style:font-style-asian="normal" style:font-style-complex="normal"/>
    </style:style>
    <style:style style:name="P16" style:family="paragraph" style:parent-style-name="Standard">
      <style:text-properties fo:language="ru" fo:country="RU" fo:font-style="normal" officeooo:rsid="009be487" officeooo:paragraph-rsid="00a0aa89" style:font-style-asian="normal" style:font-style-complex="normal"/>
    </style:style>
    <style:style style:name="P17" style:family="paragraph" style:parent-style-name="Standard">
      <style:text-properties fo:language="ru" fo:country="RU" fo:font-style="normal" officeooo:rsid="00a0ab3e" officeooo:paragraph-rsid="00a0ab3e" style:font-style-asian="normal" style:font-style-complex="normal"/>
    </style:style>
    <style:style style:name="P18" style:family="paragraph" style:parent-style-name="Standard">
      <style:text-properties fo:language="ru" fo:country="RU" fo:font-style="normal" officeooo:rsid="00a0ab3e" officeooo:paragraph-rsid="00a41c24" style:font-style-asian="normal" style:font-style-complex="normal"/>
    </style:style>
    <style:style style:name="P19" style:family="paragraph" style:parent-style-name="Standard">
      <style:text-properties fo:language="ru" fo:country="RU" fo:font-style="normal" officeooo:rsid="00a0ab3e" officeooo:paragraph-rsid="00a4f3c4" style:font-style-asian="normal" style:font-style-complex="normal"/>
    </style:style>
    <style:style style:name="P20" style:family="paragraph" style:parent-style-name="Standard">
      <style:text-properties fo:language="ru" fo:country="RU" fo:font-style="normal" officeooo:rsid="00a4f3c4" officeooo:paragraph-rsid="00a4f3c4" style:font-style-asian="normal" style:font-style-complex="normal"/>
    </style:style>
    <style:style style:name="P21" style:family="paragraph" style:parent-style-name="Standard">
      <style:text-properties fo:language="ru" fo:country="RU" fo:font-style="normal" officeooo:rsid="00a907d0" officeooo:paragraph-rsid="00a907d0" style:font-style-asian="normal" style:font-style-complex="normal"/>
    </style:style>
    <style:style style:name="P22" style:family="paragraph" style:parent-style-name="Standard">
      <style:text-properties fo:language="ru" fo:country="RU" fo:font-style="normal" officeooo:rsid="00aa4620" officeooo:paragraph-rsid="00aa4620" style:font-style-asian="normal" style:font-style-complex="normal"/>
    </style:style>
    <style:style style:name="P23" style:family="paragraph" style:parent-style-name="Standard">
      <style:text-properties fo:language="ru" fo:country="RU" fo:font-style="normal" officeooo:rsid="00acef47" officeooo:paragraph-rsid="00acef47" style:font-style-asian="normal" style:font-style-complex="normal"/>
    </style:style>
    <style:style style:name="P24" style:family="paragraph" style:parent-style-name="Standard">
      <style:text-properties fo:language="ru" fo:country="RU" fo:font-style="normal" officeooo:rsid="00acef47" officeooo:paragraph-rsid="00b05260" style:font-style-asian="normal" style:font-style-complex="normal"/>
    </style:style>
    <style:style style:name="P25" style:family="paragraph" style:parent-style-name="Standard">
      <style:text-properties fo:language="ru" fo:country="RU" fo:font-style="normal" officeooo:rsid="00ad85b9" officeooo:paragraph-rsid="00b24294" style:font-style-asian="normal" style:font-style-complex="normal"/>
    </style:style>
    <style:style style:name="P26" style:family="paragraph" style:parent-style-name="Standard">
      <style:text-properties fo:language="ru" fo:country="RU" fo:font-style="normal" officeooo:rsid="00b38469" officeooo:paragraph-rsid="00b38469" style:font-style-asian="normal" style:font-style-complex="normal"/>
    </style:style>
    <style:style style:name="P27" style:family="paragraph" style:parent-style-name="Standard">
      <style:text-properties fo:language="ru" fo:country="RU" fo:font-style="normal" officeooo:rsid="00b50481" officeooo:paragraph-rsid="00b50481" style:font-style-asian="normal" style:font-style-complex="normal"/>
    </style:style>
    <style:style style:name="P28" style:family="paragraph" style:parent-style-name="Standard">
      <style:text-properties fo:language="ru" fo:country="RU" fo:font-style="normal" officeooo:rsid="00b50481" officeooo:paragraph-rsid="00b7f185" style:font-style-asian="normal" style:font-style-complex="normal"/>
    </style:style>
    <style:style style:name="P29" style:family="paragraph" style:parent-style-name="Standard">
      <style:text-properties fo:language="ru" fo:country="RU" fo:font-style="normal" officeooo:rsid="00b7f185" officeooo:paragraph-rsid="00b7f185" style:font-style-asian="normal" style:font-style-complex="normal"/>
    </style:style>
    <style:style style:name="P30" style:family="paragraph" style:parent-style-name="Standard">
      <style:text-properties fo:language="ru" fo:country="RU" fo:font-style="normal" officeooo:rsid="00b8b325" officeooo:paragraph-rsid="00b8b325" style:font-style-asian="normal" style:font-style-complex="normal"/>
    </style:style>
    <style:style style:name="P31" style:family="paragraph" style:parent-style-name="Standard">
      <style:text-properties fo:language="ru" fo:country="RU" fo:font-style="normal" officeooo:rsid="00bda49a" officeooo:paragraph-rsid="00c452b8" style:font-style-asian="normal" style:font-style-complex="normal"/>
    </style:style>
    <style:style style:name="P32" style:family="paragraph" style:parent-style-name="Standard">
      <style:text-properties fo:language="ru" fo:country="RU" fo:font-style="normal" officeooo:rsid="00ca9860" officeooo:paragraph-rsid="00ca9860" style:font-style-asian="normal" style:font-style-complex="normal"/>
    </style:style>
    <style:style style:name="P33" style:family="paragraph" style:parent-style-name="Standard">
      <style:text-properties fo:language="ru" fo:country="RU" fo:font-style="normal" officeooo:rsid="00cccf80" officeooo:paragraph-rsid="00cccf80" style:font-style-asian="normal" style:font-style-complex="normal"/>
    </style:style>
    <style:style style:name="P34" style:family="paragraph" style:parent-style-name="Standard">
      <style:text-properties fo:language="ru" fo:country="RU" fo:font-style="normal" officeooo:rsid="00da8077" officeooo:paragraph-rsid="00dc4584" style:font-style-asian="normal" style:font-style-complex="normal"/>
    </style:style>
    <style:style style:name="P35" style:family="paragraph" style:parent-style-name="Standard">
      <style:text-properties fo:language="ru" fo:country="RU" fo:font-style="normal" officeooo:rsid="00e2f5e0" officeooo:paragraph-rsid="00e4bc85" style:font-style-asian="normal" style:font-style-complex="normal"/>
    </style:style>
    <style:style style:name="P36" style:family="paragraph" style:parent-style-name="Standard">
      <style:text-properties fo:language="ru" fo:country="RU" fo:font-style="normal" officeooo:rsid="00e58a79" officeooo:paragraph-rsid="00e58a79" style:font-style-asian="normal" style:font-style-complex="normal"/>
    </style:style>
    <style:style style:name="P37" style:family="paragraph" style:parent-style-name="Standard">
      <style:text-properties fo:language="ru" fo:country="RU" fo:font-style="normal" officeooo:rsid="00e8e230" officeooo:paragraph-rsid="00f3f0d1" style:font-style-asian="normal" style:font-style-complex="normal"/>
    </style:style>
    <style:style style:name="P38" style:family="paragraph" style:parent-style-name="Standard">
      <style:text-properties fo:language="ru" fo:country="RU" fo:font-style="normal" officeooo:rsid="00f586aa" officeooo:paragraph-rsid="00f70918" style:font-style-asian="normal" style:font-style-complex="normal"/>
    </style:style>
    <style:style style:name="P39" style:family="paragraph" style:parent-style-name="Standard">
      <style:text-properties fo:language="ru" fo:country="RU" fo:font-style="normal" officeooo:rsid="00fb6839" officeooo:paragraph-rsid="00fb6839" style:font-style-asian="normal" style:font-style-complex="normal"/>
    </style:style>
    <style:style style:name="P40" style:family="paragraph" style:parent-style-name="Standard">
      <style:text-properties fo:language="ru" fo:country="RU" fo:font-style="normal" officeooo:rsid="010590e4" officeooo:paragraph-rsid="010590e4" style:font-style-asian="normal" style:font-style-complex="normal"/>
    </style:style>
    <style:style style:name="P41" style:family="paragraph" style:parent-style-name="Standard">
      <style:text-properties fo:language="ru" fo:country="RU" fo:font-style="normal" officeooo:rsid="01081208" officeooo:paragraph-rsid="01081208" style:font-style-asian="normal" style:font-style-complex="normal"/>
    </style:style>
    <style:style style:name="P42" style:family="paragraph" style:parent-style-name="Standard">
      <style:text-properties fo:language="ru" fo:country="RU" fo:font-style="normal" officeooo:rsid="013dcc58" officeooo:paragraph-rsid="013dcc58" style:font-style-asian="normal" style:font-style-complex="normal"/>
    </style:style>
    <style:style style:name="P43" style:family="paragraph" style:parent-style-name="Standard">
      <style:text-properties fo:language="ru" fo:country="RU" fo:font-style="normal" officeooo:rsid="0144ad3f" officeooo:paragraph-rsid="0145cd65" style:font-style-asian="normal" style:font-style-complex="normal"/>
    </style:style>
    <style:style style:name="P44" style:family="paragraph" style:parent-style-name="Standard">
      <style:text-properties fo:language="ru" fo:country="RU" fo:font-style="normal" officeooo:rsid="0146aa26" officeooo:paragraph-rsid="0146aa26" style:font-style-asian="normal" style:font-style-complex="normal"/>
    </style:style>
    <style:style style:name="P45" style:family="paragraph" style:parent-style-name="Standard">
      <style:text-properties fo:language="ru" fo:country="RU" fo:font-style="normal" officeooo:rsid="0147aad1" officeooo:paragraph-rsid="014902d8" style:font-style-asian="normal" style:font-style-complex="normal"/>
    </style:style>
    <style:style style:name="P46" style:family="paragraph" style:parent-style-name="Standard">
      <style:text-properties fo:language="ru" fo:country="RU" fo:font-style="normal" officeooo:rsid="0149b9d2" officeooo:paragraph-rsid="014a27e7" style:font-style-asian="normal" style:font-style-complex="normal"/>
    </style:style>
    <style:style style:name="P47" style:family="paragraph" style:parent-style-name="Standard">
      <style:text-properties fo:language="ru" fo:country="RU" fo:font-style="normal" officeooo:rsid="014cbda9" officeooo:paragraph-rsid="014cbda9" style:font-style-asian="normal" style:font-style-complex="normal"/>
    </style:style>
    <style:style style:name="P48" style:family="paragraph" style:parent-style-name="Standard">
      <style:text-properties fo:language="ru" fo:country="RU" fo:font-style="normal" officeooo:rsid="014cbda9" officeooo:paragraph-rsid="014f8b5b" style:font-style-asian="normal" style:font-style-complex="normal"/>
    </style:style>
    <style:style style:name="P49" style:family="paragraph" style:parent-style-name="Standard">
      <style:text-properties fo:language="ru" fo:country="RU" fo:font-style="normal" officeooo:rsid="014cbda9" officeooo:paragraph-rsid="01550fb3" style:font-style-asian="normal" style:font-style-complex="normal"/>
    </style:style>
    <style:style style:name="P50" style:family="paragraph" style:parent-style-name="Standard">
      <style:text-properties fo:language="ru" fo:country="RU" fo:font-style="normal" officeooo:rsid="015b6ff4" officeooo:paragraph-rsid="015e4640" style:font-style-asian="normal" style:font-style-complex="normal"/>
    </style:style>
    <style:style style:name="P51" style:family="paragraph" style:parent-style-name="Standard">
      <style:text-properties fo:language="ru" fo:country="RU" fo:font-style="normal" officeooo:rsid="015fc487" officeooo:paragraph-rsid="015fc487" style:font-style-asian="normal" style:font-style-complex="normal"/>
    </style:style>
    <style:style style:name="P52" style:family="paragraph" style:parent-style-name="Standard">
      <style:text-properties fo:language="ru" fo:country="RU" fo:font-style="normal" officeooo:rsid="01612c4f" officeooo:paragraph-rsid="01636651" style:font-style-asian="normal" style:font-style-complex="normal"/>
    </style:style>
    <style:style style:name="P53" style:family="paragraph" style:parent-style-name="Standard">
      <style:text-properties fo:language="ru" fo:country="RU" fo:font-style="normal" officeooo:rsid="016947b1" officeooo:paragraph-rsid="016cdc32" style:font-style-asian="normal" style:font-style-complex="normal"/>
    </style:style>
    <style:style style:name="P54" style:family="paragraph" style:parent-style-name="Standard">
      <style:text-properties fo:language="ru" fo:country="RU" fo:font-style="normal" officeooo:rsid="016947b1" officeooo:paragraph-rsid="016f763d" style:font-style-asian="normal" style:font-style-complex="normal"/>
    </style:style>
    <style:style style:name="P55" style:family="paragraph" style:parent-style-name="Standard">
      <style:text-properties fo:language="ru" fo:country="RU" fo:font-style="normal" officeooo:rsid="016947b1" officeooo:paragraph-rsid="01735a37" style:font-style-asian="normal" style:font-style-complex="normal"/>
    </style:style>
    <style:style style:name="P56" style:family="paragraph" style:parent-style-name="Standard">
      <style:text-properties fo:language="ru" fo:country="RU" fo:font-style="normal" officeooo:rsid="016947b1" officeooo:paragraph-rsid="0176735d" style:font-style-asian="normal" style:font-style-complex="normal"/>
    </style:style>
    <style:style style:name="P57" style:family="paragraph" style:parent-style-name="Standard">
      <style:text-properties fo:language="ru" fo:country="RU" fo:font-style="normal" officeooo:rsid="016947b1" officeooo:paragraph-rsid="01850e20" style:font-style-asian="normal" style:font-style-complex="normal"/>
    </style:style>
    <style:style style:name="P58" style:family="paragraph" style:parent-style-name="Standard">
      <style:text-properties fo:language="ru" fo:country="RU" fo:font-style="normal" officeooo:rsid="017100c2" officeooo:paragraph-rsid="017100c2" style:font-style-asian="normal" style:font-style-complex="normal"/>
    </style:style>
    <style:style style:name="P59" style:family="paragraph" style:parent-style-name="Standard">
      <style:text-properties fo:language="ru" fo:country="RU" fo:font-style="normal" officeooo:rsid="0174abe8" officeooo:paragraph-rsid="0174abe8" style:font-style-asian="normal" style:font-style-complex="normal"/>
    </style:style>
    <style:style style:name="P60" style:family="paragraph" style:parent-style-name="Standard">
      <style:text-properties fo:language="ru" fo:country="RU" fo:font-style="normal" officeooo:rsid="0176735d" officeooo:paragraph-rsid="017a8dc8" style:font-style-asian="normal" style:font-style-complex="normal"/>
    </style:style>
    <style:style style:name="P61" style:family="paragraph" style:parent-style-name="Standard">
      <style:text-properties fo:language="ru" fo:country="RU" fo:font-style="normal" officeooo:rsid="017ef677" officeooo:paragraph-rsid="017fe353" style:font-style-asian="normal" style:font-style-complex="normal"/>
    </style:style>
    <style:style style:name="P62" style:family="paragraph" style:parent-style-name="Standard">
      <style:text-properties fo:language="ru" fo:country="RU" fo:font-style="normal" officeooo:rsid="018386c3" officeooo:paragraph-rsid="018386c3" style:font-style-asian="normal" style:font-style-complex="normal"/>
    </style:style>
    <style:style style:name="P63" style:family="paragraph" style:parent-style-name="Standard">
      <style:text-properties fo:language="ru" fo:country="RU" fo:font-style="normal" officeooo:rsid="01872d05" officeooo:paragraph-rsid="01872d05" style:font-style-asian="normal" style:font-style-complex="normal"/>
    </style:style>
    <style:style style:name="P64" style:family="paragraph" style:parent-style-name="Standard">
      <style:text-properties fo:language="ru" fo:country="RU" fo:font-style="normal" officeooo:rsid="0188bde6" officeooo:paragraph-rsid="0188bde6" style:font-style-asian="normal" style:font-style-complex="normal"/>
    </style:style>
    <style:style style:name="P65" style:family="paragraph" style:parent-style-name="Standard">
      <style:text-properties fo:language="ru" fo:country="RU" fo:font-style="normal" officeooo:rsid="0188bde6" officeooo:paragraph-rsid="018b7f8e" style:font-style-asian="normal" style:font-style-complex="normal"/>
    </style:style>
    <style:style style:name="P66" style:family="paragraph" style:parent-style-name="Standard">
      <style:text-properties fo:language="ru" fo:country="RU" fo:font-style="normal" officeooo:rsid="018cc3be" officeooo:paragraph-rsid="01904d3d" style:font-style-asian="normal" style:font-style-complex="normal"/>
    </style:style>
    <style:style style:name="P67" style:family="paragraph" style:parent-style-name="Standard">
      <style:text-properties fo:language="ru" fo:country="RU" fo:font-style="normal" officeooo:rsid="019202e8" officeooo:paragraph-rsid="01932064" style:font-style-asian="normal" style:font-style-complex="normal"/>
    </style:style>
    <style:style style:name="P68" style:family="paragraph" style:parent-style-name="Standard">
      <style:text-properties fo:language="ru" fo:country="RU" fo:font-style="normal" officeooo:rsid="01932064" officeooo:paragraph-rsid="01932064" style:font-style-asian="normal" style:font-style-complex="normal"/>
    </style:style>
    <style:style style:name="P69" style:family="paragraph" style:parent-style-name="Standard">
      <style:text-properties fo:language="ru" fo:country="RU" fo:font-style="normal" officeooo:rsid="01948ce7" officeooo:paragraph-rsid="01948ce7" style:font-style-asian="normal" style:font-style-complex="normal"/>
    </style:style>
    <style:style style:name="P70" style:family="paragraph" style:parent-style-name="Standard">
      <style:text-properties fo:language="ru" fo:country="RU" fo:font-style="normal" officeooo:rsid="0189c69e" officeooo:paragraph-rsid="0189e394" style:font-style-asian="normal" style:font-style-complex="normal"/>
    </style:style>
    <style:style style:name="P71" style:family="paragraph" style:parent-style-name="Standard">
      <style:text-properties fo:language="ru" fo:country="RU" fo:font-style="normal" officeooo:rsid="0189c69e" officeooo:paragraph-rsid="018b7f8e" style:font-style-asian="normal" style:font-style-complex="normal"/>
    </style:style>
    <style:style style:name="P72" style:family="paragraph" style:parent-style-name="Standard">
      <style:text-properties fo:language="ru" fo:country="RU" fo:font-style="normal" officeooo:rsid="0197e3c7" officeooo:paragraph-rsid="0197e3c7" style:font-style-asian="normal" style:font-style-complex="normal"/>
    </style:style>
    <style:style style:name="P73" style:family="paragraph" style:parent-style-name="Standard">
      <style:text-properties fo:language="ru" fo:country="RU" fo:font-style="normal" officeooo:rsid="01987dfa" officeooo:paragraph-rsid="01987dfa" style:font-style-asian="normal" style:font-style-complex="normal"/>
    </style:style>
    <style:style style:name="P74" style:family="paragraph" style:parent-style-name="Standard">
      <style:text-properties fo:language="ru" fo:country="RU" fo:font-style="normal" officeooo:rsid="01996503" officeooo:paragraph-rsid="01996503" style:font-style-asian="normal" style:font-style-complex="normal"/>
    </style:style>
    <style:style style:name="P75" style:family="paragraph" style:parent-style-name="Standard">
      <style:text-properties fo:language="ru" fo:country="RU" fo:font-style="normal" officeooo:rsid="01996503" officeooo:paragraph-rsid="019d1ad0" style:font-style-asian="normal" style:font-style-complex="normal"/>
    </style:style>
    <style:style style:name="P76" style:family="paragraph" style:parent-style-name="Standard">
      <style:text-properties fo:language="ru" fo:country="RU" fo:font-style="normal" officeooo:rsid="019e92a6" officeooo:paragraph-rsid="019e92a6" style:font-style-asian="normal" style:font-style-complex="normal"/>
    </style:style>
    <style:style style:name="P77" style:family="paragraph" style:parent-style-name="Standard">
      <style:text-properties fo:language="ru" fo:country="RU" fo:font-style="normal" officeooo:rsid="019e92a6" officeooo:paragraph-rsid="019f95f7" style:font-style-asian="normal" style:font-style-complex="normal"/>
    </style:style>
    <style:style style:name="P78" style:family="paragraph" style:parent-style-name="Standard">
      <style:text-properties fo:language="ru" fo:country="RU" fo:font-style="normal" officeooo:rsid="019f95f7" officeooo:paragraph-rsid="019f95f7" style:font-style-asian="normal" style:font-style-complex="normal"/>
    </style:style>
    <style:style style:name="P79" style:family="paragraph" style:parent-style-name="Standard">
      <style:text-properties fo:language="ru" fo:country="RU" fo:font-style="normal" officeooo:rsid="01a069fd" officeooo:paragraph-rsid="01a069fd" style:font-style-asian="normal" style:font-style-complex="normal"/>
    </style:style>
    <style:style style:name="P80" style:family="paragraph" style:parent-style-name="Standard">
      <style:text-properties fo:language="ru" fo:country="RU" fo:font-style="normal" officeooo:rsid="01a7d4a5" officeooo:paragraph-rsid="01a7d4a5" style:font-style-asian="normal" style:font-style-complex="normal"/>
    </style:style>
    <style:style style:name="P81" style:family="paragraph" style:parent-style-name="Standard">
      <style:text-properties fo:language="ru" fo:country="RU" fo:font-style="normal" officeooo:rsid="01aa8f82" officeooo:paragraph-rsid="01ab7c41" style:font-style-asian="normal" style:font-style-complex="normal"/>
    </style:style>
    <style:style style:name="P82" style:family="paragraph" style:parent-style-name="Standard">
      <style:text-properties fo:language="ru" fo:country="RU" fo:font-style="normal" officeooo:rsid="01ac386d" officeooo:paragraph-rsid="01b06fb7" style:font-style-asian="normal" style:font-style-complex="normal"/>
    </style:style>
    <style:style style:name="P83" style:family="paragraph" style:parent-style-name="Standard">
      <style:text-properties fo:language="ru" fo:country="RU" fo:font-style="normal" officeooo:rsid="01ad5bc2" officeooo:paragraph-rsid="01ad5bc2" style:font-style-asian="normal" style:font-style-complex="normal"/>
    </style:style>
    <style:style style:name="P84" style:family="paragraph" style:parent-style-name="Standard">
      <style:text-properties fo:language="ru" fo:country="RU" fo:font-style="normal" officeooo:rsid="01ad5bc2" officeooo:paragraph-rsid="01add0ae" style:font-style-asian="normal" style:font-style-complex="normal"/>
    </style:style>
    <style:style style:name="P85" style:family="paragraph" style:parent-style-name="Standard">
      <style:text-properties fo:language="ru" fo:country="RU" fo:font-style="normal" officeooo:rsid="01bb7930" officeooo:paragraph-rsid="01bbae20" style:font-style-asian="normal" style:font-style-complex="normal"/>
    </style:style>
    <style:style style:name="P86" style:family="paragraph" style:parent-style-name="Standard">
      <style:text-properties fo:language="ru" fo:country="RU" fo:font-style="normal" officeooo:rsid="01bd3ba6" officeooo:paragraph-rsid="01c20b37" style:font-style-asian="normal" style:font-style-complex="normal"/>
    </style:style>
    <style:style style:name="P87" style:family="paragraph" style:parent-style-name="Standard">
      <style:text-properties fo:language="ru" fo:country="RU" fo:font-style="normal" officeooo:rsid="01bd3ba6" officeooo:paragraph-rsid="01c48934" style:font-style-asian="normal" style:font-style-complex="normal"/>
    </style:style>
    <style:style style:name="P88" style:family="paragraph" style:parent-style-name="Standard">
      <style:text-properties fo:language="ru" fo:country="RU" fo:font-style="normal" officeooo:rsid="01bd3ba6" officeooo:paragraph-rsid="01c614ce" style:font-style-asian="normal" style:font-style-complex="normal"/>
    </style:style>
    <style:style style:name="P89" style:family="paragraph" style:parent-style-name="Standard">
      <style:text-properties fo:language="ru" fo:country="RU" fo:font-style="normal" officeooo:rsid="01bd3ba6" officeooo:paragraph-rsid="01cf215b" style:font-style-asian="normal" style:font-style-complex="normal"/>
    </style:style>
    <style:style style:name="P90" style:family="paragraph" style:parent-style-name="Standard">
      <style:text-properties fo:language="ru" fo:country="RU" fo:font-style="normal" officeooo:rsid="01bd3ba6" officeooo:paragraph-rsid="01da395c" style:font-style-asian="normal" style:font-style-complex="normal"/>
    </style:style>
    <style:style style:name="P91" style:family="paragraph" style:parent-style-name="Standard">
      <style:text-properties fo:language="ru" fo:country="RU" fo:font-style="normal" officeooo:rsid="01bd3ba6" officeooo:paragraph-rsid="01db3a9b" style:font-style-asian="normal" style:font-style-complex="normal"/>
    </style:style>
    <style:style style:name="P92" style:family="paragraph" style:parent-style-name="Standard">
      <style:text-properties fo:language="ru" fo:country="RU" fo:font-style="normal" officeooo:rsid="01c48934" officeooo:paragraph-rsid="01c48934" style:font-style-asian="normal" style:font-style-complex="normal"/>
    </style:style>
    <style:style style:name="P93" style:family="paragraph" style:parent-style-name="Standard">
      <style:text-properties fo:language="ru" fo:country="RU" fo:font-style="normal" officeooo:rsid="01ab7c41" officeooo:paragraph-rsid="01ab7c41" style:font-style-asian="normal" style:font-style-complex="normal"/>
    </style:style>
    <style:style style:name="P94" style:family="paragraph" style:parent-style-name="Standard">
      <style:text-properties fo:language="ru" fo:country="RU" fo:font-style="normal" officeooo:rsid="01bf0653" officeooo:paragraph-rsid="01c20b37" style:font-style-asian="normal" style:font-style-complex="normal"/>
    </style:style>
    <style:style style:name="P95" style:family="paragraph" style:parent-style-name="Standard">
      <style:text-properties fo:language="ru" fo:country="RU" fo:font-style="normal" officeooo:rsid="01bf0653" officeooo:paragraph-rsid="01c48934" style:font-style-asian="normal" style:font-style-complex="normal"/>
    </style:style>
    <style:style style:name="P96" style:family="paragraph" style:parent-style-name="Standard">
      <style:text-properties fo:language="ru" fo:country="RU" fo:font-style="normal" officeooo:rsid="01bf0653" officeooo:paragraph-rsid="01d8b304" style:font-style-asian="normal" style:font-style-complex="normal"/>
    </style:style>
    <style:style style:name="P97" style:family="paragraph" style:parent-style-name="Standard">
      <style:text-properties fo:language="ru" fo:country="RU" fo:font-style="normal" officeooo:rsid="01bf0653" officeooo:paragraph-rsid="01d91e94" style:font-style-asian="normal" style:font-style-complex="normal"/>
    </style:style>
    <style:style style:name="P98" style:family="paragraph" style:parent-style-name="Standard">
      <style:text-properties fo:language="ru" fo:country="RU" fo:font-style="normal" officeooo:rsid="01bf0653" officeooo:paragraph-rsid="01da395c" style:font-style-asian="normal" style:font-style-complex="normal"/>
    </style:style>
    <style:style style:name="P99" style:family="paragraph" style:parent-style-name="Standard">
      <style:text-properties fo:language="ru" fo:country="RU" fo:font-style="normal" officeooo:rsid="01bf0653" officeooo:paragraph-rsid="01db697d" style:font-style-asian="normal" style:font-style-complex="normal"/>
    </style:style>
    <style:style style:name="P100" style:family="paragraph" style:parent-style-name="Standard">
      <style:text-properties fo:language="ru" fo:country="RU" fo:font-style="normal" officeooo:rsid="01bf0653" officeooo:paragraph-rsid="01e0ab2c" style:font-style-asian="normal" style:font-style-complex="normal"/>
    </style:style>
    <style:style style:name="P101" style:family="paragraph" style:parent-style-name="Standard">
      <style:text-properties fo:language="ru" fo:country="RU" fo:font-style="normal" officeooo:rsid="01bf0653" officeooo:paragraph-rsid="01e6efc0" style:font-style-asian="normal" style:font-style-complex="normal"/>
    </style:style>
    <style:style style:name="P102" style:family="paragraph" style:parent-style-name="Standard">
      <style:text-properties fo:language="ru" fo:country="RU" fo:font-style="normal" officeooo:rsid="01bf0653" officeooo:paragraph-rsid="01e7243a" style:font-style-asian="normal" style:font-style-complex="normal"/>
    </style:style>
    <style:style style:name="P103" style:family="paragraph" style:parent-style-name="Standard">
      <style:text-properties fo:language="ru" fo:country="RU" fo:font-style="normal" officeooo:rsid="01bf0653" officeooo:paragraph-rsid="01ef2402" style:font-style-asian="normal" style:font-style-complex="normal"/>
    </style:style>
    <style:style style:name="P104" style:family="paragraph" style:parent-style-name="Standard">
      <style:text-properties fo:language="ru" fo:country="RU" fo:font-style="normal" officeooo:rsid="01bf0653" officeooo:paragraph-rsid="01ef452b" style:font-style-asian="normal" style:font-style-complex="normal"/>
    </style:style>
    <style:style style:name="P105" style:family="paragraph" style:parent-style-name="Standard">
      <style:text-properties fo:language="ru" fo:country="RU" fo:font-style="normal" officeooo:rsid="01bf0653" officeooo:paragraph-rsid="01f036a0" style:font-style-asian="normal" style:font-style-complex="normal"/>
    </style:style>
    <style:style style:name="P106" style:family="paragraph" style:parent-style-name="Standard">
      <style:text-properties fo:language="ru" fo:country="RU" fo:font-style="normal" officeooo:rsid="01bf0653" officeooo:paragraph-rsid="01f0ea24" style:font-style-asian="normal" style:font-style-complex="normal"/>
    </style:style>
    <style:style style:name="P107" style:family="paragraph" style:parent-style-name="Standard">
      <style:text-properties fo:language="ru" fo:country="RU" fo:font-style="normal" officeooo:rsid="01bf0653" officeooo:paragraph-rsid="01f23090" style:font-style-asian="normal" style:font-style-complex="normal"/>
    </style:style>
    <style:style style:name="P108" style:family="paragraph" style:parent-style-name="Standard">
      <style:text-properties fo:language="ru" fo:country="RU" fo:font-style="normal" officeooo:rsid="01ced853" officeooo:paragraph-rsid="01ced853" style:font-style-asian="normal" style:font-style-complex="normal"/>
    </style:style>
    <style:style style:name="P109" style:family="paragraph" style:parent-style-name="Standard">
      <style:text-properties fo:language="ru" fo:country="RU" fo:font-style="normal" officeooo:rsid="01d14342" officeooo:paragraph-rsid="01d14342" style:font-style-asian="normal" style:font-style-complex="normal"/>
    </style:style>
    <style:style style:name="P110" style:family="paragraph" style:parent-style-name="Standard">
      <style:text-properties fo:language="ru" fo:country="RU" fo:font-style="normal" officeooo:rsid="01d31e91" officeooo:paragraph-rsid="01d31e91" style:font-style-asian="normal" style:font-style-complex="normal"/>
    </style:style>
    <style:style style:name="P111" style:family="paragraph" style:parent-style-name="Standard">
      <style:text-properties fo:language="ru" fo:country="RU" fo:font-style="normal" officeooo:rsid="01d323cd" officeooo:paragraph-rsid="01d323cd" style:font-style-asian="normal" style:font-style-complex="normal"/>
    </style:style>
    <style:style style:name="P112" style:family="paragraph" style:parent-style-name="Standard">
      <style:text-properties fo:language="ru" fo:country="RU" fo:font-style="normal" officeooo:rsid="01d6f549" officeooo:paragraph-rsid="01d6f549" style:font-style-asian="normal" style:font-style-complex="normal"/>
    </style:style>
    <style:style style:name="P113" style:family="paragraph" style:parent-style-name="Standard">
      <style:text-properties fo:language="ru" fo:country="RU" fo:font-style="normal" officeooo:rsid="01e0ab2c" officeooo:paragraph-rsid="01e0ab2c" style:font-style-asian="normal" style:font-style-complex="normal"/>
    </style:style>
    <style:style style:name="P114" style:family="paragraph" style:parent-style-name="Standard">
      <style:text-properties fo:language="ru" fo:country="RU" fo:font-style="normal" officeooo:rsid="01e2b316" officeooo:paragraph-rsid="01e2b316" style:font-style-asian="normal" style:font-style-complex="normal"/>
    </style:style>
    <style:style style:name="P115" style:family="paragraph" style:parent-style-name="Standard">
      <style:text-properties fo:language="ru" fo:country="RU" fo:font-style="normal" officeooo:rsid="01e30eb0" officeooo:paragraph-rsid="01e62873" style:font-style-asian="normal" style:font-style-complex="normal"/>
    </style:style>
    <style:style style:name="P116" style:family="paragraph" style:parent-style-name="Standard">
      <style:text-properties fo:language="ru" fo:country="RU" fo:font-style="normal" officeooo:rsid="01e6efc0" officeooo:paragraph-rsid="01e6efc0" style:font-style-asian="normal" style:font-style-complex="normal"/>
    </style:style>
    <style:style style:name="P117" style:family="paragraph" style:parent-style-name="Standard">
      <style:text-properties fo:language="ru" fo:country="RU" fo:font-style="normal" officeooo:rsid="01e76270" officeooo:paragraph-rsid="01e76270" style:font-style-asian="normal" style:font-style-complex="normal"/>
    </style:style>
    <style:style style:name="P118" style:family="paragraph" style:parent-style-name="Standard">
      <style:text-properties fo:language="ru" fo:country="RU" fo:font-style="normal" officeooo:rsid="01eb9b72" officeooo:paragraph-rsid="01ebffad" style:font-style-asian="normal" style:font-style-complex="normal"/>
    </style:style>
    <style:style style:name="P119" style:family="paragraph" style:parent-style-name="Standard">
      <style:text-properties fo:language="ru" fo:country="RU" fo:font-style="normal" officeooo:rsid="01f230d3" officeooo:paragraph-rsid="01f230d3" style:font-style-asian="normal" style:font-style-complex="normal"/>
    </style:style>
    <style:style style:name="P120" style:family="paragraph" style:parent-style-name="Standard">
      <style:text-properties fo:language="ru" fo:country="RU" fo:font-style="normal" officeooo:rsid="01f3b9e3" officeooo:paragraph-rsid="01f3b9e3" style:font-style-asian="normal" style:font-style-complex="normal"/>
    </style:style>
    <style:style style:name="P121" style:family="paragraph" style:parent-style-name="Standard">
      <style:text-properties fo:language="ru" fo:country="RU" fo:font-style="normal" officeooo:rsid="01f8026f" officeooo:paragraph-rsid="01fbdb3d" style:font-style-asian="normal" style:font-style-complex="normal"/>
    </style:style>
    <style:style style:name="P122" style:family="paragraph" style:parent-style-name="Standard">
      <style:text-properties fo:language="ru" fo:country="RU" fo:font-style="normal" officeooo:rsid="01fe6674" officeooo:paragraph-rsid="01fe6674" style:font-style-asian="normal" style:font-style-complex="normal"/>
    </style:style>
    <style:style style:name="P123" style:family="paragraph" style:parent-style-name="Standard">
      <style:text-properties fo:language="ru" fo:country="RU" fo:font-style="normal" officeooo:rsid="02006a09" officeooo:paragraph-rsid="0201c564" style:font-style-asian="normal" style:font-style-complex="normal"/>
    </style:style>
    <style:style style:name="P124" style:family="paragraph" style:parent-style-name="Standard">
      <style:text-properties fo:language="ru" fo:country="RU" fo:font-style="normal" officeooo:rsid="0202705b" officeooo:paragraph-rsid="0202705b" style:font-style-asian="normal" style:font-style-complex="normal"/>
    </style:style>
    <style:style style:name="P125" style:family="paragraph" style:parent-style-name="Standard">
      <style:text-properties fo:language="ru" fo:country="RU" fo:font-style="normal" officeooo:rsid="020293e3" officeooo:paragraph-rsid="0204577f" style:font-style-asian="normal" style:font-style-complex="normal"/>
    </style:style>
    <style:style style:name="P126" style:family="paragraph" style:parent-style-name="Standard">
      <style:text-properties fo:language="ru" fo:country="RU" fo:font-style="normal" officeooo:rsid="0204ae7a" officeooo:paragraph-rsid="020afb0f" style:font-style-asian="normal" style:font-style-complex="normal"/>
    </style:style>
    <style:style style:name="P127" style:family="paragraph" style:parent-style-name="Standard">
      <style:text-properties fo:language="ru" fo:country="RU" fo:font-style="normal" officeooo:rsid="020b3b0f" officeooo:paragraph-rsid="020b3b0f" style:font-style-asian="normal" style:font-style-complex="normal"/>
    </style:style>
    <style:style style:name="P128" style:family="paragraph" style:parent-style-name="Standard">
      <style:text-properties fo:language="ru" fo:country="RU" fo:font-style="normal" officeooo:rsid="0210141e" officeooo:paragraph-rsid="02114a32" style:font-style-asian="normal" style:font-style-complex="normal"/>
    </style:style>
    <style:style style:name="P129" style:family="paragraph" style:parent-style-name="Standard">
      <style:text-properties fo:language="ru" fo:country="RU" fo:font-style="normal" officeooo:rsid="0210141e" officeooo:paragraph-rsid="0212b4d1" style:font-style-asian="normal" style:font-style-complex="normal"/>
    </style:style>
    <style:style style:name="P130" style:family="paragraph" style:parent-style-name="Standard">
      <style:text-properties fo:language="ru" fo:country="RU" fo:font-style="normal" officeooo:rsid="02134ca7" officeooo:paragraph-rsid="02134ca7" style:font-style-asian="normal" style:font-style-complex="normal"/>
    </style:style>
    <style:style style:name="P131" style:family="paragraph" style:parent-style-name="Standard">
      <style:text-properties fo:language="ru" fo:country="RU" fo:font-style="normal" officeooo:rsid="01fd24bf" officeooo:paragraph-rsid="01fbdb3d" style:font-style-asian="normal" style:font-style-complex="normal"/>
    </style:style>
    <style:style style:name="P132" style:family="paragraph" style:parent-style-name="Standard">
      <style:text-properties fo:language="ru" fo:country="RU" fo:font-style="normal" officeooo:rsid="02129022" officeooo:paragraph-rsid="0212b4d1" style:font-style-asian="normal" style:font-style-complex="normal"/>
    </style:style>
    <style:style style:name="P133" style:family="paragraph" style:parent-style-name="Standard">
      <style:text-properties fo:language="ru" fo:country="RU" fo:font-style="normal" officeooo:rsid="02153241" officeooo:paragraph-rsid="02153241" style:font-style-asian="normal" style:font-style-complex="normal"/>
    </style:style>
    <style:style style:name="P134" style:family="paragraph" style:parent-style-name="Standard">
      <style:text-properties fo:language="ru" fo:country="RU" fo:font-style="normal" officeooo:rsid="02202f9b" officeooo:paragraph-rsid="02202f9b" style:font-style-asian="normal" style:font-style-complex="normal"/>
    </style:style>
    <style:style style:name="P135" style:family="paragraph" style:parent-style-name="Standard">
      <style:text-properties fo:language="ru" fo:country="RU" fo:font-style="normal" officeooo:rsid="0224b132" officeooo:paragraph-rsid="0224b132" style:font-style-asian="normal" style:font-style-complex="normal"/>
    </style:style>
    <style:style style:name="P136" style:family="paragraph" style:parent-style-name="Standard">
      <style:text-properties fo:language="ru" fo:country="RU" fo:font-style="normal" officeooo:rsid="0224b132" officeooo:paragraph-rsid="0225be5e" style:font-style-asian="normal" style:font-style-complex="normal"/>
    </style:style>
    <style:style style:name="P137" style:family="paragraph" style:parent-style-name="Standard">
      <style:text-properties fo:language="ru" fo:country="RU" fo:font-style="normal" officeooo:rsid="0224b132" officeooo:paragraph-rsid="0227d0c5" style:font-style-asian="normal" style:font-style-complex="normal"/>
    </style:style>
    <style:style style:name="P138" style:family="paragraph" style:parent-style-name="Standard">
      <style:text-properties fo:language="ru" fo:country="RU" fo:font-style="normal" officeooo:rsid="0224b132" officeooo:paragraph-rsid="022927b8" style:font-style-asian="normal" style:font-style-complex="normal"/>
    </style:style>
    <style:style style:name="P139" style:family="paragraph" style:parent-style-name="Standard">
      <style:text-properties fo:language="ru" fo:country="RU" fo:font-style="normal" officeooo:rsid="0225be5e" officeooo:paragraph-rsid="0226f4ce" style:font-style-asian="normal" style:font-style-complex="normal"/>
    </style:style>
    <style:style style:name="P140" style:family="paragraph" style:parent-style-name="Standard">
      <style:text-properties fo:language="ru" fo:country="RU" fo:font-style="normal" officeooo:rsid="0226f4ce" officeooo:paragraph-rsid="0226f4ce" style:font-style-asian="normal" style:font-style-complex="normal"/>
    </style:style>
    <style:style style:name="P141" style:family="paragraph" style:parent-style-name="Standard">
      <style:text-properties fo:language="ru" fo:country="RU" fo:font-style="normal" officeooo:rsid="022a67fd" officeooo:paragraph-rsid="022ad238" style:font-style-asian="normal" style:font-style-complex="normal"/>
    </style:style>
    <style:style style:name="P142" style:family="paragraph" style:parent-style-name="Standard">
      <style:text-properties fo:language="ru" fo:country="RU" fo:font-style="normal" officeooo:rsid="022c3beb" officeooo:paragraph-rsid="022e36ff" style:font-style-asian="normal" style:font-style-complex="normal"/>
    </style:style>
    <style:style style:name="P143" style:family="paragraph" style:parent-style-name="Standard">
      <style:text-properties fo:language="ru" fo:country="RU" fo:font-style="normal" officeooo:rsid="023171b8" officeooo:paragraph-rsid="023171b8" style:font-style-asian="normal" style:font-style-complex="normal"/>
    </style:style>
    <style:style style:name="P144" style:family="paragraph" style:parent-style-name="Standard">
      <style:text-properties fo:language="ru" fo:country="RU" fo:font-style="normal" officeooo:rsid="023171b8" officeooo:paragraph-rsid="0231b24c" style:font-style-asian="normal" style:font-style-complex="normal"/>
    </style:style>
    <style:style style:name="P145" style:family="paragraph" style:parent-style-name="Standard">
      <style:text-properties fo:language="ru" fo:country="RU" fo:font-style="normal" officeooo:rsid="023171b8" officeooo:paragraph-rsid="02334ceb" style:font-style-asian="normal" style:font-style-complex="normal"/>
    </style:style>
    <style:style style:name="P146" style:family="paragraph" style:parent-style-name="Standard">
      <style:text-properties fo:language="ru" fo:country="RU" fo:font-style="normal" officeooo:rsid="023171b8" officeooo:paragraph-rsid="02343bde" style:font-style-asian="normal" style:font-style-complex="normal"/>
    </style:style>
    <style:style style:name="P147" style:family="paragraph" style:parent-style-name="Standard">
      <style:text-properties fo:language="ru" fo:country="RU" fo:font-style="normal" officeooo:rsid="023171b8" officeooo:paragraph-rsid="02371e3c" style:font-style-asian="normal" style:font-style-complex="normal"/>
    </style:style>
    <style:style style:name="P148" style:family="paragraph" style:parent-style-name="Standard">
      <style:text-properties fo:language="ru" fo:country="RU" fo:font-style="normal" officeooo:rsid="023171b8" officeooo:paragraph-rsid="02387068" style:font-style-asian="normal" style:font-style-complex="normal"/>
    </style:style>
    <style:style style:name="P149" style:family="paragraph" style:parent-style-name="Standard">
      <style:text-properties fo:language="ru" fo:country="RU" fo:font-style="normal" officeooo:rsid="023171b8" officeooo:paragraph-rsid="023f9a96" style:font-style-asian="normal" style:font-style-complex="normal"/>
    </style:style>
    <style:style style:name="P150" style:family="paragraph" style:parent-style-name="Standard">
      <style:text-properties fo:language="ru" fo:country="RU" fo:font-style="normal" officeooo:rsid="023171b8" officeooo:paragraph-rsid="023fb3ee" style:font-style-asian="normal" style:font-style-complex="normal"/>
    </style:style>
    <style:style style:name="P151" style:family="paragraph" style:parent-style-name="Standard">
      <style:text-properties fo:language="ru" fo:country="RU" fo:font-style="normal" officeooo:rsid="0231b24c" officeooo:paragraph-rsid="0231b24c" style:font-style-asian="normal" style:font-style-complex="normal"/>
    </style:style>
    <style:style style:name="P152" style:family="paragraph" style:parent-style-name="Standard">
      <style:text-properties fo:language="ru" fo:country="RU" fo:font-style="normal" officeooo:rsid="02334ceb" officeooo:paragraph-rsid="02334ceb" style:font-style-asian="normal" style:font-style-complex="normal"/>
    </style:style>
    <style:style style:name="P153" style:family="paragraph" style:parent-style-name="Standard">
      <style:text-properties fo:language="ru" fo:country="RU" fo:font-style="normal" officeooo:rsid="02343bde" officeooo:paragraph-rsid="02343bde" style:font-style-asian="normal" style:font-style-complex="normal"/>
    </style:style>
    <style:style style:name="P154" style:family="paragraph" style:parent-style-name="Standard">
      <style:text-properties fo:language="ru" fo:country="RU" fo:font-style="normal" officeooo:rsid="02371e3c" officeooo:paragraph-rsid="02371e3c" style:font-style-asian="normal" style:font-style-complex="normal"/>
    </style:style>
    <style:style style:name="P155" style:family="paragraph" style:parent-style-name="Standard">
      <style:text-properties fo:language="ru" fo:country="RU" fo:font-style="normal" officeooo:rsid="02387068" officeooo:paragraph-rsid="023a462d" style:font-style-asian="normal" style:font-style-complex="normal"/>
    </style:style>
    <style:style style:name="P156" style:family="paragraph" style:parent-style-name="Standard">
      <style:text-properties fo:language="ru" fo:country="RU" fo:font-style="normal" officeooo:rsid="023b599d" officeooo:paragraph-rsid="023b599d" style:font-style-asian="normal" style:font-style-complex="normal"/>
    </style:style>
    <style:style style:name="P157" style:family="paragraph" style:parent-style-name="Standard">
      <style:text-properties fo:language="ru" fo:country="RU" fo:font-style="normal" officeooo:rsid="023e6ff9" officeooo:paragraph-rsid="023e6ff9" style:font-style-asian="normal" style:font-style-complex="normal"/>
    </style:style>
    <style:style style:name="P158" style:family="paragraph" style:parent-style-name="Standard">
      <style:text-properties fo:language="ru" fo:country="RU" fo:font-style="normal" officeooo:rsid="023e6ff9" officeooo:paragraph-rsid="024a992d" style:font-style-asian="normal" style:font-style-complex="normal"/>
    </style:style>
    <style:style style:name="P159" style:family="paragraph" style:parent-style-name="Standard">
      <style:text-properties fo:language="ru" fo:country="RU" fo:font-style="normal" officeooo:rsid="023f9a96" officeooo:paragraph-rsid="023f9a96" style:font-style-asian="normal" style:font-style-complex="normal"/>
    </style:style>
    <style:style style:name="P160" style:family="paragraph" style:parent-style-name="Standard">
      <style:text-properties fo:language="ru" fo:country="RU" fo:font-style="normal" officeooo:rsid="023fb3ee" officeooo:paragraph-rsid="023fb3ee" style:font-style-asian="normal" style:font-style-complex="normal"/>
    </style:style>
    <style:style style:name="P161" style:family="paragraph" style:parent-style-name="Standard">
      <style:text-properties fo:language="ru" fo:country="RU" fo:font-style="normal" officeooo:rsid="02406e55" officeooo:paragraph-rsid="02406e55" style:font-style-asian="normal" style:font-style-complex="normal"/>
    </style:style>
    <style:style style:name="P162" style:family="paragraph" style:parent-style-name="Standard">
      <style:text-properties fo:language="ru" fo:country="RU" fo:font-style="normal" officeooo:rsid="02423a70" officeooo:paragraph-rsid="02423a70" style:font-style-asian="normal" style:font-style-complex="normal"/>
    </style:style>
    <style:style style:name="P163" style:family="paragraph" style:parent-style-name="Standard">
      <style:text-properties fo:language="ru" fo:country="RU" fo:font-style="normal" officeooo:rsid="024580d4" officeooo:paragraph-rsid="02466825" style:font-style-asian="normal" style:font-style-complex="normal"/>
    </style:style>
    <style:style style:name="P164" style:family="paragraph" style:parent-style-name="Standard">
      <style:text-properties fo:language="ru" fo:country="RU" fo:font-style="normal" officeooo:rsid="02498964" officeooo:paragraph-rsid="0249ff24" style:font-style-asian="normal" style:font-style-complex="normal"/>
    </style:style>
    <style:style style:name="P165" style:family="paragraph" style:parent-style-name="Standard">
      <style:text-properties fo:language="ru" fo:country="RU" fo:font-style="normal" officeooo:rsid="024c6334" officeooo:paragraph-rsid="024c6334" style:font-style-asian="normal" style:font-style-complex="normal"/>
    </style:style>
    <style:style style:name="P166" style:family="paragraph" style:parent-style-name="Standard">
      <style:text-properties fo:language="ru" fo:country="RU" fo:font-style="normal" officeooo:rsid="024fe5a5" officeooo:paragraph-rsid="024fe5a5" style:font-style-asian="normal" style:font-style-complex="normal"/>
    </style:style>
    <style:style style:name="P167" style:family="paragraph" style:parent-style-name="Standard">
      <style:text-properties fo:language="ru" fo:country="RU" fo:font-style="normal" officeooo:rsid="02508050" officeooo:paragraph-rsid="02508050" style:font-style-asian="normal" style:font-style-complex="normal"/>
    </style:style>
    <style:style style:name="P168" style:family="paragraph" style:parent-style-name="Standard">
      <style:text-properties fo:language="ru" fo:country="RU" fo:font-style="normal" officeooo:rsid="0252aae2" officeooo:paragraph-rsid="0252aae2" style:font-style-asian="normal" style:font-style-complex="normal"/>
    </style:style>
    <style:style style:name="P169" style:family="paragraph" style:parent-style-name="Standard">
      <style:text-properties fo:language="ru" fo:country="RU" fo:font-style="normal" officeooo:rsid="02536e03" officeooo:paragraph-rsid="02561def" style:font-style-asian="normal" style:font-style-complex="normal"/>
    </style:style>
    <style:style style:name="P170" style:family="paragraph" style:parent-style-name="Standard">
      <style:text-properties fo:language="ru" fo:country="RU" fo:font-style="normal" officeooo:rsid="02595af3" officeooo:paragraph-rsid="025a9308" style:font-style-asian="normal" style:font-style-complex="normal"/>
    </style:style>
    <style:style style:name="P171" style:family="paragraph" style:parent-style-name="Standard">
      <style:text-properties fo:language="ru" fo:country="RU" fo:font-style="normal" officeooo:rsid="02595af3" officeooo:paragraph-rsid="025c6f68" style:font-style-asian="normal" style:font-style-complex="normal"/>
    </style:style>
    <style:style style:name="P172" style:family="paragraph" style:parent-style-name="Standard">
      <style:text-properties fo:language="ru" fo:country="RU" fo:font-style="normal" officeooo:rsid="02595af3" officeooo:paragraph-rsid="025e6a9b" style:font-style-asian="normal" style:font-style-complex="normal"/>
    </style:style>
    <style:style style:name="P173" style:family="paragraph" style:parent-style-name="Standard">
      <style:text-properties fo:language="ru" fo:country="RU" fo:font-style="normal" officeooo:rsid="02595af3" officeooo:paragraph-rsid="025f653e" style:font-style-asian="normal" style:font-style-complex="normal"/>
    </style:style>
    <style:style style:name="P174" style:family="paragraph" style:parent-style-name="Standard">
      <style:text-properties fo:language="ru" fo:country="RU" fo:font-style="normal" officeooo:rsid="02595af3" officeooo:paragraph-rsid="0261823d" style:font-style-asian="normal" style:font-style-complex="normal"/>
    </style:style>
    <style:style style:name="P175" style:family="paragraph" style:parent-style-name="Standard">
      <style:text-properties fo:language="ru" fo:country="RU" fo:font-style="normal" officeooo:rsid="025e6a9b" officeooo:paragraph-rsid="025e6a9b" style:font-style-asian="normal" style:font-style-complex="normal"/>
    </style:style>
    <style:style style:name="P176" style:family="paragraph" style:parent-style-name="Standard">
      <style:text-properties fo:language="ru" fo:country="RU" fo:font-style="normal" officeooo:rsid="025f653e" officeooo:paragraph-rsid="025f653e" style:font-style-asian="normal" style:font-style-complex="normal"/>
    </style:style>
    <style:style style:name="P177" style:family="paragraph" style:parent-style-name="Standard">
      <style:text-properties fo:language="ru" fo:country="RU" fo:font-style="normal" officeooo:rsid="02624f3c" officeooo:paragraph-rsid="02664178" style:font-style-asian="normal" style:font-style-complex="normal"/>
    </style:style>
    <style:style style:name="P178" style:family="paragraph" style:parent-style-name="Standard">
      <style:text-properties fo:language="ru" fo:country="RU" fo:font-style="normal" officeooo:rsid="026a6d80" officeooo:paragraph-rsid="026bfc72" style:font-style-asian="normal" style:font-style-complex="normal"/>
    </style:style>
    <style:style style:name="P179" style:family="paragraph" style:parent-style-name="Standard">
      <style:text-properties fo:language="ru" fo:country="RU" fo:font-style="normal" officeooo:rsid="026c6c18" officeooo:paragraph-rsid="026c6c18" style:font-style-asian="normal" style:font-style-complex="normal"/>
    </style:style>
    <style:style style:name="P180" style:family="paragraph" style:parent-style-name="Standard">
      <style:text-properties fo:language="ru" fo:country="RU" fo:font-style="normal" officeooo:rsid="026cfa1a" officeooo:paragraph-rsid="026cfa1a" style:font-style-asian="normal" style:font-style-complex="normal"/>
    </style:style>
    <style:style style:name="P181" style:family="paragraph" style:parent-style-name="Standard">
      <style:text-properties fo:language="ru" fo:country="RU" fo:font-style="normal" officeooo:rsid="026cfa1a" officeooo:paragraph-rsid="026f1e6b" style:font-style-asian="normal" style:font-style-complex="normal"/>
    </style:style>
    <style:style style:name="P182" style:family="paragraph" style:parent-style-name="Standard">
      <style:text-properties fo:language="ru" fo:country="RU" fo:font-style="normal" officeooo:rsid="026f6fcf" officeooo:paragraph-rsid="026f6fcf" style:font-style-asian="normal" style:font-style-complex="normal"/>
    </style:style>
    <style:style style:name="P183" style:family="paragraph" style:parent-style-name="Standard">
      <style:text-properties fo:language="ru" fo:country="RU" fo:font-style="normal" officeooo:rsid="02705c20" officeooo:paragraph-rsid="02705c20" style:font-style-asian="normal" style:font-style-complex="normal"/>
    </style:style>
    <style:style style:name="P184" style:family="paragraph" style:parent-style-name="Standard">
      <style:text-properties fo:language="ru" fo:country="RU" officeooo:rsid="000797fc" officeooo:paragraph-rsid="010590e4"/>
    </style:style>
    <style:style style:name="P185" style:family="paragraph" style:parent-style-name="Standard">
      <style:text-properties fo:language="ru" fo:country="RU" officeooo:rsid="00152400" officeooo:paragraph-rsid="010590e4"/>
    </style:style>
    <style:style style:name="P186" style:family="paragraph" style:parent-style-name="Standard">
      <style:text-properties fo:language="ru" fo:country="RU" officeooo:rsid="001ad645" officeooo:paragraph-rsid="010590e4"/>
    </style:style>
    <style:style style:name="P187" style:family="paragraph" style:parent-style-name="Standard">
      <style:text-properties fo:language="ru" fo:country="RU" officeooo:rsid="00274f87" officeooo:paragraph-rsid="010590e4"/>
    </style:style>
    <style:style style:name="P188" style:family="paragraph" style:parent-style-name="Standard">
      <style:text-properties fo:language="ru" fo:country="RU" officeooo:rsid="002ecdbf" officeooo:paragraph-rsid="010590e4"/>
    </style:style>
    <style:style style:name="P189" style:family="paragraph" style:parent-style-name="Standard">
      <style:text-properties fo:language="ru" fo:country="RU" officeooo:rsid="00328af9" officeooo:paragraph-rsid="010590e4"/>
    </style:style>
    <style:style style:name="P190" style:family="paragraph" style:parent-style-name="Standard">
      <style:text-properties fo:language="ru" fo:country="RU" fo:font-style="italic" officeooo:rsid="0037d882" officeooo:paragraph-rsid="010590e4" style:font-style-asian="italic" style:font-style-complex="italic"/>
    </style:style>
    <style:style style:name="P191" style:family="paragraph" style:parent-style-name="Standard">
      <style:text-properties fo:language="ru" fo:country="RU" fo:font-style="italic" officeooo:rsid="0040a08d" officeooo:paragraph-rsid="010590e4" style:font-style-asian="italic" style:font-style-complex="italic"/>
    </style:style>
    <style:style style:name="P192" style:family="paragraph" style:parent-style-name="Standard">
      <style:text-properties fo:language="ru" fo:country="RU" fo:font-style="italic" officeooo:rsid="0041f17d" officeooo:paragraph-rsid="010590e4" style:font-style-asian="italic" style:font-style-complex="italic"/>
    </style:style>
    <style:style style:name="P193" style:family="paragraph" style:parent-style-name="Standard">
      <style:text-properties fo:language="ru" fo:country="RU" fo:font-style="italic" officeooo:rsid="00454c66" officeooo:paragraph-rsid="010590e4" style:font-style-asian="italic" style:font-style-complex="italic"/>
    </style:style>
    <style:style style:name="P194" style:family="paragraph" style:parent-style-name="Standard">
      <style:text-properties fo:language="ru" fo:country="RU" fo:font-style="italic" officeooo:rsid="004af18b" officeooo:paragraph-rsid="010590e4" style:font-style-asian="italic" style:font-style-complex="italic"/>
    </style:style>
    <style:style style:name="P195" style:family="paragraph" style:parent-style-name="Standard">
      <style:text-properties fo:language="ru" fo:country="RU" fo:font-style="italic" officeooo:rsid="0054a9b4" officeooo:paragraph-rsid="010590e4" style:font-style-asian="italic" style:font-style-complex="italic"/>
    </style:style>
    <style:style style:name="P196" style:family="paragraph" style:parent-style-name="Standard">
      <style:text-properties fo:language="ru" fo:country="RU" fo:font-style="italic" officeooo:rsid="0054bcc4" officeooo:paragraph-rsid="010590e4" style:font-style-asian="italic" style:font-style-complex="italic"/>
    </style:style>
    <style:style style:name="P197" style:family="paragraph" style:parent-style-name="Standard">
      <style:text-properties fo:language="ru" fo:country="RU" fo:font-style="italic" officeooo:rsid="005e41dc" officeooo:paragraph-rsid="010590e4" style:font-style-asian="italic" style:font-style-complex="italic"/>
    </style:style>
    <style:style style:name="P198" style:family="paragraph" style:parent-style-name="Standard">
      <style:text-properties fo:language="ru" fo:country="RU" fo:font-style="italic" officeooo:rsid="00627b0b" officeooo:paragraph-rsid="010590e4" style:font-style-asian="italic" style:font-style-complex="italic"/>
    </style:style>
    <style:style style:name="P199" style:family="paragraph" style:parent-style-name="Standard">
      <style:text-properties fo:language="ru" fo:country="RU" fo:font-style="italic" officeooo:rsid="00667a83" officeooo:paragraph-rsid="010590e4" style:font-style-asian="italic" style:font-style-complex="italic"/>
    </style:style>
    <style:style style:name="P200" style:family="paragraph" style:parent-style-name="Standard">
      <style:text-properties fo:language="ru" fo:country="RU" fo:font-style="italic" officeooo:rsid="0067aaf9" officeooo:paragraph-rsid="010590e4" style:font-style-asian="italic" style:font-style-complex="italic"/>
    </style:style>
    <style:style style:name="P201" style:family="paragraph" style:parent-style-name="Standard">
      <style:text-properties fo:language="ru" fo:country="RU" fo:font-style="italic" officeooo:rsid="0067cefb" officeooo:paragraph-rsid="010590e4" style:font-style-asian="italic" style:font-style-complex="italic"/>
    </style:style>
    <style:style style:name="P202" style:family="paragraph" style:parent-style-name="Standard">
      <style:text-properties fo:language="ru" fo:country="RU" fo:font-style="italic" officeooo:rsid="00691c46" officeooo:paragraph-rsid="010590e4" style:font-style-asian="italic" style:font-style-complex="italic"/>
    </style:style>
    <style:style style:name="P203" style:family="paragraph" style:parent-style-name="Standard">
      <style:text-properties fo:language="ru" fo:country="RU" fo:font-style="italic" officeooo:rsid="006a6d69" officeooo:paragraph-rsid="010590e4" style:font-style-asian="italic" style:font-style-complex="italic"/>
    </style:style>
    <style:style style:name="P204" style:family="paragraph" style:parent-style-name="Standard">
      <style:text-properties fo:language="ru" fo:country="RU" fo:font-style="italic" officeooo:rsid="006c3a18" officeooo:paragraph-rsid="010590e4" style:font-style-asian="italic" style:font-style-complex="italic"/>
    </style:style>
    <style:style style:name="P205" style:family="paragraph" style:parent-style-name="Standard">
      <style:text-properties fo:language="ru" fo:country="RU" fo:font-style="italic" officeooo:rsid="006dd16b" officeooo:paragraph-rsid="010590e4" style:font-style-asian="italic" style:font-style-complex="italic"/>
    </style:style>
    <style:style style:name="P206" style:family="paragraph" style:parent-style-name="Standard">
      <style:text-properties fo:language="ru" fo:country="RU" fo:font-style="italic" officeooo:rsid="006f5a1d" officeooo:paragraph-rsid="010590e4" style:font-style-asian="italic" style:font-style-complex="italic"/>
    </style:style>
    <style:style style:name="P207" style:family="paragraph" style:parent-style-name="Standard">
      <style:text-properties fo:language="ru" fo:country="RU" officeooo:rsid="000495c5" officeooo:paragraph-rsid="010590e4"/>
    </style:style>
    <style:style style:name="P208" style:family="paragraph" style:parent-style-name="Standard">
      <style:text-properties fo:language="ru" fo:country="RU" officeooo:paragraph-rsid="025e3220"/>
    </style:style>
    <style:style style:name="P209" style:family="paragraph" style:parent-style-name="Standard">
      <style:text-properties officeooo:paragraph-rsid="00fec96f"/>
    </style:style>
    <style:style style:name="P210" style:family="paragraph" style:parent-style-name="Standard">
      <style:text-properties officeooo:rsid="00ff66a4" officeooo:paragraph-rsid="0103e94f"/>
    </style:style>
    <style:style style:name="P211" style:family="paragraph" style:parent-style-name="Standard">
      <style:text-properties officeooo:rsid="010b0467" officeooo:paragraph-rsid="010b0467"/>
    </style:style>
    <style:style style:name="P212" style:family="paragraph" style:parent-style-name="Standard">
      <style:text-properties officeooo:rsid="010dc1e4" officeooo:paragraph-rsid="010dc1e4"/>
    </style:style>
    <style:style style:name="P213" style:family="paragraph" style:parent-style-name="Standard">
      <style:text-properties officeooo:rsid="010efa48" officeooo:paragraph-rsid="0116e5bc"/>
    </style:style>
    <style:style style:name="P214" style:family="paragraph" style:parent-style-name="Standard">
      <style:text-properties officeooo:rsid="0114d215" officeooo:paragraph-rsid="0114d215"/>
    </style:style>
    <style:style style:name="P215" style:family="paragraph" style:parent-style-name="Standard">
      <style:text-properties officeooo:rsid="0117a6f6" officeooo:paragraph-rsid="012a79d9"/>
    </style:style>
    <style:style style:name="P216" style:family="paragraph" style:parent-style-name="Standard">
      <style:text-properties officeooo:rsid="012c0dfb" officeooo:paragraph-rsid="012d3fcc"/>
    </style:style>
    <style:style style:name="P217" style:family="paragraph" style:parent-style-name="Standard">
      <style:text-properties officeooo:rsid="012c0dfb" officeooo:paragraph-rsid="012fc6d6"/>
    </style:style>
    <style:style style:name="P218" style:family="paragraph" style:parent-style-name="Standard">
      <style:text-properties officeooo:rsid="01307619" officeooo:paragraph-rsid="013a4b01"/>
    </style:style>
    <style:style style:name="P219" style:family="paragraph" style:parent-style-name="Standard">
      <style:text-properties officeooo:rsid="013c0693" officeooo:paragraph-rsid="013c0693"/>
    </style:style>
    <style:style style:name="P220" style:family="paragraph" style:parent-style-name="Standard">
      <style:text-properties style:font-name="Liberation Serif1" fo:language="ru" fo:country="RU" fo:font-style="normal" officeooo:rsid="013d7b37" officeooo:paragraph-rsid="013c0693" style:font-style-asian="normal" style:font-style-complex="normal"/>
    </style:style>
    <style:style style:name="P221" style:family="paragraph" style:parent-style-name="Standard" style:master-page-name="">
      <style:paragraph-properties style:page-number="auto"/>
      <style:text-properties fo:language="ru" fo:country="RU" officeooo:rsid="01061190" officeooo:paragraph-rsid="01061190"/>
    </style:style>
    <style:style style:name="P222" style:family="paragraph" style:parent-style-name="Standard">
      <style:text-properties fo:language="ru" fo:country="RU" fo:font-style="normal" officeooo:rsid="026387cf" officeooo:paragraph-rsid="0266ee85" style:font-style-asian="normal" style:font-style-complex="normal"/>
    </style:style>
    <style:style style:name="P223" style:family="paragraph" style:parent-style-name="Standard">
      <style:text-properties fo:language="ru" fo:country="RU" fo:font-style="normal" officeooo:rsid="026387cf" officeooo:paragraph-rsid="026886b6" style:font-style-asian="normal" style:font-style-complex="normal"/>
    </style:style>
    <style:style style:name="P224" style:family="paragraph" style:parent-style-name="Standard">
      <style:text-properties fo:language="ru" fo:country="RU" fo:font-style="normal" officeooo:rsid="026387cf" officeooo:paragraph-rsid="0269b1b2" style:font-style-asian="normal" style:font-style-complex="normal"/>
    </style:style>
    <style:style style:name="P225" style:family="paragraph" style:parent-style-name="Standard">
      <style:text-properties fo:language="ru" fo:country="RU" fo:font-style="normal" officeooo:rsid="026387cf" officeooo:paragraph-rsid="026bfc72" style:font-style-asian="normal" style:font-style-complex="normal"/>
    </style:style>
    <style:style style:name="P226" style:family="paragraph" style:parent-style-name="Standard">
      <style:text-properties fo:language="ru" fo:country="RU" fo:font-style="normal" officeooo:rsid="026387cf" officeooo:paragraph-rsid="026c00a9" style:font-style-asian="normal" style:font-style-complex="normal"/>
    </style:style>
    <style:style style:name="P227" style:family="paragraph" style:parent-style-name="Standard">
      <style:text-properties fo:language="ru" fo:country="RU" fo:font-style="normal" officeooo:rsid="026387cf" officeooo:paragraph-rsid="026c6c18" style:font-style-asian="normal" style:font-style-complex="normal"/>
    </style:style>
    <style:style style:name="P228" style:family="paragraph" style:parent-style-name="Standard">
      <style:text-properties fo:language="ru" fo:country="RU" fo:font-style="normal" officeooo:rsid="026387cf" officeooo:paragraph-rsid="026cfa1a" style:font-style-asian="normal" style:font-style-complex="normal"/>
    </style:style>
    <style:style style:name="P229" style:family="paragraph" style:parent-style-name="Standard">
      <style:text-properties fo:language="ru" fo:country="RU" fo:font-style="normal" officeooo:rsid="0272fe9f" officeooo:paragraph-rsid="0272fe9f" style:font-style-asian="normal" style:font-style-complex="normal"/>
    </style:style>
    <style:style style:name="P230" style:family="paragraph" style:parent-style-name="Standard">
      <style:text-properties fo:language="ru" fo:country="RU" fo:font-style="normal" officeooo:rsid="0274d108" officeooo:paragraph-rsid="0274d108" style:font-style-asian="normal" style:font-style-complex="normal"/>
    </style:style>
    <style:style style:name="P231" style:family="paragraph" style:parent-style-name="Standard">
      <style:text-properties fo:language="ru" fo:country="RU" fo:font-style="normal" officeooo:rsid="0274d108" officeooo:paragraph-rsid="0277a842" style:font-style-asian="normal" style:font-style-complex="normal"/>
    </style:style>
    <style:style style:name="P232" style:family="paragraph" style:parent-style-name="Standard">
      <style:text-properties fo:language="ru" fo:country="RU" fo:font-style="normal" officeooo:rsid="0274d108" officeooo:paragraph-rsid="027822db" style:font-style-asian="normal" style:font-style-complex="normal"/>
    </style:style>
    <style:style style:name="P233" style:family="paragraph" style:parent-style-name="Standard">
      <style:text-properties fo:language="ru" fo:country="RU" fo:font-style="normal" officeooo:rsid="0274d108" officeooo:paragraph-rsid="02797e3a" style:font-style-asian="normal" style:font-style-complex="normal"/>
    </style:style>
    <style:style style:name="P234" style:family="paragraph" style:parent-style-name="Standard">
      <style:text-properties fo:language="ru" fo:country="RU" fo:font-style="normal" officeooo:rsid="0274d108" officeooo:paragraph-rsid="027c7ed5" style:font-style-asian="normal" style:font-style-complex="normal"/>
    </style:style>
    <style:style style:name="P235" style:family="paragraph" style:parent-style-name="Standard">
      <style:text-properties fo:language="ru" fo:country="RU" fo:font-style="normal" officeooo:rsid="0274d108" officeooo:paragraph-rsid="02812dc4" style:font-style-asian="normal" style:font-style-complex="normal"/>
    </style:style>
    <style:style style:name="P236" style:family="paragraph" style:parent-style-name="Standard">
      <style:text-properties fo:language="ru" fo:country="RU" fo:font-style="normal" officeooo:rsid="0274d108" officeooo:paragraph-rsid="02823829" style:font-style-asian="normal" style:font-style-complex="normal"/>
    </style:style>
    <style:style style:name="P237" style:family="paragraph" style:parent-style-name="Standard">
      <style:text-properties fo:language="ru" fo:country="RU" fo:font-style="normal" officeooo:rsid="0274d108" officeooo:paragraph-rsid="0284908a" style:font-style-asian="normal" style:font-style-complex="normal"/>
    </style:style>
    <style:style style:name="P238" style:family="paragraph" style:parent-style-name="Standard">
      <style:text-properties fo:language="ru" fo:country="RU" fo:font-style="normal" officeooo:rsid="0274d108" officeooo:paragraph-rsid="028537f3" style:font-style-asian="normal" style:font-style-complex="normal"/>
    </style:style>
    <style:style style:name="P239" style:family="paragraph" style:parent-style-name="Standard">
      <style:text-properties fo:language="ru" fo:country="RU" fo:font-style="normal" officeooo:rsid="027bc09b" officeooo:paragraph-rsid="027bc09b" style:font-style-asian="normal" style:font-style-complex="normal"/>
    </style:style>
    <style:style style:name="P240" style:family="paragraph" style:parent-style-name="Standard">
      <style:text-properties fo:language="ru" fo:country="RU" fo:font-style="normal" officeooo:rsid="0281cb8e" officeooo:paragraph-rsid="0281cb8e" style:font-style-asian="normal" style:font-style-complex="normal"/>
    </style:style>
    <style:style style:name="P241" style:family="paragraph" style:parent-style-name="Standard">
      <style:text-properties fo:language="ru" fo:country="RU" fo:font-style="normal" officeooo:rsid="02823829" officeooo:paragraph-rsid="02823829" style:font-style-asian="normal" style:font-style-complex="normal"/>
    </style:style>
    <style:style style:name="P242" style:family="paragraph" style:parent-style-name="Standard">
      <style:text-properties fo:language="ru" fo:country="RU" fo:font-style="normal" officeooo:rsid="0283b85f" officeooo:paragraph-rsid="0284908a" style:font-style-asian="normal" style:font-style-complex="normal"/>
    </style:style>
    <style:style style:name="P243" style:family="paragraph" style:parent-style-name="Standard">
      <style:text-properties fo:language="ru" fo:country="RU" fo:font-style="normal" officeooo:rsid="0283b85f" officeooo:paragraph-rsid="02880feb" style:font-style-asian="normal" style:font-style-complex="normal"/>
    </style:style>
    <style:style style:name="P244" style:family="paragraph" style:parent-style-name="Standard">
      <style:text-properties fo:language="ru" fo:country="RU" fo:font-style="normal" officeooo:rsid="0283b85f" officeooo:paragraph-rsid="02a32cff" style:font-style-asian="normal" style:font-style-complex="normal"/>
    </style:style>
    <style:style style:name="P245" style:family="paragraph" style:parent-style-name="Standard">
      <style:text-properties fo:language="ru" fo:country="RU" fo:font-style="normal" officeooo:rsid="0283b85f" officeooo:paragraph-rsid="02a45bb8" style:font-style-asian="normal" style:font-style-complex="normal"/>
    </style:style>
    <style:style style:name="P246" style:family="paragraph" style:parent-style-name="Standard">
      <style:text-properties fo:language="ru" fo:country="RU" fo:font-style="normal" officeooo:rsid="0283b85f" officeooo:paragraph-rsid="02a46659" style:font-style-asian="normal" style:font-style-complex="normal"/>
    </style:style>
    <style:style style:name="P247" style:family="paragraph" style:parent-style-name="Standard">
      <style:text-properties fo:language="ru" fo:country="RU" fo:font-style="normal" officeooo:rsid="0283b85f" officeooo:paragraph-rsid="02a956c7" style:font-style-asian="normal" style:font-style-complex="normal"/>
    </style:style>
    <style:style style:name="P248" style:family="paragraph" style:parent-style-name="Standard">
      <style:text-properties fo:language="ru" fo:country="RU" fo:font-style="normal" officeooo:rsid="0283b85f" officeooo:paragraph-rsid="02ac4c5e" style:font-style-asian="normal" style:font-style-complex="normal"/>
    </style:style>
    <style:style style:name="P249" style:family="paragraph" style:parent-style-name="Standard">
      <style:text-properties fo:language="ru" fo:country="RU" fo:font-style="normal" officeooo:rsid="0283b85f" officeooo:paragraph-rsid="02ad1813" style:font-style-asian="normal" style:font-style-complex="normal"/>
    </style:style>
    <style:style style:name="P250" style:family="paragraph" style:parent-style-name="Standard">
      <style:text-properties fo:language="ru" fo:country="RU" fo:font-style="normal" officeooo:rsid="0283b85f" officeooo:paragraph-rsid="02af2003" style:font-style-asian="normal" style:font-style-complex="normal"/>
    </style:style>
    <style:style style:name="P251" style:family="paragraph" style:parent-style-name="Standard">
      <style:text-properties fo:language="ru" fo:country="RU" fo:font-style="normal" officeooo:rsid="028acea5" officeooo:paragraph-rsid="028acea5" style:font-style-asian="normal" style:font-style-complex="normal"/>
    </style:style>
    <style:style style:name="P252" style:family="paragraph" style:parent-style-name="Standard">
      <style:text-properties fo:language="ru" fo:country="RU" fo:font-style="normal" officeooo:rsid="028aff4e" officeooo:paragraph-rsid="028aff4e" style:font-style-asian="normal" style:font-style-complex="normal"/>
    </style:style>
    <style:style style:name="P253" style:family="paragraph" style:parent-style-name="Standard">
      <style:text-properties fo:language="ru" fo:country="RU" fo:font-style="normal" officeooo:rsid="028aff4e" officeooo:paragraph-rsid="028bf133" style:font-style-asian="normal" style:font-style-complex="normal"/>
    </style:style>
    <style:style style:name="P254" style:family="paragraph" style:parent-style-name="Standard">
      <style:text-properties fo:language="ru" fo:country="RU" fo:font-style="normal" officeooo:rsid="028aff4e" officeooo:paragraph-rsid="028edeaa" style:font-style-asian="normal" style:font-style-complex="normal"/>
    </style:style>
    <style:style style:name="P255" style:family="paragraph" style:parent-style-name="Standard">
      <style:text-properties fo:language="ru" fo:country="RU" fo:font-style="normal" officeooo:rsid="0290a461" officeooo:paragraph-rsid="0290a461" style:font-style-asian="normal" style:font-style-complex="normal"/>
    </style:style>
    <style:style style:name="P256" style:family="paragraph" style:parent-style-name="Standard">
      <style:text-properties fo:language="ru" fo:country="RU" fo:font-style="normal" officeooo:rsid="0291b241" officeooo:paragraph-rsid="0291b241" style:font-style-asian="normal" style:font-style-complex="normal"/>
    </style:style>
    <style:style style:name="P257" style:family="paragraph" style:parent-style-name="Standard">
      <style:text-properties fo:language="ru" fo:country="RU" fo:font-style="normal" officeooo:rsid="0294c15c" officeooo:paragraph-rsid="0294c15c" style:font-style-asian="normal" style:font-style-complex="normal"/>
    </style:style>
    <style:style style:name="P258" style:family="paragraph" style:parent-style-name="Standard">
      <style:text-properties fo:language="ru" fo:country="RU" fo:font-style="normal" officeooo:rsid="0295b27c" officeooo:paragraph-rsid="0295b27c" style:font-style-asian="normal" style:font-style-complex="normal"/>
    </style:style>
    <style:style style:name="P259" style:family="paragraph" style:parent-style-name="Standard">
      <style:text-properties fo:language="ru" fo:country="RU" fo:font-style="normal" officeooo:rsid="0299f66a" officeooo:paragraph-rsid="029a83fe" style:font-style-asian="normal" style:font-style-complex="normal"/>
    </style:style>
    <style:style style:name="P260" style:family="paragraph" style:parent-style-name="Standard">
      <style:text-properties fo:language="ru" fo:country="RU" fo:font-style="normal" officeooo:rsid="029e5ae3" officeooo:paragraph-rsid="029e5ae3" style:font-style-asian="normal" style:font-style-complex="normal"/>
    </style:style>
    <style:style style:name="P261" style:family="paragraph" style:parent-style-name="Standard">
      <style:text-properties fo:language="ru" fo:country="RU" fo:font-style="normal" officeooo:rsid="02a0ab86" officeooo:paragraph-rsid="02a0ab86" style:font-style-asian="normal" style:font-style-complex="normal"/>
    </style:style>
    <style:style style:name="P262" style:family="paragraph" style:parent-style-name="Standard">
      <style:text-properties fo:language="ru" fo:country="RU" fo:font-style="normal" officeooo:rsid="02a0ab86" officeooo:paragraph-rsid="02a250e8" style:font-style-asian="normal" style:font-style-complex="normal"/>
    </style:style>
    <style:style style:name="P263" style:family="paragraph" style:parent-style-name="Standard">
      <style:text-properties fo:language="ru" fo:country="RU" fo:font-style="normal" officeooo:rsid="02a46659" officeooo:paragraph-rsid="02a95169" style:font-style-asian="normal" style:font-style-complex="normal"/>
    </style:style>
    <style:style style:name="T1" style:family="text">
      <style:text-properties officeooo:rsid="0006143b"/>
    </style:style>
    <style:style style:name="T2" style:family="text">
      <style:text-properties officeooo:rsid="000835cb"/>
    </style:style>
    <style:style style:name="T3" style:family="text">
      <style:text-properties officeooo:rsid="0009e78c"/>
    </style:style>
    <style:style style:name="T4" style:family="text">
      <style:text-properties officeooo:rsid="001b4fe9"/>
    </style:style>
    <style:style style:name="T5" style:family="text">
      <style:text-properties fo:font-style="italic" style:font-style-asian="italic" style:font-style-complex="italic"/>
    </style:style>
    <style:style style:name="T6" style:family="text">
      <style:text-properties fo:font-style="italic" officeooo:rsid="001b4fe9" style:font-style-asian="italic" style:font-style-complex="italic"/>
    </style:style>
    <style:style style:name="T7" style:family="text">
      <style:text-properties fo:font-style="italic" officeooo:rsid="003058a2" style:font-style-asian="italic" style:font-style-complex="italic"/>
    </style:style>
    <style:style style:name="T8" style:family="text">
      <style:text-properties fo:font-style="italic" officeooo:rsid="007685cc" style:font-style-asian="italic" style:font-style-complex="italic"/>
    </style:style>
    <style:style style:name="T9" style:family="text">
      <style:text-properties fo:font-style="italic" officeooo:rsid="00727f7f" style:font-style-asian="italic" style:font-style-complex="italic"/>
    </style:style>
    <style:style style:name="T10" style:family="text">
      <style:text-properties fo:font-style="italic" officeooo:rsid="009d3fd8" style:font-style-asian="italic" style:font-style-complex="italic"/>
    </style:style>
    <style:style style:name="T11" style:family="text">
      <style:text-properties fo:font-style="italic" officeooo:rsid="00a4f3c4" style:font-style-asian="italic" style:font-style-complex="italic"/>
    </style:style>
    <style:style style:name="T12" style:family="text">
      <style:text-properties fo:font-style="italic" officeooo:rsid="00befcbb" style:font-style-asian="italic" style:font-style-complex="italic"/>
    </style:style>
    <style:style style:name="T13" style:family="text">
      <style:text-properties fo:font-style="italic" officeooo:rsid="00dc4584" style:font-style-asian="italic" style:font-style-complex="italic"/>
    </style:style>
    <style:style style:name="T14" style:family="text">
      <style:text-properties fo:font-style="italic" officeooo:rsid="00ea508c" style:font-style-asian="italic" style:font-style-complex="italic"/>
    </style:style>
    <style:style style:name="T15" style:family="text">
      <style:text-properties fo:font-style="italic" officeooo:rsid="00ec1d7b" style:font-style-asian="italic" style:font-style-complex="italic"/>
    </style:style>
    <style:style style:name="T16" style:family="text">
      <style:text-properties fo:font-style="italic" officeooo:rsid="00f70918" style:font-style-asian="italic" style:font-style-complex="italic"/>
    </style:style>
    <style:style style:name="T17" style:family="text">
      <style:text-properties fo:font-style="italic" officeooo:rsid="014e6d1b" style:font-style-asian="italic" style:font-style-complex="italic"/>
    </style:style>
    <style:style style:name="T18" style:family="text">
      <style:text-properties fo:font-style="italic" officeooo:rsid="014f8b5b" style:font-style-asian="italic" style:font-style-complex="italic"/>
    </style:style>
    <style:style style:name="T19" style:family="text">
      <style:text-properties fo:font-style="italic" officeooo:rsid="01550fb3" style:font-style-asian="italic" style:font-style-complex="italic"/>
    </style:style>
    <style:style style:name="T20" style:family="text">
      <style:text-properties fo:font-style="italic" officeooo:rsid="015b9ba0" style:font-style-asian="italic" style:font-style-complex="italic"/>
    </style:style>
    <style:style style:name="T21" style:family="text">
      <style:text-properties fo:font-style="italic" officeooo:rsid="0162a5bc" style:font-style-asian="italic" style:font-style-complex="italic"/>
    </style:style>
    <style:style style:name="T22" style:family="text">
      <style:text-properties fo:font-style="italic" officeooo:rsid="01735a37" style:font-style-asian="italic" style:font-style-complex="italic"/>
    </style:style>
    <style:style style:name="T23" style:family="text">
      <style:text-properties fo:font-style="italic" officeooo:rsid="01850e20" style:font-style-asian="italic" style:font-style-complex="italic"/>
    </style:style>
    <style:style style:name="T24" style:family="text">
      <style:text-properties fo:font-style="italic" officeooo:rsid="0189c69e" style:font-style-asian="italic" style:font-style-complex="italic"/>
    </style:style>
    <style:style style:name="T25" style:family="text">
      <style:text-properties fo:font-style="italic" officeooo:rsid="01932064" style:font-style-asian="italic" style:font-style-complex="italic"/>
    </style:style>
    <style:style style:name="T26" style:family="text">
      <style:text-properties fo:font-style="italic" officeooo:rsid="019d1ad0" style:font-style-asian="italic" style:font-style-complex="italic"/>
    </style:style>
    <style:style style:name="T27" style:family="text">
      <style:text-properties fo:font-style="italic" officeooo:rsid="01b1f69c" style:font-style-asian="italic" style:font-style-complex="italic"/>
    </style:style>
    <style:style style:name="T28" style:family="text">
      <style:text-properties fo:font-style="italic" officeooo:rsid="01bf0653" style:font-style-asian="italic" style:font-style-complex="italic"/>
    </style:style>
    <style:style style:name="T29" style:family="text">
      <style:text-properties fo:font-style="italic" officeooo:rsid="01c81895" style:font-style-asian="italic" style:font-style-complex="italic"/>
    </style:style>
    <style:style style:name="T30" style:family="text">
      <style:text-properties fo:font-style="italic" officeooo:rsid="01ce668d" style:font-style-asian="italic" style:font-style-complex="italic"/>
    </style:style>
    <style:style style:name="T31" style:family="text">
      <style:text-properties fo:font-style="italic" officeooo:rsid="01e77783" style:font-style-asian="italic" style:font-style-complex="italic"/>
    </style:style>
    <style:style style:name="T32" style:family="text">
      <style:text-properties fo:font-style="italic" officeooo:rsid="01e97356" style:font-style-asian="italic" style:font-style-complex="italic"/>
    </style:style>
    <style:style style:name="T33" style:family="text">
      <style:text-properties fo:font-style="italic" officeooo:rsid="01ea9cd9" style:font-style-asian="italic" style:font-style-complex="italic"/>
    </style:style>
    <style:style style:name="T34" style:family="text">
      <style:text-properties fo:font-style="italic" officeooo:rsid="01ed3b8d" style:font-style-asian="italic" style:font-style-complex="italic"/>
    </style:style>
    <style:style style:name="T35" style:family="text">
      <style:text-properties fo:font-style="italic" officeooo:rsid="01f0ea24" style:font-style-asian="italic" style:font-style-complex="italic"/>
    </style:style>
    <style:style style:name="T36" style:family="text">
      <style:text-properties fo:font-style="italic" officeooo:rsid="0205adbf" style:font-style-asian="italic" style:font-style-complex="italic"/>
    </style:style>
    <style:style style:name="T37" style:family="text">
      <style:text-properties fo:font-style="italic" officeooo:rsid="020cc7df" style:font-style-asian="italic" style:font-style-complex="italic"/>
    </style:style>
    <style:style style:name="T38" style:family="text">
      <style:text-properties fo:font-style="italic" officeooo:rsid="0227d0c5" style:font-style-asian="italic" style:font-style-complex="italic"/>
    </style:style>
    <style:style style:name="T39" style:family="text">
      <style:text-properties fo:font-style="italic" officeooo:rsid="022927b8" style:font-style-asian="italic" style:font-style-complex="italic"/>
    </style:style>
    <style:style style:name="T40" style:family="text">
      <style:text-properties fo:font-style="italic" officeooo:rsid="022ad238" style:font-style-asian="italic" style:font-style-complex="italic"/>
    </style:style>
    <style:style style:name="T41" style:family="text">
      <style:text-properties fo:font-style="italic" officeooo:rsid="02371e3c" style:font-style-asian="italic" style:font-style-complex="italic"/>
    </style:style>
    <style:style style:name="T42" style:family="text">
      <style:text-properties fo:font-style="italic" officeooo:rsid="023d1519" style:font-style-asian="italic" style:font-style-complex="italic"/>
    </style:style>
    <style:style style:name="T43" style:family="text">
      <style:text-properties fo:font-style="italic" officeooo:rsid="023f862e" style:font-style-asian="italic" style:font-style-complex="italic"/>
    </style:style>
    <style:style style:name="T44" style:family="text">
      <style:text-properties fo:font-style="italic" officeooo:rsid="024321c4" style:font-style-asian="italic" style:font-style-complex="italic"/>
    </style:style>
    <style:style style:name="T45" style:family="text">
      <style:text-properties fo:font-style="italic" officeooo:rsid="0250d4d2" style:font-style-asian="italic" style:font-style-complex="italic"/>
    </style:style>
    <style:style style:name="T46" style:family="text">
      <style:text-properties fo:font-style="italic" officeooo:rsid="025a9308" style:font-style-asian="italic" style:font-style-complex="italic"/>
    </style:style>
    <style:style style:name="T47" style:family="text">
      <style:text-properties fo:font-style="italic" officeooo:rsid="025d2e95" style:font-style-asian="italic" style:font-style-complex="italic"/>
    </style:style>
    <style:style style:name="T48" style:family="text">
      <style:text-properties fo:font-style="italic" officeooo:rsid="025e3220" style:font-style-asian="italic" style:font-style-complex="italic"/>
    </style:style>
    <style:style style:name="T49" style:family="text">
      <style:text-properties fo:font-style="italic" officeooo:rsid="025f9e0e" style:font-style-asian="italic" style:font-style-complex="italic"/>
    </style:style>
    <style:style style:name="T50" style:family="text">
      <style:text-properties fo:font-style="italic" officeooo:rsid="0261823d" style:font-style-asian="italic" style:font-style-complex="italic"/>
    </style:style>
    <style:style style:name="T51" style:family="text">
      <style:text-properties fo:font-style="italic" officeooo:rsid="026387cf" style:font-style-asian="italic" style:font-style-complex="italic"/>
    </style:style>
    <style:style style:name="T52" style:family="text">
      <style:text-properties fo:font-style="italic" officeooo:rsid="0277a205" style:font-style-asian="italic" style:font-style-complex="italic"/>
    </style:style>
    <style:style style:name="T53" style:family="text">
      <style:text-properties fo:font-style="italic" officeooo:rsid="02797e3a" style:font-style-asian="italic" style:font-style-complex="italic"/>
    </style:style>
    <style:style style:name="T54" style:family="text">
      <style:text-properties fo:font-style="italic" officeooo:rsid="027ae545" style:font-style-asian="italic" style:font-style-complex="italic"/>
    </style:style>
    <style:style style:name="T55" style:family="text">
      <style:text-properties fo:font-style="italic" officeooo:rsid="02812dc4" style:font-style-asian="italic" style:font-style-complex="italic"/>
    </style:style>
    <style:style style:name="T56" style:family="text">
      <style:text-properties fo:font-style="italic" officeooo:rsid="028537f3" style:font-style-asian="italic" style:font-style-complex="italic"/>
    </style:style>
    <style:style style:name="T57" style:family="text">
      <style:text-properties fo:font-style="italic" officeooo:rsid="02880feb" style:font-style-asian="italic" style:font-style-complex="italic"/>
    </style:style>
    <style:style style:name="T58" style:family="text">
      <style:text-properties fo:font-style="italic" officeooo:rsid="028bf133" style:font-style-asian="italic" style:font-style-complex="italic"/>
    </style:style>
    <style:style style:name="T59" style:family="text">
      <style:text-properties fo:font-style="italic" officeooo:rsid="028dc2d7" style:font-style-asian="italic" style:font-style-complex="italic"/>
    </style:style>
    <style:style style:name="T60" style:family="text">
      <style:text-properties fo:font-style="italic" officeooo:rsid="0274d108"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officeooo:rsid="003058a2"/>
    </style:style>
    <style:style style:name="T63" style:family="text">
      <style:text-properties officeooo:rsid="003415f1"/>
    </style:style>
    <style:style style:name="T64" style:family="text">
      <style:text-properties officeooo:rsid="00363ab8"/>
    </style:style>
    <style:style style:name="T65" style:family="text">
      <style:text-properties officeooo:rsid="0038daec"/>
    </style:style>
    <style:style style:name="T66" style:family="text">
      <style:text-properties officeooo:rsid="003929d3"/>
    </style:style>
    <style:style style:name="T67" style:family="text">
      <style:text-properties officeooo:rsid="003b022f"/>
    </style:style>
    <style:style style:name="T68" style:family="text">
      <style:text-properties officeooo:rsid="003bd8eb"/>
    </style:style>
    <style:style style:name="T69" style:family="text">
      <style:text-properties officeooo:rsid="003d934b"/>
    </style:style>
    <style:style style:name="T70" style:family="text">
      <style:text-properties fo:font-style="normal" style:font-style-asian="normal" style:font-style-complex="normal"/>
    </style:style>
    <style:style style:name="T71" style:family="text">
      <style:text-properties fo:font-style="normal" officeooo:rsid="003d934b" style:font-style-asian="normal" style:font-style-complex="normal"/>
    </style:style>
    <style:style style:name="T72" style:family="text">
      <style:text-properties fo:font-style="normal" officeooo:rsid="003e4e43" style:font-style-asian="normal" style:font-style-complex="normal"/>
    </style:style>
    <style:style style:name="T73" style:family="text">
      <style:text-properties fo:font-style="normal" officeooo:rsid="003f3465" style:font-style-asian="normal" style:font-style-complex="normal"/>
    </style:style>
    <style:style style:name="T74" style:family="text">
      <style:text-properties fo:font-style="normal" officeooo:rsid="00406898" style:font-style-asian="normal" style:font-style-complex="normal"/>
    </style:style>
    <style:style style:name="T75" style:family="text">
      <style:text-properties fo:font-style="normal" officeooo:rsid="00419d67" style:font-style-asian="normal" style:font-style-complex="normal"/>
    </style:style>
    <style:style style:name="T76" style:family="text">
      <style:text-properties fo:font-style="normal" officeooo:rsid="0041f17d" style:font-style-asian="normal" style:font-style-complex="normal"/>
    </style:style>
    <style:style style:name="T77" style:family="text">
      <style:text-properties fo:font-style="normal" officeooo:rsid="0043d4c5" style:font-style-asian="normal" style:font-style-complex="normal"/>
    </style:style>
    <style:style style:name="T78" style:family="text">
      <style:text-properties fo:font-style="normal" officeooo:rsid="00454c66" style:font-style-asian="normal" style:font-style-complex="normal"/>
    </style:style>
    <style:style style:name="T79" style:family="text">
      <style:text-properties fo:font-style="normal" officeooo:rsid="0045673d" style:font-style-asian="normal" style:font-style-complex="normal"/>
    </style:style>
    <style:style style:name="T80" style:family="text">
      <style:text-properties fo:font-style="normal" officeooo:rsid="0045751f" style:font-style-asian="normal" style:font-style-complex="normal"/>
    </style:style>
    <style:style style:name="T81" style:family="text">
      <style:text-properties fo:font-style="normal" officeooo:rsid="0045a057" style:font-style-asian="normal" style:font-style-complex="normal"/>
    </style:style>
    <style:style style:name="T82" style:family="text">
      <style:text-properties fo:font-style="normal" officeooo:rsid="00476c5f" style:font-style-asian="normal" style:font-style-complex="normal"/>
    </style:style>
    <style:style style:name="T83" style:family="text">
      <style:text-properties fo:font-style="normal" officeooo:rsid="004bafc6" style:font-style-asian="normal" style:font-style-complex="normal"/>
    </style:style>
    <style:style style:name="T84" style:family="text">
      <style:text-properties fo:font-style="normal" officeooo:rsid="004c76d2" style:font-style-asian="normal" style:font-style-complex="normal"/>
    </style:style>
    <style:style style:name="T85" style:family="text">
      <style:text-properties fo:font-style="normal" officeooo:rsid="004df15c" style:font-style-asian="normal" style:font-style-complex="normal"/>
    </style:style>
    <style:style style:name="T86" style:family="text">
      <style:text-properties fo:font-style="normal" officeooo:rsid="004e7bda" style:font-style-asian="normal" style:font-style-complex="normal"/>
    </style:style>
    <style:style style:name="T87" style:family="text">
      <style:text-properties fo:font-style="normal" officeooo:rsid="004e8660" style:font-style-asian="normal" style:font-style-complex="normal"/>
    </style:style>
    <style:style style:name="T88" style:family="text">
      <style:text-properties fo:font-style="normal" officeooo:rsid="004efd4c" style:font-style-asian="normal" style:font-style-complex="normal"/>
    </style:style>
    <style:style style:name="T89" style:family="text">
      <style:text-properties fo:font-style="normal" officeooo:rsid="0050007e" style:font-style-asian="normal" style:font-style-complex="normal"/>
    </style:style>
    <style:style style:name="T90" style:family="text">
      <style:text-properties fo:font-style="normal" officeooo:rsid="00505d06" style:font-style-asian="normal" style:font-style-complex="normal"/>
    </style:style>
    <style:style style:name="T91" style:family="text">
      <style:text-properties fo:font-style="normal" officeooo:rsid="0051d955" style:font-style-asian="normal" style:font-style-complex="normal"/>
    </style:style>
    <style:style style:name="T92" style:family="text">
      <style:text-properties fo:font-style="normal" officeooo:rsid="0052ca59" style:font-style-asian="normal" style:font-style-complex="normal"/>
    </style:style>
    <style:style style:name="T93" style:family="text">
      <style:text-properties fo:font-style="normal" officeooo:rsid="0055d1bf" style:font-style-asian="normal" style:font-style-complex="normal"/>
    </style:style>
    <style:style style:name="T94" style:family="text">
      <style:text-properties fo:font-style="normal" officeooo:rsid="0056a681" style:font-style-asian="normal" style:font-style-complex="normal"/>
    </style:style>
    <style:style style:name="T95" style:family="text">
      <style:text-properties fo:font-style="normal" officeooo:rsid="00570cff" style:font-style-asian="normal" style:font-style-complex="normal"/>
    </style:style>
    <style:style style:name="T96" style:family="text">
      <style:text-properties fo:font-style="normal" officeooo:rsid="0057833b" style:font-style-asian="normal" style:font-style-complex="normal"/>
    </style:style>
    <style:style style:name="T97" style:family="text">
      <style:text-properties fo:font-style="normal" officeooo:rsid="0058939d" style:font-style-asian="normal" style:font-style-complex="normal"/>
    </style:style>
    <style:style style:name="T98" style:family="text">
      <style:text-properties fo:font-style="normal" officeooo:rsid="005ab894" style:font-style-asian="normal" style:font-style-complex="normal"/>
    </style:style>
    <style:style style:name="T99" style:family="text">
      <style:text-properties fo:font-style="normal" officeooo:rsid="005ab9d4" style:font-style-asian="normal" style:font-style-complex="normal"/>
    </style:style>
    <style:style style:name="T100" style:family="text">
      <style:text-properties fo:font-style="normal" officeooo:rsid="005c47e1" style:font-style-asian="normal" style:font-style-complex="normal"/>
    </style:style>
    <style:style style:name="T101" style:family="text">
      <style:text-properties fo:font-style="normal" officeooo:rsid="005e41dc" style:font-style-asian="normal" style:font-style-complex="normal"/>
    </style:style>
    <style:style style:name="T102" style:family="text">
      <style:text-properties fo:font-style="normal" officeooo:rsid="005f7340" style:font-style-asian="normal" style:font-style-complex="normal"/>
    </style:style>
    <style:style style:name="T103" style:family="text">
      <style:text-properties fo:font-style="normal" officeooo:rsid="005f7f84" style:font-style-asian="normal" style:font-style-complex="normal"/>
    </style:style>
    <style:style style:name="T104" style:family="text">
      <style:text-properties fo:font-style="normal" officeooo:rsid="005fa089" style:font-style-asian="normal" style:font-style-complex="normal"/>
    </style:style>
    <style:style style:name="T105" style:family="text">
      <style:text-properties fo:font-style="normal" officeooo:rsid="00613a24" style:font-style-asian="normal" style:font-style-complex="normal"/>
    </style:style>
    <style:style style:name="T106" style:family="text">
      <style:text-properties fo:font-style="normal" officeooo:rsid="00627b0b" style:font-style-asian="normal" style:font-style-complex="normal"/>
    </style:style>
    <style:style style:name="T107" style:family="text">
      <style:text-properties fo:font-style="normal" officeooo:rsid="006332a0" style:font-style-asian="normal" style:font-style-complex="normal"/>
    </style:style>
    <style:style style:name="T108" style:family="text">
      <style:text-properties fo:font-style="normal" officeooo:rsid="006479b3" style:font-style-asian="normal" style:font-style-complex="normal"/>
    </style:style>
    <style:style style:name="T109" style:family="text">
      <style:text-properties fo:font-style="normal" officeooo:rsid="00660c89" style:font-style-asian="normal" style:font-style-complex="normal"/>
    </style:style>
    <style:style style:name="T110" style:family="text">
      <style:text-properties fo:font-style="normal" officeooo:rsid="0067aaf9" style:font-style-asian="normal" style:font-style-complex="normal"/>
    </style:style>
    <style:style style:name="T111" style:family="text">
      <style:text-properties fo:font-style="normal" officeooo:rsid="0067cefb" style:font-style-asian="normal" style:font-style-complex="normal"/>
    </style:style>
    <style:style style:name="T112" style:family="text">
      <style:text-properties fo:font-style="normal" officeooo:rsid="006b4470" style:font-style-asian="normal" style:font-style-complex="normal"/>
    </style:style>
    <style:style style:name="T113" style:family="text">
      <style:text-properties fo:font-style="normal" officeooo:rsid="006c3a18" style:font-style-asian="normal" style:font-style-complex="normal"/>
    </style:style>
    <style:style style:name="T114" style:family="text">
      <style:text-properties fo:font-style="normal" officeooo:rsid="006cfea0" style:font-style-asian="normal" style:font-style-complex="normal"/>
    </style:style>
    <style:style style:name="T115" style:family="text">
      <style:text-properties fo:font-style="normal" officeooo:rsid="006f5a1d" style:font-style-asian="normal" style:font-style-complex="normal"/>
    </style:style>
    <style:style style:name="T116" style:family="text">
      <style:text-properties fo:font-style="normal" officeooo:rsid="025d2e95" style:font-style-asian="normal" style:font-style-complex="normal"/>
    </style:style>
    <style:style style:name="T117" style:family="text">
      <style:text-properties fo:font-style="normal" officeooo:rsid="02595af3" style:font-style-asian="normal" style:font-style-complex="normal"/>
    </style:style>
    <style:style style:name="T118" style:family="text">
      <style:text-properties fo:font-style="normal" officeooo:rsid="0259ca07" style:font-style-asian="normal" style:font-style-complex="normal"/>
    </style:style>
    <style:style style:name="T119" style:family="text">
      <style:text-properties fo:font-style="normal" officeooo:rsid="025e3220" style:font-style-asian="normal" style:font-style-complex="normal"/>
    </style:style>
    <style:style style:name="T120" style:family="text">
      <style:text-properties fo:font-style="normal" officeooo:rsid="0264f7aa" style:font-style-asian="normal" style:font-style-complex="normal"/>
    </style:style>
    <style:style style:name="T121" style:family="text">
      <style:text-properties officeooo:rsid="00727f7f"/>
    </style:style>
    <style:style style:name="T122" style:family="text">
      <style:text-properties officeooo:rsid="0073c117"/>
    </style:style>
    <style:style style:name="T123" style:family="text">
      <style:text-properties officeooo:rsid="0073fd95"/>
    </style:style>
    <style:style style:name="T124" style:family="text">
      <style:text-properties officeooo:rsid="007685cc"/>
    </style:style>
    <style:style style:name="T125" style:family="text">
      <style:text-properties officeooo:rsid="0077986c"/>
    </style:style>
    <style:style style:name="T126" style:family="text">
      <style:text-properties officeooo:rsid="0078fa12"/>
    </style:style>
    <style:style style:name="T127" style:family="text">
      <style:text-properties officeooo:rsid="007bbeff"/>
    </style:style>
    <style:style style:name="T128" style:family="text">
      <style:text-properties officeooo:rsid="007bfd59"/>
    </style:style>
    <style:style style:name="T129" style:family="text">
      <style:text-properties officeooo:rsid="0080a39c"/>
    </style:style>
    <style:style style:name="T130" style:family="text">
      <style:text-properties officeooo:rsid="0083db86"/>
    </style:style>
    <style:style style:name="T131" style:family="text">
      <style:text-properties officeooo:rsid="009480a7"/>
    </style:style>
    <style:style style:name="T132" style:family="text">
      <style:text-properties officeooo:rsid="009aa109"/>
    </style:style>
    <style:style style:name="T133" style:family="text">
      <style:text-properties officeooo:rsid="009d3fd8"/>
    </style:style>
    <style:style style:name="T134" style:family="text">
      <style:text-properties officeooo:rsid="009ec2e1"/>
    </style:style>
    <style:style style:name="T135" style:family="text">
      <style:text-properties officeooo:rsid="00a273e6"/>
    </style:style>
    <style:style style:name="T136" style:family="text">
      <style:text-properties officeooo:rsid="00a41c24"/>
    </style:style>
    <style:style style:name="T137" style:family="text">
      <style:text-properties officeooo:rsid="00a4f3c4"/>
    </style:style>
    <style:style style:name="T138" style:family="text">
      <style:text-properties officeooo:rsid="00ab0f04"/>
    </style:style>
    <style:style style:name="T139" style:family="text">
      <style:text-properties officeooo:rsid="00ad85b9"/>
    </style:style>
    <style:style style:name="T140" style:family="text">
      <style:text-properties officeooo:rsid="00adc398"/>
    </style:style>
    <style:style style:name="T141" style:family="text">
      <style:text-properties officeooo:rsid="00ae5beb"/>
    </style:style>
    <style:style style:name="T142" style:family="text">
      <style:text-properties officeooo:rsid="00b05260"/>
    </style:style>
    <style:style style:name="T143" style:family="text">
      <style:text-properties officeooo:rsid="00b07f59"/>
    </style:style>
    <style:style style:name="T144" style:family="text">
      <style:text-properties officeooo:rsid="00b65346"/>
    </style:style>
    <style:style style:name="T145" style:family="text">
      <style:text-properties officeooo:rsid="00befcbb"/>
    </style:style>
    <style:style style:name="T146" style:family="text">
      <style:text-properties officeooo:rsid="00cc2cd0"/>
    </style:style>
    <style:style style:name="T147" style:family="text">
      <style:text-properties officeooo:rsid="00ce5f9f"/>
    </style:style>
    <style:style style:name="T148" style:family="text">
      <style:text-properties officeooo:rsid="00dc4584"/>
    </style:style>
    <style:style style:name="T149" style:family="text">
      <style:text-properties fo:font-variant="normal" fo:text-transform="none" fo:color="#000000" style:font-name="FreeSerif" fo:font-size="12pt" fo:font-weight="normal" officeooo:rsid="00dc4584" fo:background-color="#ffffff" loext:char-shading-value="0" style:font-size-asian="12pt" style:font-size-complex="12pt"/>
    </style:style>
    <style:style style:name="T150" style:family="text">
      <style:text-properties officeooo:rsid="00e4bc85"/>
    </style:style>
    <style:style style:name="T151" style:family="text">
      <style:text-properties fo:language="ru" fo:country="RU" fo:font-style="normal" style:font-style-asian="normal" style:font-style-complex="normal"/>
    </style:style>
    <style:style style:name="T152" style:family="text">
      <style:text-properties fo:language="ru" fo:country="RU" fo:font-style="normal" officeooo:rsid="00fb6839" style:font-style-asian="normal" style:font-style-complex="normal"/>
    </style:style>
    <style:style style:name="T153" style:family="text">
      <style:text-properties fo:language="ru" fo:country="RU" fo:font-style="normal" officeooo:rsid="00f70918" style:font-style-asian="normal" style:font-style-complex="normal"/>
    </style:style>
    <style:style style:name="T154" style:family="text">
      <style:text-properties fo:language="ru" fo:country="RU" fo:font-style="normal" officeooo:rsid="00fec96f" style:font-style-asian="normal" style:font-style-complex="normal"/>
    </style:style>
    <style:style style:name="T155" style:family="text">
      <style:text-properties fo:language="ru" fo:country="RU" fo:font-style="normal" officeooo:rsid="00ff3848" style:font-style-asian="normal" style:font-style-complex="normal"/>
    </style:style>
    <style:style style:name="T156" style:family="text">
      <style:text-properties fo:language="ru" fo:country="RU" fo:font-style="normal" officeooo:rsid="0100e116" style:font-style-asian="normal" style:font-style-complex="normal"/>
    </style:style>
    <style:style style:name="T157" style:family="text">
      <style:text-properties fo:language="ru" fo:country="RU" fo:font-style="normal" officeooo:rsid="0103e94f" style:font-style-asian="normal" style:font-style-complex="normal"/>
    </style:style>
    <style:style style:name="T158" style:family="text">
      <style:text-properties fo:language="ru" fo:country="RU" fo:font-style="normal" officeooo:rsid="010c406e" style:font-style-asian="normal" style:font-style-complex="normal"/>
    </style:style>
    <style:style style:name="T159" style:family="text">
      <style:text-properties fo:language="ru" fo:country="RU" fo:font-style="normal" officeooo:rsid="010e61ed" style:font-style-asian="normal" style:font-style-complex="normal"/>
    </style:style>
    <style:style style:name="T160" style:family="text">
      <style:text-properties fo:language="ru" fo:country="RU" fo:font-style="normal" officeooo:rsid="010eb35a" style:font-style-asian="normal" style:font-style-complex="normal"/>
    </style:style>
    <style:style style:name="T161" style:family="text">
      <style:text-properties fo:language="ru" fo:country="RU" fo:font-style="normal" officeooo:rsid="010efa48" style:font-style-asian="normal" style:font-style-complex="normal"/>
    </style:style>
    <style:style style:name="T162" style:family="text">
      <style:text-properties fo:language="ru" fo:country="RU" fo:font-style="normal" officeooo:rsid="01104538" style:font-style-asian="normal" style:font-style-complex="normal"/>
    </style:style>
    <style:style style:name="T163" style:family="text">
      <style:text-properties fo:language="ru" fo:country="RU" fo:font-style="normal" officeooo:rsid="01115021" style:font-style-asian="normal" style:font-style-complex="normal"/>
    </style:style>
    <style:style style:name="T164" style:family="text">
      <style:text-properties fo:language="ru" fo:country="RU" fo:font-style="normal" officeooo:rsid="0114d215" style:font-style-asian="normal" style:font-style-complex="normal"/>
    </style:style>
    <style:style style:name="T165" style:family="text">
      <style:text-properties fo:language="ru" fo:country="RU" fo:font-style="normal" officeooo:rsid="01156f2f" style:font-style-asian="normal" style:font-style-complex="normal"/>
    </style:style>
    <style:style style:name="T166" style:family="text">
      <style:text-properties fo:language="ru" fo:country="RU" fo:font-style="normal" officeooo:rsid="0116e5bc" style:font-style-asian="normal" style:font-style-complex="normal"/>
    </style:style>
    <style:style style:name="T167" style:family="text">
      <style:text-properties fo:language="ru" fo:country="RU" fo:font-style="normal" officeooo:rsid="01176066" style:font-style-asian="normal" style:font-style-complex="normal"/>
    </style:style>
    <style:style style:name="T168" style:family="text">
      <style:text-properties fo:language="ru" fo:country="RU" fo:font-style="normal" officeooo:rsid="01193137" style:font-style-asian="normal" style:font-style-complex="normal"/>
    </style:style>
    <style:style style:name="T169" style:family="text">
      <style:text-properties fo:language="ru" fo:country="RU" fo:font-style="normal" officeooo:rsid="012a2dd4" style:font-style-asian="normal" style:font-style-complex="normal"/>
    </style:style>
    <style:style style:name="T170" style:family="text">
      <style:text-properties officeooo:rsid="00ea508c"/>
    </style:style>
    <style:style style:name="T171" style:family="text">
      <style:text-properties officeooo:rsid="00ec1d7b"/>
    </style:style>
    <style:style style:name="T172" style:family="text">
      <style:text-properties fo:font-weight="normal" style:font-weight-asian="normal" style:font-weight-complex="normal"/>
    </style:style>
    <style:style style:name="T173" style:family="text">
      <style:text-properties fo:font-weight="normal" officeooo:rsid="00ec1d7b" style:font-weight-asian="normal" style:font-weight-complex="normal"/>
    </style:style>
    <style:style style:name="T174" style:family="text">
      <style:text-properties fo:font-weight="normal" officeooo:rsid="025e6a9b" style:font-weight-asian="normal" style:font-weight-complex="normal"/>
    </style:style>
    <style:style style:name="T175" style:family="text">
      <style:text-properties fo:font-weight="normal" officeooo:rsid="02595af3" style:font-weight-asian="normal" style:font-weight-complex="normal"/>
    </style:style>
    <style:style style:name="T176" style:family="text">
      <style:text-properties officeooo:rsid="00f70918"/>
    </style:style>
    <style:style style:name="T177" style:family="text">
      <style:text-properties officeooo:rsid="00fcecca"/>
    </style:style>
    <style:style style:name="T178" style:family="text">
      <style:text-properties officeooo:rsid="0109c258"/>
    </style:style>
    <style:style style:name="T179" style:family="text">
      <style:text-properties style:font-name="Liberation Serif1" fo:language="ru" fo:country="RU" fo:font-style="normal" style:font-style-asian="normal" style:font-style-complex="normal"/>
    </style:style>
    <style:style style:name="T180" style:family="text">
      <style:text-properties style:font-name="Liberation Serif1" fo:language="ru" fo:country="RU" fo:font-style="normal" officeooo:rsid="01193137" style:font-style-asian="normal" style:font-style-complex="normal"/>
    </style:style>
    <style:style style:name="T181" style:family="text">
      <style:text-properties style:font-name="Liberation Serif1" fo:language="ru" fo:country="RU" fo:font-style="normal" officeooo:rsid="01193855" style:font-style-asian="normal" style:font-style-complex="normal"/>
    </style:style>
    <style:style style:name="T182" style:family="text">
      <style:text-properties style:font-name="Liberation Serif1" fo:language="ru" fo:country="RU" fo:font-style="normal" officeooo:rsid="0120a3a5" style:font-style-asian="normal" style:font-style-complex="normal"/>
    </style:style>
    <style:style style:name="T183" style:family="text">
      <style:text-properties style:font-name="Liberation Serif1" fo:language="ru" fo:country="RU" fo:font-style="normal" officeooo:rsid="0121cac0" style:font-style-asian="normal" style:font-style-complex="normal"/>
    </style:style>
    <style:style style:name="T184" style:family="text">
      <style:text-properties style:font-name="Liberation Serif1" fo:language="ru" fo:country="RU" fo:font-style="normal" officeooo:rsid="01221f78" style:font-style-asian="normal" style:font-style-complex="normal"/>
    </style:style>
    <style:style style:name="T185" style:family="text">
      <style:text-properties style:font-name="Liberation Serif1" fo:language="ru" fo:country="RU" fo:font-style="normal" officeooo:rsid="012299aa" style:font-style-asian="normal" style:font-style-complex="normal"/>
    </style:style>
    <style:style style:name="T186" style:family="text">
      <style:text-properties style:font-name="Liberation Serif1" fo:language="ru" fo:country="RU" fo:font-style="normal" officeooo:rsid="01231549" style:font-style-asian="normal" style:font-style-complex="normal"/>
    </style:style>
    <style:style style:name="T187" style:family="text">
      <style:text-properties style:font-name="Liberation Serif1" fo:language="ru" fo:country="RU" fo:font-style="normal" officeooo:rsid="0124bf0e" style:font-style-asian="normal" style:font-style-complex="normal"/>
    </style:style>
    <style:style style:name="T188" style:family="text">
      <style:text-properties style:font-name="Liberation Serif1" fo:language="ru" fo:country="RU" fo:font-style="normal" officeooo:rsid="01266a74" style:font-style-asian="normal" style:font-style-complex="normal"/>
    </style:style>
    <style:style style:name="T189" style:family="text">
      <style:text-properties style:font-name="Liberation Serif1" fo:language="ru" fo:country="RU" fo:font-style="normal" officeooo:rsid="01282f49" style:font-style-asian="normal" style:font-style-complex="normal"/>
    </style:style>
    <style:style style:name="T190" style:family="text">
      <style:text-properties style:font-name="Liberation Serif1" fo:language="ru" fo:country="RU" fo:font-style="normal" officeooo:rsid="012a2dd4" style:font-style-asian="normal" style:font-style-complex="normal"/>
    </style:style>
    <style:style style:name="T191" style:family="text">
      <style:text-properties style:font-name="Liberation Serif1" fo:language="ru" fo:country="RU" fo:font-style="normal" officeooo:rsid="0114d215" style:font-style-asian="normal" style:font-style-complex="normal"/>
    </style:style>
    <style:style style:name="T192" style:family="text">
      <style:text-properties style:font-name="Liberation Serif1" fo:language="ru" fo:country="RU" fo:font-style="normal" officeooo:rsid="00f70918" style:font-style-asian="normal" style:font-style-complex="normal"/>
    </style:style>
    <style:style style:name="T193" style:family="text">
      <style:text-properties style:font-name="Liberation Serif1" fo:language="ru" fo:country="RU" fo:font-style="normal" officeooo:rsid="012a79d9" style:font-style-asian="normal" style:font-style-complex="normal"/>
    </style:style>
    <style:style style:name="T194" style:family="text">
      <style:text-properties style:font-name="Liberation Serif1" fo:language="ru" fo:country="RU" fo:font-style="normal" officeooo:rsid="012c1fbf" style:font-style-asian="normal" style:font-style-complex="normal"/>
    </style:style>
    <style:style style:name="T195" style:family="text">
      <style:text-properties style:font-name="Liberation Serif1" fo:language="ru" fo:country="RU" fo:font-style="normal" officeooo:rsid="012d3fcc" style:font-style-asian="normal" style:font-style-complex="normal"/>
    </style:style>
    <style:style style:name="T196" style:family="text">
      <style:text-properties style:font-name="Liberation Serif1" fo:language="ru" fo:country="RU" fo:font-style="normal" officeooo:rsid="012f2009" style:font-style-asian="normal" style:font-style-complex="normal"/>
    </style:style>
    <style:style style:name="T197" style:family="text">
      <style:text-properties style:font-name="Liberation Serif1" fo:language="ru" fo:country="RU" fo:font-style="normal" officeooo:rsid="012fc6d6" style:font-style-asian="normal" style:font-style-complex="normal"/>
    </style:style>
    <style:style style:name="T198" style:family="text">
      <style:text-properties style:font-name="Liberation Serif1" fo:language="ru" fo:country="RU" fo:font-style="normal" officeooo:rsid="01302e2e" style:font-style-asian="normal" style:font-style-complex="normal"/>
    </style:style>
    <style:style style:name="T199" style:family="text">
      <style:text-properties style:font-name="Liberation Serif1" fo:language="ru" fo:country="RU" fo:font-style="normal" officeooo:rsid="01304ab2" style:font-style-asian="normal" style:font-style-complex="normal"/>
    </style:style>
    <style:style style:name="T200" style:family="text">
      <style:text-properties style:font-name="Liberation Serif1" fo:language="ru" fo:country="RU" fo:font-style="normal" officeooo:rsid="0131c2d9" style:font-style-asian="normal" style:font-style-complex="normal"/>
    </style:style>
    <style:style style:name="T201" style:family="text">
      <style:text-properties style:font-name="Liberation Serif1" fo:language="ru" fo:country="RU" fo:font-style="normal" officeooo:rsid="01339223" style:font-style-asian="normal" style:font-style-complex="normal"/>
    </style:style>
    <style:style style:name="T202" style:family="text">
      <style:text-properties style:font-name="Liberation Serif1" fo:language="ru" fo:country="RU" fo:font-style="normal" officeooo:rsid="0135391c" style:font-style-asian="normal" style:font-style-complex="normal"/>
    </style:style>
    <style:style style:name="T203" style:family="text">
      <style:text-properties style:font-name="Liberation Serif1" fo:language="ru" fo:country="RU" fo:font-style="normal" officeooo:rsid="01364953" style:font-style-asian="normal" style:font-style-complex="normal"/>
    </style:style>
    <style:style style:name="T204" style:family="text">
      <style:text-properties style:font-name="Liberation Serif1" fo:language="ru" fo:country="RU" fo:font-style="normal" officeooo:rsid="0138c869" style:font-style-asian="normal" style:font-style-complex="normal"/>
    </style:style>
    <style:style style:name="T205" style:family="text">
      <style:text-properties style:font-name="Liberation Serif1" fo:language="ru" fo:country="RU" fo:font-style="normal" officeooo:rsid="013a4b01" style:font-style-asian="normal" style:font-style-complex="normal"/>
    </style:style>
    <style:style style:name="T206" style:family="text">
      <style:text-properties style:font-name="Liberation Serif1" fo:language="ru" fo:country="RU" fo:font-style="normal" officeooo:rsid="013d7b37" style:font-style-asian="normal" style:font-style-complex="normal"/>
    </style:style>
    <style:style style:name="T207" style:family="text">
      <style:text-properties style:font-name="Liberation Serif1" fo:language="ru" fo:country="RU" fo:font-style="normal" officeooo:rsid="01500c79" style:font-style-asian="normal" style:font-style-complex="normal"/>
    </style:style>
    <style:style style:name="T208" style:family="text">
      <style:text-properties style:font-name="Liberation Serif1" fo:language="ru" fo:country="RU" fo:font-style="italic" style:font-style-asian="italic" style:font-style-complex="italic"/>
    </style:style>
    <style:style style:name="T209" style:family="text">
      <style:text-properties style:font-name="Liberation Serif1" fo:language="ru" fo:country="RU" fo:font-style="italic" officeooo:rsid="012a2dd4" style:font-style-asian="italic" style:font-style-complex="italic"/>
    </style:style>
    <style:style style:name="T210" style:family="text">
      <style:text-properties style:font-name="Liberation Serif1" fo:language="ru" fo:country="RU" fo:font-style="italic" officeooo:rsid="012a79d9" style:font-style-asian="italic" style:font-style-complex="italic"/>
    </style:style>
    <style:style style:name="T211" style:family="text">
      <style:text-properties officeooo:rsid="013fa35b"/>
    </style:style>
    <style:style style:name="T212" style:family="text">
      <style:text-properties officeooo:rsid="014505b5"/>
    </style:style>
    <style:style style:name="T213" style:family="text">
      <style:text-properties officeooo:rsid="014902d8"/>
    </style:style>
    <style:style style:name="T214" style:family="text">
      <style:text-properties officeooo:rsid="014a27e7"/>
    </style:style>
    <style:style style:name="T215" style:family="text">
      <style:text-properties officeooo:rsid="014e6d1b"/>
    </style:style>
    <style:style style:name="T216" style:family="text">
      <style:text-properties officeooo:rsid="014f8b5b"/>
    </style:style>
    <style:style style:name="T217" style:family="text">
      <style:text-properties officeooo:rsid="01513594"/>
    </style:style>
    <style:style style:name="T218" style:family="text">
      <style:text-properties officeooo:rsid="01550fb3"/>
    </style:style>
    <style:style style:name="T219" style:family="text">
      <style:text-properties officeooo:rsid="015b9ba0"/>
    </style:style>
    <style:style style:name="T220" style:family="text">
      <style:text-properties officeooo:rsid="0162a5bc"/>
    </style:style>
    <style:style style:name="T221" style:family="text">
      <style:text-properties officeooo:rsid="016947b1"/>
    </style:style>
    <style:style style:name="T222" style:family="text">
      <style:text-properties officeooo:rsid="01697e0b"/>
    </style:style>
    <style:style style:name="T223" style:family="text">
      <style:text-properties officeooo:rsid="016f763d"/>
    </style:style>
    <style:style style:name="T224" style:family="text">
      <style:text-properties officeooo:rsid="01735a37"/>
    </style:style>
    <style:style style:name="T225" style:family="text">
      <style:text-properties officeooo:rsid="0176735d"/>
    </style:style>
    <style:style style:name="T226" style:family="text">
      <style:text-properties officeooo:rsid="0177ff5d"/>
    </style:style>
    <style:style style:name="T227" style:family="text">
      <style:text-properties officeooo:rsid="017fe353"/>
    </style:style>
    <style:style style:name="T228" style:family="text">
      <style:text-properties officeooo:rsid="01850e20"/>
    </style:style>
    <style:style style:name="T229" style:family="text">
      <style:text-properties officeooo:rsid="01875499"/>
    </style:style>
    <style:style style:name="T230" style:family="text">
      <style:text-properties officeooo:rsid="0189c69e"/>
    </style:style>
    <style:style style:name="T231" style:family="text">
      <style:text-properties officeooo:rsid="018e2a11"/>
    </style:style>
    <style:style style:name="T232" style:family="text">
      <style:text-properties officeooo:rsid="01932064"/>
    </style:style>
    <style:style style:name="T233" style:family="text">
      <style:text-properties officeooo:rsid="0193ec39"/>
    </style:style>
    <style:style style:name="T234" style:family="text">
      <style:text-properties officeooo:rsid="01948e23"/>
    </style:style>
    <style:style style:name="T235" style:family="text">
      <style:text-properties officeooo:rsid="019c08b0"/>
    </style:style>
    <style:style style:name="T236" style:family="text">
      <style:text-properties officeooo:rsid="019d1ad0"/>
    </style:style>
    <style:style style:name="T237" style:family="text">
      <style:text-properties officeooo:rsid="019f95f7"/>
    </style:style>
    <style:style style:name="T238" style:family="text">
      <style:text-properties officeooo:rsid="01a26031"/>
    </style:style>
    <style:style style:name="T239" style:family="text">
      <style:text-properties officeooo:rsid="01a8ed59"/>
    </style:style>
    <style:style style:name="T240" style:family="text">
      <style:text-properties officeooo:rsid="01ab72f7"/>
    </style:style>
    <style:style style:name="T241" style:family="text">
      <style:text-properties officeooo:rsid="01b06fb7"/>
    </style:style>
    <style:style style:name="T242" style:family="text">
      <style:text-properties officeooo:rsid="01b1f69c"/>
    </style:style>
    <style:style style:name="T243" style:family="text">
      <style:text-properties officeooo:rsid="01bbae20"/>
    </style:style>
    <style:style style:name="T244" style:family="text">
      <style:text-properties officeooo:rsid="01bf0653"/>
    </style:style>
    <style:style style:name="T245" style:family="text">
      <style:text-properties officeooo:rsid="01c81895"/>
    </style:style>
    <style:style style:name="T246" style:family="text">
      <style:text-properties officeooo:rsid="01cf215b"/>
    </style:style>
    <style:style style:name="T247" style:family="text">
      <style:text-properties officeooo:rsid="01d144e9"/>
    </style:style>
    <style:style style:name="T248" style:family="text">
      <style:text-properties officeooo:rsid="01d493f2"/>
    </style:style>
    <style:style style:name="T249" style:family="text">
      <style:text-properties officeooo:rsid="01d7861b"/>
    </style:style>
    <style:style style:name="T250" style:family="text">
      <style:text-properties officeooo:rsid="01dd6289"/>
    </style:style>
    <style:style style:name="T251" style:family="text">
      <style:text-properties officeooo:rsid="01df413e"/>
    </style:style>
    <style:style style:name="T252" style:family="text">
      <style:text-properties officeooo:rsid="01e0ab2c"/>
    </style:style>
    <style:style style:name="T253" style:family="text">
      <style:text-properties officeooo:rsid="01e19b93"/>
    </style:style>
    <style:style style:name="T254" style:family="text">
      <style:text-properties officeooo:rsid="01e2c670"/>
    </style:style>
    <style:style style:name="T255" style:family="text">
      <style:text-properties officeooo:rsid="01e3d738"/>
    </style:style>
    <style:style style:name="T256" style:family="text">
      <style:text-properties officeooo:rsid="01e6efc0"/>
    </style:style>
    <style:style style:name="T257" style:family="text">
      <style:text-properties officeooo:rsid="01e7243a"/>
    </style:style>
    <style:style style:name="T258" style:family="text">
      <style:text-properties officeooo:rsid="01e77783"/>
    </style:style>
    <style:style style:name="T259" style:family="text">
      <style:text-properties officeooo:rsid="01ebffad"/>
    </style:style>
    <style:style style:name="T260" style:family="text">
      <style:text-properties officeooo:rsid="01ed3b8d"/>
    </style:style>
    <style:style style:name="T261" style:family="text">
      <style:text-properties officeooo:rsid="01ef452b"/>
    </style:style>
    <style:style style:name="T262" style:family="text">
      <style:text-properties officeooo:rsid="01f036a0"/>
    </style:style>
    <style:style style:name="T263" style:family="text">
      <style:text-properties officeooo:rsid="01f0ea24"/>
    </style:style>
    <style:style style:name="T264" style:family="text">
      <style:text-properties officeooo:rsid="01f23090"/>
    </style:style>
    <style:style style:name="T265" style:family="text">
      <style:text-properties officeooo:rsid="01f636db"/>
    </style:style>
    <style:style style:name="T266" style:family="text">
      <style:text-properties officeooo:rsid="01f95a93"/>
    </style:style>
    <style:style style:name="T267" style:family="text">
      <style:text-properties officeooo:rsid="01fec762"/>
    </style:style>
    <style:style style:name="T268" style:family="text">
      <style:text-properties officeooo:rsid="0201c564"/>
    </style:style>
    <style:style style:name="T269" style:family="text">
      <style:text-properties officeooo:rsid="020293e3"/>
    </style:style>
    <style:style style:name="T270" style:family="text">
      <style:text-properties officeooo:rsid="0205adbf"/>
    </style:style>
    <style:style style:name="T271" style:family="text">
      <style:text-properties officeooo:rsid="020cc7df"/>
    </style:style>
    <style:style style:name="T272" style:family="text">
      <style:text-properties officeooo:rsid="02114a32"/>
    </style:style>
    <style:style style:name="T273" style:family="text">
      <style:text-properties officeooo:rsid="02129022"/>
    </style:style>
    <style:style style:name="T274" style:family="text">
      <style:text-properties officeooo:rsid="0214533b"/>
    </style:style>
    <style:style style:name="T275" style:family="text">
      <style:text-properties officeooo:rsid="021711f3"/>
    </style:style>
    <style:style style:name="T276" style:family="text">
      <style:text-properties officeooo:rsid="02193e7f"/>
    </style:style>
    <style:style style:name="T277" style:family="text">
      <style:text-properties officeooo:rsid="02199297"/>
    </style:style>
    <style:style style:name="T278" style:family="text">
      <style:text-properties officeooo:rsid="0221d8a7"/>
    </style:style>
    <style:style style:name="T279" style:family="text">
      <style:text-properties officeooo:rsid="0225be5e"/>
    </style:style>
    <style:style style:name="T280" style:family="text">
      <style:text-properties officeooo:rsid="0226f4ce"/>
    </style:style>
    <style:style style:name="T281" style:family="text">
      <style:text-properties officeooo:rsid="0227d0c5"/>
    </style:style>
    <style:style style:name="T282" style:family="text">
      <style:text-properties officeooo:rsid="022927b8"/>
    </style:style>
    <style:style style:name="T283" style:family="text">
      <style:text-properties officeooo:rsid="022ad238"/>
    </style:style>
    <style:style style:name="T284" style:family="text">
      <style:text-properties officeooo:rsid="022e36ff"/>
    </style:style>
    <style:style style:name="T285" style:family="text">
      <style:text-properties officeooo:rsid="023171b8"/>
    </style:style>
    <style:style style:name="T286" style:family="text">
      <style:text-properties officeooo:rsid="0231b24c"/>
    </style:style>
    <style:style style:name="T287" style:family="text">
      <style:text-properties officeooo:rsid="02334ceb"/>
    </style:style>
    <style:style style:name="T288" style:family="text">
      <style:text-properties officeooo:rsid="02343bde"/>
    </style:style>
    <style:style style:name="T289" style:family="text">
      <style:text-properties officeooo:rsid="02362e0d"/>
    </style:style>
    <style:style style:name="T290" style:family="text">
      <style:text-properties officeooo:rsid="02371e3c"/>
    </style:style>
    <style:style style:name="T291" style:family="text">
      <style:text-properties officeooo:rsid="02387068"/>
    </style:style>
    <style:style style:name="T292" style:family="text">
      <style:text-properties officeooo:rsid="0239b0fe"/>
    </style:style>
    <style:style style:name="T293" style:family="text">
      <style:text-properties officeooo:rsid="023d1519"/>
    </style:style>
    <style:style style:name="T294" style:family="text">
      <style:text-properties officeooo:rsid="023f862e"/>
    </style:style>
    <style:style style:name="T295" style:family="text">
      <style:text-properties officeooo:rsid="023f9a96"/>
    </style:style>
    <style:style style:name="T296" style:family="text">
      <style:text-properties officeooo:rsid="023fb3ee"/>
    </style:style>
    <style:style style:name="T297" style:family="text">
      <style:text-properties officeooo:rsid="02423a70"/>
    </style:style>
    <style:style style:name="T298" style:family="text">
      <style:text-properties officeooo:rsid="024321c4"/>
    </style:style>
    <style:style style:name="T299" style:family="text">
      <style:text-properties officeooo:rsid="024580d4"/>
    </style:style>
    <style:style style:name="T300" style:family="text">
      <style:text-properties officeooo:rsid="02466825"/>
    </style:style>
    <style:style style:name="T301" style:family="text">
      <style:text-properties officeooo:rsid="0249ff24"/>
    </style:style>
    <style:style style:name="T302" style:family="text">
      <style:text-properties officeooo:rsid="024a992d"/>
    </style:style>
    <style:style style:name="T303" style:family="text">
      <style:text-properties officeooo:rsid="024e1eee"/>
    </style:style>
    <style:style style:name="T304" style:family="text">
      <style:text-properties officeooo:rsid="024ffbc7"/>
    </style:style>
    <style:style style:name="T305" style:family="text">
      <style:text-properties officeooo:rsid="02508050"/>
    </style:style>
    <style:style style:name="T306" style:family="text">
      <style:text-properties officeooo:rsid="0250d4d2"/>
    </style:style>
    <style:style style:name="T307" style:family="text">
      <style:text-properties officeooo:rsid="0253a56a"/>
    </style:style>
    <style:style style:name="T308" style:family="text">
      <style:text-properties officeooo:rsid="02595af3"/>
    </style:style>
    <style:style style:name="T309" style:family="text">
      <style:text-properties officeooo:rsid="0259ca07"/>
    </style:style>
    <style:style style:name="T310" style:family="text">
      <style:text-properties officeooo:rsid="025a9308"/>
    </style:style>
    <style:style style:name="T311" style:family="text">
      <style:text-properties officeooo:rsid="025c6f68"/>
    </style:style>
    <style:style style:name="T312" style:family="text">
      <style:text-properties officeooo:rsid="025e3220"/>
    </style:style>
    <style:style style:name="T313" style:family="text">
      <style:text-properties officeooo:rsid="025e6a9b"/>
    </style:style>
    <style:style style:name="T314" style:family="text">
      <style:text-properties fo:font-weight="bold" officeooo:rsid="025e6a9b" style:font-weight-asian="bold" style:font-weight-complex="bold"/>
    </style:style>
    <style:style style:name="T315" style:family="text">
      <style:text-properties officeooo:rsid="025f653e"/>
    </style:style>
    <style:style style:name="T316" style:family="text">
      <style:text-properties officeooo:rsid="025f9e0e"/>
    </style:style>
    <style:style style:name="T317" style:family="text">
      <style:text-properties officeooo:rsid="0261823d"/>
    </style:style>
    <style:style style:name="T318" style:family="text">
      <style:text-properties officeooo:rsid="026387cf"/>
    </style:style>
    <style:style style:name="T319" style:family="text">
      <style:text-properties officeooo:rsid="026c6c18"/>
    </style:style>
    <style:style style:name="T320" style:family="text">
      <style:text-properties officeooo:rsid="026c7df2"/>
    </style:style>
    <style:style style:name="T321" style:family="text">
      <style:text-properties officeooo:rsid="026da8dd"/>
    </style:style>
    <style:style style:name="T322" style:family="text">
      <style:text-properties officeooo:rsid="02705c20"/>
    </style:style>
    <style:style style:name="T323" style:family="text">
      <style:text-properties officeooo:rsid="02711161"/>
    </style:style>
    <style:style style:name="T324" style:family="text">
      <style:text-properties officeooo:rsid="0272cd7d"/>
    </style:style>
    <style:style style:name="T325" style:family="text">
      <style:text-properties officeooo:rsid="02746f80"/>
    </style:style>
    <style:style style:name="T326" style:family="text">
      <style:text-properties officeooo:rsid="0274d108"/>
    </style:style>
    <style:style style:name="T327" style:family="text">
      <style:text-properties officeooo:rsid="0275ee16"/>
    </style:style>
    <style:style style:name="T328" style:family="text">
      <style:text-properties officeooo:rsid="0277a205"/>
    </style:style>
    <style:style style:name="T329" style:family="text">
      <style:text-properties officeooo:rsid="0277a842"/>
    </style:style>
    <style:style style:name="T330" style:family="text">
      <style:text-properties officeooo:rsid="027822db"/>
    </style:style>
    <style:style style:name="T331" style:family="text">
      <style:text-properties officeooo:rsid="02797e3a"/>
    </style:style>
    <style:style style:name="T332" style:family="text">
      <style:text-properties officeooo:rsid="027ae545"/>
    </style:style>
    <style:style style:name="T333" style:family="text">
      <style:text-properties officeooo:rsid="027c7ed5"/>
    </style:style>
    <style:style style:name="T334" style:family="text">
      <style:text-properties officeooo:rsid="02812dc4"/>
    </style:style>
    <style:style style:name="T335" style:family="text">
      <style:text-properties officeooo:rsid="02823829"/>
    </style:style>
    <style:style style:name="T336" style:family="text">
      <style:text-properties officeooo:rsid="0284908a"/>
    </style:style>
    <style:style style:name="T337" style:family="text">
      <style:text-properties officeooo:rsid="028537f3"/>
    </style:style>
    <style:style style:name="T338" style:family="text">
      <style:text-properties officeooo:rsid="02880feb"/>
    </style:style>
    <style:style style:name="T339" style:family="text">
      <style:text-properties officeooo:rsid="028bf133"/>
    </style:style>
    <style:style style:name="T340" style:family="text">
      <style:text-properties officeooo:rsid="028dc2d7"/>
    </style:style>
    <style:style style:name="T341" style:family="text">
      <style:text-properties officeooo:rsid="02939d2c"/>
    </style:style>
    <style:style style:name="T342" style:family="text">
      <style:text-properties officeooo:rsid="0294fac7"/>
    </style:style>
    <style:style style:name="T343" style:family="text">
      <style:text-properties officeooo:rsid="0295b27c"/>
    </style:style>
    <style:style style:name="T344" style:family="text">
      <style:text-properties officeooo:rsid="0296fd06"/>
    </style:style>
    <style:style style:name="T345" style:family="text">
      <style:text-properties officeooo:rsid="029a31c6"/>
    </style:style>
    <style:style style:name="T346" style:family="text">
      <style:text-properties officeooo:rsid="029f3352"/>
    </style:style>
    <style:style style:name="T347" style:family="text">
      <style:text-properties officeooo:rsid="02a250e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indent-big">Посвящается Ричарду Фаринья</text:p>
      <text:p text:style-name="Header">1</text:p>
      <text:h text:style-name="Heading_20_1" text:outline-level="1">Вне Нуля</text:h>
      <text:p text:style-name="P221">Природа не знает уничтожения; ей известно лишь превращение. Всё, чему меня научила наука, и продолжает учить, подтверждает мо<text:span text:style-name="T217">ю</text:span> убеждённость в продолжении нашего духовного существования после смерти.</text:p>
      <text:p text:style-name="indent-big">—Вернер фон Браун </text:p>
      <text:p text:style-name="P207"><draw:frame draw:style-name="fr1" draw:name="Image3" text:anchor-type="paragraph" svg:width="6.9252in" svg:height="0.3661in" draw:z-index="1"><draw:image xlink:href="Pictures/1000000000000B720000009B428C9716555D8079.png" xlink:type="simple" xlink:show="embed" xlink:actuate="onLoad" loext:mime-type="image/png"/></draw:frame><text:span text:style-name="T3">Нарастающий</text:span> визг с неба. <text:span text:style-name="T1">Такое уже случалось, но этот раз ни в какое сравнение.</text:span></text:p>
      <text:p text:style-name="P184">Уже слишком поздно. И хоть Эвакуация продолжается, всё это просто театр. <text:span text:style-name="T2">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span></text:p>
      <text:p text:style-name="P185">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P186"><text:span text:style-name="T65">Тронулись</text:span>. Потянулись цепочкой, покидая вокзал, покидая центр города, <text:span text:style-name="T65">покатили через</text:span> его старые, <text:span text:style-name="T4">заброшенные</text:span> районы. <text:span text:style-name="T66">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text:span text:style-name="T6">он никогда не слыхал…</text:span><text:span text:style-name="T4">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span></text:p>
      <text:p text:style-name="P187"><text:span text:style-name="T68">Поезд</text:span> остановил<text:span text:style-name="T69">ся</text:span>. Дальше <text:span text:style-name="T69">путей</text:span>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P188">Некоторые ждут в одиночестве, некоторые делят сво<text:span text:style-name="T64">ё</text:span> невидим<text:span text:style-name="T64">о</text:span>е <text:span text:style-name="T64">помещение</text:span> с другими. Не видно не зги, да, <text:span text:style-name="T67">хотя </text:span>что толку в обстановке, раз уж до такого дошло? Под ногами хрустит древнейшая грязь города, последние кристаллизации всего, что город не дал, чем <text:span text:style-name="T62">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text:span text:style-name="T7">тебя</text:span><text:span text:style-name="T62">, приятель….»</text:span></text:p>
      <text:p text:style-name="P189">Выхода нет. Лежи и жди, лежи тихо, не двигайся. <text:span text:style-name="T63">Визг с неба не утихает. Когда это приходит, придёт в темноте, или со своим каким-то светом? Свет придёт до, или после?</text:span></text:p>
      <text:p text:style-name="P190">Но уже светло. <text:span text:style-name="T71">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text:span><text:span text:style-name="T72">стиснув пустые или полупустые бутылки, этот развесился на стуле, тот калачиком в холодном камине, те раскинулись на диванах, на пыльных коврах, в шезлонгах на разных уровнях громадного зала, </text:span><text:span text:style-name="T74">храпя</text:span><text:span text:style-name="T72"> и сопя на все лады самоповторным хором, покуда свет Лондона, зимний тягучий свет, ширится в </text:span><text:span text:style-name="T75">вертикальных</text:span><text:span text:style-name="T73"> </text:span><text:span text:style-name="T75">переплётах </text:span><text:span text:style-name="T73">окон, </text:span><text:span text:style-name="T74">ширится в слоях вчерашнего дыма, что всё ещё висит, редея, с навощённых балок потолка. </text:span><text:span text:style-name="T75">А</text:span><text:span text:style-name="T74"> эти распростёртые горизонтал</text:span><text:span text:style-name="T75">ы</text:span><text:span text:style-name="T74">, товарищи по оружию, </text:span><text:span text:style-name="T75">что </text:span><text:span text:style-name="T74">разрумянились, как компашка голландских мужиков, </text:span><text:span text:style-name="T75">которые</text:span><text:span text:style-name="T74"> видят </text:span><text:span text:style-name="T75">в снах</text:span><text:span text:style-name="T74"> своё воскрешении в следующие пару минут.</text:span></text:p>
      <text:p text:style-name="P191"><text:span text:style-name="T74">Е</text:span><text:span text:style-name="T70">го </text:span><text:span text:style-name="T75">звание</text:span><text:span text:style-name="T70"> капитан, </text:span><text:span text:style-name="T75">имя</text:span><text:span text:style-name="T70"> Джефри («Пират») Прентис. </text:span><text:span text:style-name="T76">Он ук</text:span><text:span text:style-name="T88">рыт</text:span><text:span text:style-name="T76"> т</text:span><text:span text:style-name="T88">ёплым</text:span><text:span text:style-name="T76">ым одеялом, <text:s/></text:span><text:span text:style-name="T88">шотландская расцветка из</text:span><text:span text:style-name="T76"> оранжевого, ржавого, алого. У его черепа такое ощущение, словно он из металла. </text:span></text:p>
      <text:p text:style-name="P192"><text:span text:style-name="T90">Прямиком</text:span><text:span text:style-name="T70"> над ним, на высоте четырёх метров, Тэди Блот вот-вот свалится с балкончика музыкантов, выбрав для падения </text:span><text:span text:style-name="T77">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text:span><text:span text:style-name="T78">воткнутый в задний карман, который как-то там зацепился—</text:span></text:p>
      <text:p text:style-name="P193"><text:span text:style-name="T70">На этот момент Пирату уже удалось сесть на своей узкой холостяцкой кровати и зыркнуть вверх. Как ужасно. </text:span><text:span text:style-name="T88">Просто</text:span><text:span text:style-name="T70"> ужасно бля… </text:span><text:span text:style-name="T88">вверху раздался</text:span><text:span text:style-name="T70"> треск материи. </text:span><text:span text:style-name="T79">Подготовка к выполнению спецзаданий выработала в нём быстроту реакций. </text:span><text:span text:style-name="T89">С</text:span><text:span text:style-name="T79">прыг</text:span><text:span text:style-name="T89">нув</text:span><text:span text:style-name="T79"> с кровати,</text:span><text:span text:style-name="T89"> он</text:span><text:span text:style-name="T79"> ударом ноги посылает её кат</text:span><text:span text:style-name="T89">ну</text:span><text:span text:style-name="T79">ться на своих колёсиках в направлении Блота. </text:span><text:span text:style-name="T89">Оборвавшись</text:span><text:span text:style-name="T79">, Блот шмякнулся точно посерёдке под громкий звяк пружин сетки. Одна ножка отлетела. «</text:span><text:span text:style-name="T80">Добро</text:span><text:span text:style-name="T91">е</text:span><text:span text:style-name="T80"> утро»</text:span><text:span text:style-name="T81">,–</text:span><text:span text:style-name="T80"> отметил Пират. </text:span><text:span text:style-name="T82">Блот кратко улыбнулся и снова уснул, уютно укутавшись в одеяло Пирата.</text:span></text:p>
      <text:p text:style-name="P194"><text:span text:style-name="T82">Б</text:span><text:span text:style-name="T70">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text:span><text:span text:style-name="T83">и увлекался культивацией фармацевтических растений на крыше здания (недавно молодой Осби Фил возродил эту традицию),</text:span><text:span text:style-name="T84"> слишком мало, чтоб выдержать туманы и мороз и в основном возвращались, в виде фрагментов </text:span><text:span text:style-name="T88">специфичных</text:span><text:span text:style-name="T84"> алкалоидов, в почву на крыше, так же как и удобрение от троицы призовых Вессекских свиноматок размещённых там </text:span><text:span text:style-name="T91">восприемником</text:span><text:span text:style-name="T85"> Роспа, </text:span><text:span text:style-name="T86">и опавшие листья многих декоративных деревьев </text:span><text:span text:style-name="T87">трансплантированных на крышу </text:span><text:span text:style-name="T86">последующими обитателями,</text:span><text:span text:style-name="T91">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text:span><text:span text:style-name="T92">в напластование, почти в полметра, невероятного чернозёма, на котором может произрастать что угодно, да хоть бы и бананы. Пират, доведённый до отчаяния </text:span><text:soft-page-break/><text:span text:style-name="T92">дефицитом военного времени на бананы, </text:span><text:span text:style-name="T98">решил соорудить на крыше стеклянную оранжерею и </text:span><text:span text:style-name="T92">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span></text:p>
      <text:p text:style-name="P195"><text:span text:style-name="T92">П</text:span><text:span text:style-name="T70">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span></text:p>
      <text:p text:style-name="P196"><text:span text:style-name="T70">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text:span><text:span text:style-name="T97">а </text:span><text:span text:style-name="T70">электростанци</text:span><text:span text:style-name="T97">и</text:span><text:span text:style-name="T70"> и нефтеперегонный за нею </text:span><text:span text:style-name="T96">проступают</text:span><text:span text:style-name="T93"> чётко: трубы, сифоны, башни, </text:span><text:span text:style-name="T95">колонны</text:span><text:span text:style-name="T93">, </text:span><text:span text:style-name="T94">круч</text:span><text:span text:style-name="T96">ен</text:span><text:span text:style-name="T94">ные</text:span><text:span text:style-name="T93"> </text:span><text:span text:style-name="T95">клубы</text:span><text:span text:style-name="T93"> пара и дыма….</text:span></text:p>
      <text:p text:style-name="P196"><text:span text:style-name="T93">– </text:span><text:span text:style-name="T99">Ххахх!</text:span><text:span text:style-name="T93">– </text:span><text:span text:style-name="T99">Пират в беззвучном рёве следит как его выдох всплывает над парапетами, «ххахх!» <text:s/>Верхушки крыш в утреннем танце. </text:span><text:span text:style-name="T100">Его гигантские вязки бананов, </text:span><text:span text:style-name="T102">сияюще</text:span><text:span text:style-name="T100"> жёлты</text:span><text:span text:style-name="T103">х</text:span><text:span text:style-name="T100">, влажно зелёны</text:span><text:span text:style-name="T103">х</text:span><text:span text:style-name="T100">. </text:span><text:span text:style-name="T101">Его друзья внизу предвкушают в своих снах Банановый Завтрак. Этот надраенный день обещает быть не хуже, чем любой—</text:span></text:p>
      <text:p text:style-name="P197"><text:span text:style-name="T70">Так ли? Далеко на востоке, в самом низу розовеющего неба что-то сверкнуло, очень ярко. </text:span><text:span text:style-name="T104">Новая звезда, совсем незаметная. Он опирается на парапет, всматриваясь. </text:span><text:span text:style-name="T105">Искорка точки уже превратилась в белую вертикальную чёрточку. </text:span><text:span text:style-name="T106">Должно быть уже где-то над Северным морем… не ближе… внизу ледяные поля и холодное пятно солнца….</text:span></text:p>
      <text:p text:style-name="P198"><text:span text:style-name="T70">Что это? </text:span><text:span text:style-name="T107">Такого раньше не бывало. Но Пират всё равно знает что. Он видел филь</text:span><text:span text:style-name="T109">м</text:span><text:span text:style-name="T107">, всего пару недель назад… это след испарения. Уже на ширину пальца выше. И это не самолёт. Отвесно вверх самолёт не запускают. </text:span><text:span text:style-name="T108">Это новая, и всё ещё Самая Секретная, немецкая ракета бомба.</text:span></text:p>
      <text:p text:style-name="P196"><text:span text:style-name="T93">– </text:span><text:span text:style-name="T108">Входящая почта.</text:span><text:span text:style-name="T93">– </text:span><text:span text:style-name="T108">он произнёс это или только подумал? </text:span><text:span text:style-name="T109">Он подтянул обтрёпанный пояс халата. Ну, у этой штуковины радиус действия 200 миль. Ты не можешь различить след испарения за 200 миль, выходит, можешь.</text:span></text:p>
      <text:p text:style-name="P199"><text:span text:style-name="T109">О? </text:span><text:span text:style-name="T70">Никаких о: за дугой поверхности земного шара, к востоку, солнце </text:span><text:span text:style-name="T110">оттуда</text:span><text:span text:style-name="T70">, только что взошло над Голландией, ударяет в выхлопные пары ракеты, все </text:span><text:span text:style-name="T110">эти </text:span><text:span text:style-name="T70">капли, кристалы, заставля</text:span><text:span text:style-name="T110">ет</text:span><text:span text:style-name="T70"> ярко блестеть через море….</text:span></text:p>
      <text:p text:style-name="P200"><text:span text:style-name="T70">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text:span><text:span text:style-name="T111">к</text:span><text:span text:style-name="T70">ета будет тут прежде, чем Пират увидит восход солнца.</text:span></text:p>
      <text:p text:style-name="P200"><text:span text:style-name="T70">След, смазанный, слегка порванный натрое, висит в небе. </text:span><text:span text:style-name="T111">Сама ракета, уже как чисто баллистический снаряд, поднялась выше. Теперь невидима.</text:span></text:p>
      <text:p text:style-name="P201"><text:span text:style-name="T70">Может надо что-то сделать… дозвониться в штаб в Станморе, должны засечь её радарами над Проливом</text:span><text:span text:style-name="T101">—</text:span><text:span text:style-name="T70">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span></text:p>
      <text:p text:style-name="P202"><text:span text:style-name="T70">Собирай бананы. Он топает по чёрному компосту </text:span><text:span text:style-name="T113">в </text:span><text:span text:style-name="T70">оранжере</text:span><text:span text:style-name="T113">ю</text:span><text:span text:style-name="T70">. Чувствует как подпёрло срать. Ракета, на высоте в шестьдесят миль, сейчас, наверно, приближается к пику своей траектории… начинает падение… </text:span>сейчас<text:span text:style-name="T70">….</text:span></text:p>
      <text:p text:style-name="P203"><text:soft-page-break/><text:span text:style-name="T70">Каркас пронизан дневным светом, молочные стёкла благодушно лучатся вниз. Откуда тут быть зиме</text:span><text:span text:style-name="T101">—</text:span><text:span text:style-name="T70">даже </text:span><text:span text:style-name="T112">этой</text:span><text:span text:style-name="T101">—</text:span><text:span text:style-name="T112">достаточно</text:span><text:span text:style-name="T70"> суровой чтобы состарить это железо, которое может петь на ветру, </text:span><text:span text:style-name="T112">или за</text:span><text:span text:style-name="T113">ст</text:span><text:span text:style-name="T112">ить эти окна, что открываются в другую пору года, обманно сохранённую?</text:span></text:p>
      <text:p text:style-name="P204"><text:span text:style-name="T112">П</text:span><text:span text:style-name="T70">ират взглядывает на свои часы. Не с чего отсчитать. Поры лица начинает пощипывать. </text:span><text:span text:style-name="T114">Стирая все мысли</text:span><text:span text:style-name="T101">—</text:span><text:span text:style-name="T114">как учат коммандос</text:span><text:span text:style-name="T101">—</text:span><text:span text:style-name="T114">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span></text:p>
      <text:p text:style-name="P205"><text:span text:style-name="T114">О</text:span><text:span text:style-name="T70">братно в зиму. Бывший след напрочь исчез с неба. Кожу Пирата покрыл пот холодный почти как лёд. </text:span></text:p>
      <text:p text:style-name="P205"><text:span text:style-name="T70">Какое-то время уходит, чтобы закурить сигарету. Он не услышит как </text:span><text:span text:style-name="T115">долетит</text:span><text:span text:style-name="T70"> эта штука. </text:span><text:span text:style-name="T115">У неё скорость больше скорости звука. Первым делом тебе доходит вспышка. Только потом, если ты ещё жив, докатывается звук её приближения.</text:span></text:p>
      <text:p text:style-name="P206"><text:span text:style-name="T70">Что если попадёт точнёхонько</text:span><text:span text:style-name="T101">—</text:span><text:span text:style-name="T70">ах, нет</text:span><text:span text:style-name="T101">—</text:span><text:span text:style-name="T70">вся эта жуткая масса сверху, бьёт в череп по темени….</text:span></text:p>
      <text:p text:style-name="P40">Нахохлив плечи, Пират несёт свои бананы по винтовой лестнице.</text:p>
      <text:p text:style-name="P1"><draw:frame draw:style-name="fr1" draw:name="Image2" text:anchor-type="paragraph" svg:width="6.9252in" svg:height="0.3661in" draw:z-index="0"><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text:span text:style-name="T122">уж</text:span> не вспомнить… Нарезать бананы кусками. За<text:span text:style-name="T130">сыпа</text:span>ть кофе в кофейник. Достать банку молока из холодильника. Пюре «наны в молоке». Прелестно. <text:span text:style-name="T5">Я покрою все изъеденные выпивкой желудки Англии</text:span>... <text:span text:style-name="T121">Кусочек марга, нет, ещё не завонялся, на сковородку. Начистить ещё бананов, порезать вдоль. Марг шкварчит, туда эти длинные. Электропечка </text:span><text:span text:style-name="T9">шарах</text:span><text:span text:style-name="T121"> взорвёт нас всех в один прекрасный день, ох, ха,ха, как пить дать. Начистить целые бананы для гриля пока нагреется. Где эти зефиры….</text:span></text:p>
      <text:p text:style-name="P2">На кухню, покачиваясь, прибрёл Тедди Блот, голова укутана одеялом Пирата, <text:span text:style-name="T130">поскользнулся</text:span> на кожуре банана и шлёпнулся на задницу. «Самоубился»,– бормочет он.</text:p>
      <text:p text:style-name="P2">– Немцы это за тебя сделают. Угадай что я видел с крыши.</text:p>
      <text:p text:style-name="P2">– Ту V-2 в полёте?</text:p>
      <text:p text:style-name="P2">– A4, да.</text:p>
      <text:p text:style-name="P2">– Я видел её из окна. Минут десять назад. <text:span text:style-name="T123">С</text:span>транн<text:span text:style-name="T123">ый вид</text:span>, нет? С тех пор всё тихо, а ты слышал? Наверно, недолёт. В море, что ли.</text:p>
      <text:p text:style-name="P3">– <text:span text:style-name="T123">Десять минут?</text:span>– <text:span text:style-name="T123">пытается свериться со своими часами.</text:span></text:p>
      <text:p text:style-name="P3">– <text:span text:style-name="T123">Не меньше.</text:span>– <text:span text:style-name="T123">Блот сидит на полу, впихивая кожуру в лацкан своей пижамы под вид бутоньерки.</text:span></text:p>
      <text:p text:style-name="P5">Пират идёт к телефону и всё-таки звонит в Стенмор. Придётся проходить обычную, долгую рутину, но он уже перестал верить в увиденную им ракету. <text:span text:style-name="T124">Господь выдернул её для него из безвоздушного неба, как стальной банан. «Прентис на связи, у вас там пикнуло что-то из Голландии только что? Ага. Ага. Да, мы </text:span><text:span text:style-name="T8">видели</text:span><text:span text:style-name="T124">.» Так можно отбить человеку охоту любоваться восходами. Он положили трубку. «Они потеряли её над береговой линией. Говорят это преждевременный Brennschluss». </text:span></text:p>
      <text:p text:style-name="P4">– <text:span text:style-name="T125">Не кисни,</text:span>– <text:span text:style-name="T125">говорит Блот пробираясь обратно к разваленной койке.</text:span>– <text:span text:style-name="T125">Будут другие».</text:span></text:p>
      <text:p text:style-name="P6">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text:span text:style-name="T126">и каждая может свалиться на него</text:span>. <text:span text:style-name="T126">Никто, по обе стороны фронта, не знает сколько будет ещё других. Или просто не следить за небом?</text:span></text:p>
      <text:p text:style-name="P7"><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P7"/>
      <text:p text:style-name="P8"><text:span text:style-name="T127">А ну-ка,</text:span> оторв<text:span text:style-name="T127">и</text:span> сво<text:span text:style-name="T127">ю жопу</text:span> от пола,</text:p>
      <text:p text:style-name="P8">(пожуй банан-чик)</text:p>
      <text:p text:style-name="P8">Зубы почисть и вперёд, на войну!</text:p>
      <text:p text:style-name="P8"><text:span text:style-name="T127">Махни</text:span> на прощанье спящей стране,</text:p>
      <text:p text:style-name="P8">И мечт<text:span text:style-name="T127">ам пошли</text:span> поцелуй,</text:p>
      <text:p text:style-name="P8">Скажи Мисс Гребл,</text:p>
      <text:p text:style-name="P8">У тебя не стоит,</text:p>
      <text:p text:style-name="P8"><text:span text:style-name="T128">И не</text:span> встанет до самой Победы, о,</text:p>
      <text:p text:style-name="P8">Но <text:span text:style-name="T128">потом </text:span>на гражданке всё <text:span text:style-name="T128">будет</text:span> торчком,</text:p>
      <text:p text:style-name="P8">(пожуй банан-чик)</text:p>
      <text:p text:style-name="P9">Вино шипучее, девульки жгучие<text:span text:style-name="T128">—</text:span></text:p>
      <text:p text:style-name="P10">Осталось лишь пару немчур победить,</text:p>
      <text:p text:style-name="P10">Так улыбнись пошире, <text:span text:style-name="T128">улыбкой лучшей в мире,</text:span></text:p>
      <text:p text:style-name="P11">И не заставляй нас повторять—</text:p>
      <text:p text:style-name="P10"><text:span text:style-name="T128">Тебе пора</text:span> от пола жопу <text:span text:style-name="T128">оторвать!</text:span></text:p>
      <text:p text:style-name="P10"/>
      <text:p text:style-name="P12">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P13">На кухне, зефиры с чёрного рынка шмякаются в сироп <text:span text:style-name="T129">налитый в верхнюю ёмкость</text:span> пароварки Пирата, <text:span text:style-name="T129">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 </text:span></text:p>
      <text:p text:style-name="P14">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text:span text:style-name="T132">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span></text:p>
      <text:p text:style-name="P15"><text:soft-page-break/>И вот через все комнаты ширится, взамен застоялого дыма ночи, <text:s/>алкоголя и пота, хрупкий, <text:span text:style-name="T131">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span></text:p>
      <text:p text:style-name="P16">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text:span text:style-name="T133">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text:span text:style-name="T10">C’est magnifique, mais ce n’est pas la guerre </text:span><text:span text:style-name="T134">(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span></text:p>
      <text:p text:style-name="P17">Раздавшись, телефонный звонок враз прорезает шум в комнате, все похмелья, чесание задниц, звяк блюд, обсуждение дел, <text:span text:style-name="T135">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span></text:p>
      <text:p text:style-name="P17">– <text:span text:style-name="T136">Твой работодатель.</text:span></text:p>
      <text:p text:style-name="P18">– <text:span text:style-name="T136">Это нечестно,</text:span>– <text:span text:style-name="T136">стонет Пират,</text:span>– <text:span text:style-name="T136">я ещё не делал свои утренние отжимания.</text:span></text:p>
      <text:p text:style-name="P20">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P19">«<text:span text:style-name="T137">Доставлено изумительным способом,»</text:span>– <text:span text:style-name="T137">голос повышен и раздражён,</text:span>– «<text:span text:style-name="T137">никто из </text:span><text:span text:style-name="T11">моих</text:span><text:span text:style-name="T137"> знакомых так не умничает. </text:span><text:span text:style-name="T11">Мне</text:span><text:span text:style-name="T137">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 </text:span></text:p>
      <text:p text:style-name="P21">Пират снова по ту сторону окна, наблюдает завтрак незнакомцев.</text:p>
      <text:p text:style-name="P22">Его увозит прочь, по мосту Воксхол-Бридж в пошарпанной зелёной Лагонде его денщик, капрал Вэйн. <text:span text:style-name="T138">С подъёмом <text:s/>солнца, утро кажется всё холоднее. Облака всё же начали собираться. </text:span><text:soft-page-break/><text:span text:style-name="T138">Команда американских сапёров высыпали на дорогу, идут расчищать какие-то руины неподалёку, они поют:</text:span></text:p>
      <text:p text:style-name="P22"/>
      <text:p text:style-name="P23">Ух…</text:p>
      <text:p text:style-name="P24">Холодней,<text:span text:style-name="T142"> чем</text:span> титьк<text:span text:style-name="T142">и <text:s/></text:span>ведьмы!</text:p>
      <text:p text:style-name="P24">Холодней ведра </text:p>
      <text:p text:style-name="P24">пингвиньего дерьма!</text:p>
      <text:p text:style-name="P24">Холодней, <text:span text:style-name="T142">чем</text:span> шерст<text:span text:style-name="T142">ь</text:span></text:p>
      <text:p text:style-name="P24"><text:s/>на заднице полярного медведя!</text:p>
      <text:p text:style-name="P23"><text:span text:style-name="T143">И даже</text:span>, <text:span text:style-name="T142">чем</text:span> иней на фужере</text:p>
      <text:p text:style-name="P24">шампанско<text:span text:style-name="T142">го вина!</text:span></text:p>
      <text:p text:style-name="P23"/>
      <text:p text:style-name="P25">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text:span text:style-name="T140">Ну, здрасьте, хе-хе, опять наплывает на Пирата его Состояние, когда меньше всего ждал, как обычно</text:span>—<text:span text:style-name="T141">тут можно упомянуть о том, что в досье Пирата Прентиса отмечено как странный дар</text:span>—<text:span text:style-name="T141">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span></text:p>
      <text:p text:style-name="P25"/>
      <text:p text:style-name="P26">Да<text:span text:style-name="T139">—</text:span>я<text:span text:style-name="T139">—</text:span>тот</text:p>
      <text:p text:style-name="P26">Самый, кто бредёт сквозь их фан-тази-и!</text:p>
      <text:p text:style-name="P26">Переживаю вместо них<text:span text:style-name="T139">—</text:span></text:p>
      <text:p text:style-name="P28">Даже когда на девушку я вла-зи-ю<text:span text:style-name="T139">—</text:span></text:p>
      <text:p text:style-name="P27">Приходится мне думать за других,</text:p>
      <text:p text:style-name="P27">Я знаю наперёд кому придёт черёд…</text:p>
      <text:p text:style-name="forward">[И тут вступают тубы, баритоны и тромбоны <text:span text:style-name="T144">в одной октаве</text:span>]</text:p>
      <text:p text:style-name="P29">И мне по барабану, что опааааасно это,</text:p>
      <text:p text:style-name="P29">Опасность – крыша, с которой я упал давным-давно<text:span text:style-name="T139">—</text:span></text:p>
      <text:p text:style-name="P30">А когда мне придёт каюк, ты не печалься, друг,</text:p>
      <text:p text:style-name="P30">Поссы на мой надгробный камень,</text:p>
      <text:p text:style-name="P30">Тем пивом, что ты задолжал мне,</text:p>
      <text:p text:style-name="P30">И <text:span text:style-name="T139">—</text:span>вперёд!</text:p>
      <text:p text:style-name="P27"/>
      <text:p text:style-name="P31">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text:span text:style-name="T145">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pan><text:soft-page-break/><text:span text:style-name="T145">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text:span text:style-name="T12">знал</text:span><text:span text:style-name="T145">.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text:span text:style-name="T12">а у тебя ночью забулькает</text:span><text:span text:style-name="T145">,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span></text:p>
      <text:p text:style-name="P32">На тот момент проблема была снята. Однако, рано или поздно наступит время, когда ещё кто-то откроет его дар, кто-то, <text:span text:style-name="T146">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span></text:p>
      <text:p text:style-name="P33">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text:span text:style-name="T147">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pan><text:soft-page-break/><text:span text:style-name="T147">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span></text:p>
      <text:p text:style-name="P34">Первые пару раз не сработало. Фантазии улавливались чётко, но принадлежали мелкой сошке. Однако, Фирма имеет терпения, Они приверженцы Прицела на Будущее. <text:span text:style-name="T148">Наконец, в один <text:s/>истинно Шерлок Холмсовский лондонский вечер, на Пирата несомненно пахн</text:span><text:span text:style-name="T149">у́</text:span><text:span text:style-name="T148">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text:span text:style-name="T13">Это был гигантский Аденоид</text:span><text:span text:style-name="T148">. Размером со Св. Пола и продолжал <text:s/>час от часу расти. Лондон, а возможно и вся Англия, были в смертельной опасности!</text:span></text:p>
      <text:p text:style-name="P35">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text:span text:style-name="T150">потому что на этом неясном санджаке однажды проворачивалась судьбв всей Европы:</text:span></text:p>
      <text:p text:style-name="P35"/>
      <text:p text:style-name="P36">Никто не-знает-где на-карте,</text:p>
      <text:p text:style-name="P36">Кто-б-мог подумать всё пойдёт-с-того?</text:p>
      <text:p text:style-name="P36">Но каждый <text:s/>серб или <text:s/>монто-негрец</text:p>
      <text:p text:style-name="P36">Только и ждут, что грянет наконец—</text:p>
      <text:p text:style-name="P36">О, милая, пакуй мой саквояж,</text:p>
      <text:p text:style-name="P36">И прикури сигару мне потолще,</text:p>
      <text:p text:style-name="P36">Пиши мне до востр-ебо-вания:</text:p>
      <text:p text:style-name="P36">Вос-точный Экс-пресс,</text:p>
      <text:p text:style-name="P36">В сан-джак Но-ви Па-зар!</text:p>
      <text:p text:style-name="P36"/>
      <text:p text:style-name="P36"/>
      <text:p text:style-name="P37">Тут строй хористок, аппетитно молоденьких, вызывающе вытанцовывают в меховых гусарских шапках и бо<text:span text:style-name="T170">т</text:span>фортах, <text:span text:style-name="T170">пока в другой сфере лорд Осмо продолжает </text:span><text:span text:style-name="T14">ассимилироваться</text:span><text:span text:style-name="T170">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text:span text:style-name="T14">общий план, </text:span><text:span text:style-name="T171">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text:span text:style-name="T15">что</text:span><text:span text:style-name="T171">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text:span><text:span text:style-name="T15">дышит</text:span><text:span text:style-name="T171">, как бы… в себя, обратно…» «Какие-нибудь, типа, </text:span><text:span text:style-name="T15">звуки</text:span><text:span text:style-name="T171"> до вас доходят?» «Да, это просто ужасно… словно, великанский нос захлёбывается соплями… подождите, сейчас оно… начинает… <text:s/>о, </text:span><text:span text:style-name="T15">нет</text:span><text:span text:style-name="T171">!.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в </text:span><text:soft-page-break/><text:span text:style-name="T171">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text:span text:style-name="T15">шшлёп</text:span><text:span text:style-name="T171">! Сметает весь наблюдательный пункт потоком какой-то отвратительно оранжевой слякоти, которая </text:span><text:span text:style-name="T15">переваривает</text:span><text:span text:style-name="T171"> несчастных—но вместо криков только хохот, им </text:span><text:span text:style-name="T173">это</text:span><text:span text:style-name="T15"> по кайфу</text:span><text:span text:style-name="T171">….</text:span></text:p>
      <text:p text:style-name="P38">Задание Пирата/Осмо наладить связь с Аденоидом. <text:span text:style-name="T176">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text:span text:style-name="T16">démarche</text:span><text:span text:style-name="T176">.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span></text:p>
      <text:p text:style-name="P39">Нови Пазар, как-то продолжал оставаться <text:span text:style-name="T5">croix mystique </text:span>на ладони Европы и МИД, в конце концов, обратился к Фирме за помощью. Фирма знала кому поручить.</text:p>
      <text:p text:style-name="P209"><text:span text:style-name="T152">Каждый день на протяжении <text:s/>2</text:span>½ <text:span text:style-name="T177">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text:span><text:span text:style-name="T153">—</text:span><text:span text:style-name="T154">подтаскивая белую субстанцию коробами, по очереди, по соседним лестницам, чтобы </text:span><text:span text:style-name="T155">швырять</text:span><text:span text:style-name="T154"> по </text:span><text:span text:style-name="T155">колышливому</text:span><text:span text:style-name="T154"> гланд</text:span><text:span text:style-name="T155">оподобному</text:span><text:span text:style-name="T154"> и </text:span><text:span text:style-name="T155">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span></text:p>
      <text:p text:style-name="P210"><text:span text:style-name="T155">В</text:span><text:span text:style-name="T151">сё же у лорда Блатрарда Осмо смог наконец уделять всё своё время Нови Пазару. В начале 1939, его обнаружили утонувшим </text:span><text:span text:style-name="T169">при загадочных обстоятельствах </text:span><text:span text:style-name="T151">в ванне </text:span><text:span text:style-name="T169">на</text:span><text:span text:style-name="T151">пол</text:span><text:span text:style-name="T169">не</text:span><text:span text:style-name="T151">н</text:span><text:span text:style-name="T169">н</text:span><text:span text:style-name="T151">ой тапиочн</text:span><text:span text:style-name="T169">ым</text:span><text:span text:style-name="T151"> пудинг</text:span><text:span text:style-name="T169">ом</text:span><text:span text:style-name="T151">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text:span><text:span text:style-name="T156">мечущимся в их постелях от его грандиозности</text:span><text:span text:style-name="T153">—</text:span><text:span text:style-name="T157">хотя</text:span><text:span text:style-name="T156">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span></text:p>
      <text:p text:style-name="P41"><draw:frame draw:style-name="fr1" draw:name="Image1" text:anchor-type="paragraph" svg:width="6.9252in" svg:height="0.3661in" draw:z-index="2"><draw:image xlink:href="Pictures/1000000000000B720000009B428C9716555D8079.png" xlink:type="simple" xlink:show="embed" xlink:actuate="onLoad" loext:mime-type="image/png"/></draw:frame>У Теди Блота перерыв на обед, <text:span text:style-name="T178">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pan><text:soft-page-break/><text:span text:style-name="T178">оправе в стиле генерала МакАртура, пара серебряных щёточек-расчёсок в форме пылающего меча ГКСС, подарок Мамы, который он находит весьма изысканным.</text:span></text:p>
      <text:p text:style-name="P211"><text:span text:style-name="T151">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text:span><text:span text:style-name="T158">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span></text:p>
      <text:p text:style-name="P212"><text:span text:style-name="T158">П</text:span><text:span text:style-name="T151">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text:span><text:span text:style-name="T159">многие уже оприходовали вторую или третью кружку или фужер, что </text:span><text:span text:style-name="T160">создаёт тут</text:span><text:span text:style-name="T159"> некую ауру отчаяния. </text:span><text:span text:style-name="T161">Но сейчас</text:span><text:span text:style-name="T160">, минуя вход обложенный мешками с песком (временные пирамиды </text:span><text:span text:style-name="T161">воздвигнутые для слишком любопытных</text:span><text:span text:style-name="T160">), </text:span><text:span text:style-name="T161">Блоту не до этого всего: он слишком поглощён подготовкой возможных оправданий, если его застукают, хоть это вряд ли, просто на всякий….</text:span></text:p>
      <text:p text:style-name="P213"><text:span text:style-name="T151">Добродушная, резинкожвачная, девушка-очкарик на контроле приглашающе махнула ему, чтоб подымался дальше по лестнице. </text:span><text:span text:style-name="T162">Адьютанты в плотно-шерстяном расходятся по коридорам по совещаниям, замы-завы, час-другой </text:span><text:span text:style-name="T163">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text:span><text:span text:style-name="T164">ТОТСССГ</text:span><text:span text:style-name="T163">….</text:span></text:p>
      <text:p text:style-name="P214"><text:span text:style-name="T163">С</text:span><text:span text:style-name="T151">тарое здание поделено распорядителями трущоб войны. ТОТСССГ сокращение от «</text:span><text:span text:style-name="T163">Т</text:span><text:span text:style-name="T151">ехнические Отделы Трансакций Союзных Сил по Северной Германии». </text:span><text:span text:style-name="T165">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text:span><text:span text:style-name="T166">Блот заглядывает в кабинет своего старого друга по Колледжу Исуса в Кембридже. </text:span><text:span text:style-name="T167">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span></text:p>
      <text:p text:style-name="P215"><text:span text:style-name="T151">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text:span><text:span text:style-name="T168">Столы их поставлены под прямым углом, так что и не не посмотреть в глаза <text:s/>друг к другу, пока не скрипнешь стулом на 90</text:span><text:span text:style-name="T180">°. </text:span><text:span text:style-name="T181">Стол Тантиви аккуратен, у Слотропа жуткая свалка, где и чёрт ногу сломит. Он не </text:span><text:span text:style-name="T182">рас</text:span><text:span text:style-name="T181">чищался до столешницы с 1942. </text:span><text:span text:style-name="T183">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text:span><text:span text:style-name="T184">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text:span><text:span text:style-name="T185">кнопки, огрызки ручек, обломки карандашей всех цветов и оттенков включая так-трудно-находимые гелиотропный и горчичный, Гладкий Вяз Таблетки Тейя от Горла, присланные мамой Слотропа, Налиной, аж из Масачусетса, кусочки лент, бечёвок, мела… </text:span><text:span text:style-name="T186">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text:span><text:span text:style-name="T187">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pan><text:soft-page-break/><text:span text:style-name="T187">не пробовать.) </text:span><text:span text:style-name="T188">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text:span><text:span text:style-name="T189">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text:span><text:span text:style-name="T190">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text:span><text:span text:style-name="T191">ТОТСССГ </text:span><text:span text:style-name="T190">в конце коридора</text:span><text:span text:style-name="T192">—</text:span><text:span text:style-name="T190">технический словарь немецкого языка, </text:span><text:span text:style-name="T209">Специальный Справочник</text:span><text:span text:style-name="T190"> или </text:span><text:span text:style-name="T209">План Города</text:span><text:span text:style-name="T190"> изданный МИДом</text:span><text:span text:style-name="T192">—</text:span><text:span text:style-name="T193">и обычно</text:span><text:span text:style-name="T190">, </text:span><text:span text:style-name="T193">если не утащили или не выброшен, номер </text:span><text:span text:style-name="T210">Новости Мира</text:span><text:span text:style-name="T193"> тоже где-нибудь воткнут</text:span><text:span text:style-name="T192">—</text:span><text:span text:style-name="T193">Слотроп заядлый читатель.</text:span></text:p>
      <text:p text:style-name="P216"><text:span text:style-name="T179">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text:span><text:span text:style-name="T192">—</text:span><text:span text:style-name="T179">кто-то заглянет, просто роняешь камеру в раскрытую пла</text:span><text:span text:style-name="T194">н</text:span><text:span text:style-name="T179">шетку </text:span><text:span text:style-name="T194">где банановый сэндвич смягчает падение, маскирует подозрительный звук и заснятую кассету данных, всё враз.</text:span></text:p>
      <text:p text:style-name="P217"><text:span text:style-name="T195">Жаль, что тот кто платит за эт</text:span><text:span text:style-name="T196">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text:span><text:span text:style-name="T199">е</text:span><text:span text:style-name="T196">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text:span><text:span text:style-name="T179"> </text:span><text:span text:style-name="T196">Сэлли</text:span><text:span text:style-name="T192">—</text:span><text:span text:style-name="T196">тут в основном красный и синий</text:span><text:span text:style-name="T192">—</text:span><text:span text:style-name="T197">гроздь возле Тауэр-Хилла, фиолетовый сплошняк вокруг Кове</text:span><text:span text:style-name="T198">н</text:span><text:span text:style-name="T197">т Гарден, туманность перетекает в Мэйфэйр, Сохо, и дальше к Вимбли и наверх к Хэмпстед-Хит</text:span><text:span text:style-name="T192">—</text:span><text:span text:style-name="T197">в любом направлении расходится это небесное мерцание частью отклеившихся звёзд из Каролин, Марий, Анн, Сюзан, Элизабет.</text:span></text:p>
      <text:p text:style-name="P218"><text:span text:style-name="T197">Н</text:span><text:span text:style-name="T179">о может цвета взяты как попадя, не кодированные. Может даже и девушки не настоящие. От Тантиви, после нескольких недель расспросов невзначай </text:span><text:span text:style-name="T208">(мы знаем, что вы учились вместе, но задействовать его было бы рискованно)</text:span><text:span text:style-name="T179">, Блот может только доложить, что Слотроп работает над этой картой с прошлой осени, примерно с того времени как начал выезжать для обследования для </text:span><text:span text:style-name="T191">ТОТСССГ </text:span><text:span text:style-name="T179">разрушений причинённых ракетами-бомбами</text:span><text:span text:style-name="T192">—</text:span><text:span text:style-name="T200">и в путешествиях по места смерти</text:span><text:span text:style-name="T179"> у него явно оставалось время, чтоб </text:span><text:span text:style-name="T200">и</text:span><text:span text:style-name="T179"> за девушками гоняться. </text:span><text:span text:style-name="T201">Если есть какая-то причина клеить эти бумажные звезды каждую пару дней, то он о ней не распространяется</text:span><text:span text:style-name="T192">—</text:span><text:span text:style-name="T201">она, похоже, не для посторонних. Карту видит только лишь Тантиви и тот </text:span><text:span text:style-name="T202">относится к ней со снисходительностью</text:span><text:span text:style-name="T201"> дружелюбного антрополога: «Какая-то разновидность безвредного хобби Янка»,– </text:span><text:span text:style-name="T202">говорит он своему другу Блоту. «</text:span><text:span text:style-name="T203">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text:span><text:span text:style-name="T205">всё ещё </text:span><text:span text:style-name="T203">аппетитной мамочки, </text:span><text:span text:style-name="T205">и </text:span><text:span text:style-name="T203">о ставке в целый фунт </text:span><text:span text:style-name="T204">на игру Блеквуд-Престон в Норт-Енде, </text:span><text:span text:style-name="T205">про бесстыдную версию «Тихой ночи», и судьбоносный туман. Но ни одна из этих тем не развеет туман недоумения тех, кому докладывает Блот.</text:span></text:p>
      <text:p text:style-name="P219"><text:span text:style-name="T205">Л</text:span><text:span text:style-name="T179">адно. Дело сделано. Планшетку застегнул, лампу выключил и поставил где была. Может успеет перехватить Тантиви в М</text:span><text:span text:style-name="T207">еханике</text:span><text:span text:style-name="T179"> И К</text:span><text:span text:style-name="T207">оленвале</text:span><text:span text:style-name="T179">,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text:span><text:span text:style-name="T206">знаете ли, ему сегодня ещё надо сдать работу.</text:span></text:p>
      <text:p text:style-name="P220"><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2"><text:soft-page-break/>Ветер изменился, дует с юго-запада, и барометр падает. <text:span text:style-name="T211">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span></text:p>
      <text:p text:style-name="P43">Что это за графитовый цилиндр сантиметров пятнадцать в длину и пять в диаметре, <text:span text:style-name="T212">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span></text:p>
      <text:p text:style-name="P44">В таком случае, прикидывает Слотроп, <text:s/><text:span text:style-name="T211">ТОТСССГ </text:span>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text:span text:style-name="T211">ТОТСССГ. А и что с того, вообще? Это его последняя ракета на какое-то время. Хотелось бы насовсем.</text:span></text:p>
      <text:p text:style-name="P45">Сегодня утром в его корзинке «входящее» был приказ о временном откомандировании его в какой-то госпиталь в Ист-Енде. <text:span text:style-name="T213">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 </text:span></text:p>
      <text:p text:style-name="P46">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text:span text:style-name="T214">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span></text:p>
      <text:p text:style-name="P47">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text:span text:style-name="T215">Боже, не должно же </text:span><text:span text:style-name="T17">так</text:span><text:span text:style-name="T215"> продолжаться….</text:span></text:p>
      <text:p text:style-name="P47">– <text:span text:style-name="T216">Кстати, Слотроп, у тебя уже одна во рту.</text:span></text:p>
      <text:p text:style-name="P48">– <text:span text:style-name="T216">Это от нервов,</text:span>– <text:span text:style-name="T216">Слотроп всё равно <text:s/>прикуривает.</text:span></text:p>
      <text:p text:style-name="P48">– <text:span text:style-name="T216">Ну, только </text:span><text:span text:style-name="T18">не мои</text:span><text:span text:style-name="T216">,</text:span>– <text:span text:style-name="T216">упрашивает Тантиви.</text:span></text:p>
      <text:p text:style-name="P49"><text:soft-page-break/>– <text:span text:style-name="T216">Две за раз, видал?</text:span>– <text:span text:style-name="T216">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span></text:p>
      <text:p text:style-name="P49"><text:span text:style-name="T218">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text:span text:style-name="T19">двух</text:span><text:span text:style-name="T218">,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span></text:p>
      <text:p text:style-name="P50">Эти две юные леди были помечены серебряными звёздами на карте Слотропа. Должно быть, в те оба раз у него был серебристый настрой<text:span text:style-name="T216">—</text:span>сияющий, звенящий. Цвет звёзд которые он наклеивает просто для передачи его настроения, от фиолетового до золотого. Не для распределения их по рангам<text:span text:style-name="T216">—</text:span>как можно! Никто не видит эту карту, кроме Тантиви, <text:span text:style-name="T219">к тому же, Исусе, они </text:span><text:span text:style-name="T20">все</text:span><text:span text:style-name="T219">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span></text:p>
      <text:p text:style-name="P51">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P52">Карта ставит Тантиви в тупик. Её не спишешь на обычную охоту на охотливых двустволок американского горлопана, <text:span text:style-name="T220">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text:span> <text:span text:style-name="T220">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text:span><text:soft-page-break/><text:span text:style-name="T220">поговорить, кроме бесчисленного множества девушек, которых он почти никогда не встречал больше, поговорить хоть </text:span><text:span text:style-name="T21">о чём-нибудь</text:span><text:span text:style-name="T220">.</text:span></text:p>
      <text:p text:style-name="P53">И всё же Слотроп продолжает свою карту ежедневно, с дурацкой неотступность. В лучшем случае, она дань течению <text:span text:style-name="T222">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span></text:p>
      <text:p text:style-name="P54">– <text:span text:style-name="T223">И что дальше?</text:span>– <text:span text:style-name="T223">От Слотропа ни звука. </text:span>– <text:span text:style-name="T223">Эти две твои морячки… когда увидели тебя...</text:span>– <text:span text:style-name="T223">И тут он замечает, что Слотроп, вместо того, чтоб продолжить рассказ, трясётся. Да, он дрожал и перед этим, тут холодно, но не настолько же.</text:span>– <text:span text:style-name="T223">Слотроп!</text:span></text:p>
      <text:p text:style-name="P54">– <text:span text:style-name="T223">Я не пойму. Исусе.</text:span>– <text:span text:style-name="T223">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span></text:p>
      <text:p text:style-name="P58">Вскоре, после паузы, с трясущейся сигаретой: <text:span text:style-name="T221">– </text:span>Их не слышно, когда на подходе.</text:p>
      <text:p text:style-name="P58">Тантиви знает кто эти «они». Он отводит глаза. Недолгое молчание.</text:p>
      <text:p text:style-name="P55">– <text:span text:style-name="T224">Конечно, не слышно, у них скорость больше скорости звука.</text:span></text:p>
      <text:p text:style-name="P55">– <text:span text:style-name="T224">Да, но—я не про то,</text:span>– <text:span text:style-name="T224">слова вырываются между волнами дрожи.</text:span>– <text:span text:style-name="T224">Те другие, Фау-1, их ведь слышно. Так? Может у тебя есть шанс увернуться. Но эти сперва взрываются, а и уж потом слышишь, что летят. Если не убит, тогда уже </text:span><text:span text:style-name="T22">не</text:span><text:span text:style-name="T224"> слышишь.</text:span></text:p>
      <text:p text:style-name="P55">– <text:span text:style-name="T224">То же самсое и в пехоте. Сам знаешь. Никогда не слышишь ту, которая в тебя.</text:span></text:p>
      <text:p text:style-name="P55">– <text:span text:style-name="T224">У, но—</text:span></text:p>
      <text:p text:style-name="P55">– <text:span text:style-name="T224">Считай, что это такая большая пуля, Слотроп. С плавниками.</text:span></text:p>
      <text:p text:style-name="P55">– <text:span text:style-name="T224">Исусе,</text:span>– <text:span text:style-name="T224">зубы стучат,</text:span>– <text:span text:style-name="T224">ты умеешь утешить.</text:span></text:p>
      <text:p text:style-name="P59">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text:span text:style-name="T225">в </text:span>попыт<text:span text:style-name="T225">ке</text:span> развеять и снять её.<text:span text:style-name="T221">– </text:span>Может тебе стоит посмотреть места, где они взрывались….</text:p>
      <text:p text:style-name="P56">– <text:span text:style-name="T225">Зачем? От них же ничего не остаётся. Не так разве?</text:span></text:p>
      <text:p text:style-name="P56">– <text:span text:style-name="T225">Я не знаю. Даже немцы вряд ли знают. Но это отличная возможность для нас обойти ТехИнформ. Что скажешь?</text:span></text:p>
      <text:p text:style-name="P60">Вот так и начал Слотроп расследования «случаев» V-бомб. Когда отгремят. Первым делом<text:span text:style-name="T224">—</text:span>каждое утро<text:span text:style-name="T224">—</text:span>кто-то из Гражданской Обороны направлял в ТОТСССГ <text:span text:style-name="T226">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text:span><text:soft-page-break/><text:span text:style-name="T226">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span></text:p>
      <text:p text:style-name="P61">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text:span text:style-name="T224">—</text:span>всё, что он мог предложить Гладкий Вяз Тэя. Он чувствовал себя идиотом. <text:span text:style-name="T227">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span></text:p>
      <text:p text:style-name="P62">У него появилась навязчивая идея ракеты, на которой написано его имя<text:span text:style-name="T227">—</text:span>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5">на каждой, верно?</text:span></text:p>
      <text:p text:style-name="P57">– <text:span text:style-name="T228">Да, такое может пригодиться,</text:span>– Тантиви<text:span text:style-name="T228"> позабавлено посматривает на него, </text:span>– <text:span text:style-name="T228">верное дело, особенно в бою, знаешь, </text:span><text:span text:style-name="T23">просимулировать</text:span><text:span text:style-name="T228"> что-то в таком роде. Полный верняк. Назови это «боевая паранойя» или типа того. Но— </text:span></text:p>
      <text:p text:style-name="P57">– <text:span text:style-name="T228">Кто симулирует?</text:span>– <text:span text:style-name="T228">закуривает сигарету, встряхивая чубом в дыму,</text:span>– <text:span text:style-name="T228">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span></text:p>
      <text:p text:style-name="P63">Нет ничего, что он бы мог увидеть, взять в руки<text:span text:style-name="T227">—</text:span>вдруг газы, взрыв, и после никаких следов… без предупреждения, Слово тебе на ухо, а потом вечная тишь. <text:span text:style-name="T229">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span></text:p>
      <text:p text:style-name="P64">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text:span text:style-name="T230">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text:span text:style-name="T24">mementomori </text:span><text:span text:style-name="T230">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span></text:p>
      <text:p text:style-name="P70">– 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P65"><text:soft-page-break/><text:span text:style-name="T230">– Нет, это </text:span><text:span text:style-name="T24">не</text:span><text:span text:style-name="T230">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text:span text:style-name="T24">обожают</text:span><text:span text:style-name="T230"> толстых, пухленьких американцев.– Тут она ущипнула его щеку и подёргала туда-сюда.</text:span></text:p>
      <text:p text:style-name="P71">– 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P66">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text:span text:style-name="T228">—</text:span>это империальное присутствие, что живёт и движется. Люди пересекали улицы и площади, направляясь во все стороны. Автобусы <text:span text:style-name="T231">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span></text:p>
      <text:p text:style-name="P67">Было ровно 6:43:16 по британскому Военно-Летнему Времени: небо, как тугой барабан смерти, ещё гудело после удара, а хуй Слотропа<text:span text:style-name="T228">—</text:span>что такое? да, точно, загляни в его армейские трусы, зашевелился в <text:span text:style-name="T5">эрекции</text:span>, вот-вот торчком вспрыгнет<text:span text:style-name="T228">—</text:span>Боже праведный, а <text:span text:style-name="T5">это</text:span> вдруг с чего?</text:p>
      <text:p text:style-name="P67"><text:span text:style-name="T232">В его истории и, очень может быть, помилуй его Господи, в его досье отмечена особая чувствительность на происходящее в небе. (Но </text:span><text:span text:style-name="T25">эрекция</text:span><text:span text:style-name="T232">?)</text:span> </text:p>
      <text:p text:style-name="P68">На старом аспидном сланце надгробного камня на кладбище Конгрегационалистской церкви дома в Минчборо, штат Масачусетс, <text:span text:style-name="T233">рука Господа возникает из облака, края фигуры кое-где изъедены двумя столетиями смен огня и льда в долоте времён года, а надпись такова:</text:span></text:p>
      <text:p text:style-name="P68"/>
      <text:p text:style-name="P69">В память Константа </text:p>
      <text:p text:style-name="P69">Слотропа, что умер Марта</text:p>
      <text:p text:style-name="P69">4-го 1766 г., на 29-м</text:p>
      <text:p text:style-name="P69">году от роду.</text:p>
      <text:p text:style-name="P69"/>
      <text:p text:style-name="P69">Смерть есть природе долг,</text:p>
      <text:p text:style-name="P69">Я уплатил, и ты заплатишь.</text:p>
      <text:p text:style-name="P69"/>
      <text:p text:style-name="P69">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text:span text:style-name="T234">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 </text:span></text:p>
      <text:p text:style-name="P69"><text:soft-page-break/></text:p>
      <text:p text:style-name="P72">Адью, друзья мои милые, отныне обитель моя эта могила,</text:p>
      <text:p text:style-name="P72">Смерть ненасытная меня скосила,</text:p>
      <text:p text:style-name="P72">Пока Христос вновь приидет чад Его спасти</text:p>
      <text:p text:style-name="P72">По слову Его в Писании</text:p>
      <text:p text:style-name="P72">Мой плач услышь, читающий сие,</text:p>
      <text:p text:style-name="P73">Богатства не сделают вечным твоё бытие.</text:p>
      <text:p text:style-name="P73">Ткацкий стан Господа не оставляет дела своего,</text:p>
      <text:p text:style-name="P73">Наши пути следуют нитям любви Его.</text:p>
      <text:p text:style-name="P73"/>
      <text:p text:style-name="P74">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P74"/>
      <text:p text:style-name="P74">Мне некогда было дожидаться Смерти, </text:p>
      <text:p text:style-name="P74">Она любезно дождалась меня</text:p>
      <text:p text:style-name="P74"/>
      <text:p text:style-name="P75">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text:span text:style-name="T235">засольщики</text:span> и <text:span text:style-name="T235">коптильщики</text:span> <text:span text:style-name="T235">бекона</text:span>, <text:span text:style-name="T235">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span></text:p>
      <text:p text:style-name="P76">Однако, они не процветали… почти всё добывалось упорством<text:span text:style-name="T236">—</text:span>хотя всё это начало скисать примерно в те времена, или около того, когда Эмили Дикинсон писала:</text:p>
      <text:p text:style-name="P76"/>
      <text:p text:style-name="P76"><text:span text:style-name="T237">Падение</text:span> дьявольский труд,</text:p>
      <text:p text:style-name="P77">Ведётся <text:span text:style-name="T237">постепенно, кропотливо—</text:span></text:p>
      <text:p text:style-name="P78">Никто не согрешает в одночасье,</text:p>
      <text:p text:style-name="P78">Тут дребезги нужны, чтоб поскользнуться,</text:p>
      <text:p text:style-name="P78"/>
      <text:p text:style-name="P79">но они всё-таки держались. Традиция, для остальных, была простой, её знал каждый<text:span text:style-name="T236">—</text:span>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text:span text:style-name="T236">—</text:span>рядом с затопленными карьерами и холмами из-под <text:span text:style-name="T239">в</text:span>ырубленных лесов, которые они оставили, как подписанные признания вины, по всей этой коричневой, как старая солома, плесневеющей ведьмацкой стороне. <text:span text:style-name="T238">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span></text:p>
      <text:p text:style-name="P80"><text:soft-page-break/>Депрессия, грянув, удостоверила процесс. <text:span text:style-name="T239">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span></text:p>
      <text:p text:style-name="P81">В 1931, год большого пожара в Аспинвол Отеле, юный Тайрон навещал свою тётушку в Леноксе. <text:span text:style-name="T240">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span></text:p>
      <text:p text:style-name="P93">Охренеть, как они его пугали. Что если эти сияющие занавеси сейчас распахнуться? Что покажут ему призраки севера, усыпанные драгоценностями?</text:p>
      <text:p text:style-name="P82">Но это была весенняя ночь, небо переливалось красным, тёмно-оранжевым, в долинах выли сирены пожарных машин из Питсфилда, Ленокса, Ли<text:span text:style-name="T236">—</text:span>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text:span text:style-name="T241">давно заснули</text:span>, а взрослые пили кофе и рассказывали друг другу какие пожары они видели в другие <text:span text:style-name="T241">годы</text:span>.</text:p>
      <text:p text:style-name="P83">Но это что за сияние? Какие призраки тут командуют? Что если в следующий момент всё <text:span text:style-name="T242">заслонит</text:span> <text:span text:style-name="T242">кромешная</text:span> ночь, контроль <text:span text:style-name="T27">утрачен</text:span> и занавеси распахиваются показать зиму, которую никто и представить не мог….</text:p>
      <text:p text:style-name="P84">6:43:16, БВЛВ<text:span text:style-name="T236">—</text:span><text:span text:style-name="T26">небо прямо сейчас</text:span><text:span text:style-name="T236">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text:span text:style-name="T26">так оно и бывает—да великая длань света опускается из облаков…. </text:span></text:p>
      <text:p text:style-name="P85"><draw:frame draw:style-name="fr1" draw:name="Image5" text:anchor-type="paragraph" svg:width="6.9252in" svg:height="0.3661in" draw:z-index="4"><draw:image xlink:href="Pictures/1000000000000B720000009B428C9716555D8079.png" xlink:type="simple" xlink:show="embed" xlink:actuate="onLoad" loext:mime-type="image/png"/></draw:frame>На стене, в орнаментальном зажиме тёмной <text:span text:style-name="T250">меди</text:span>, пылает газовый <text:s/>факел, ровно и <text:span text:style-name="T243">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span></text:p>
      <text:p text:style-name="P86">Офицеры Кемрина в парадных бриджах в клеточку, синих обмотках, шотландских килтах забредают, беседуя с американцами срочной службы… есть и <text:span text:style-name="T244">священнослужители</text:span>, <text:span text:style-name="T244">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span></text:p>
      <text:p text:style-name="P94"><text:soft-page-break/>– 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P92">Здесь медиум прерывается, немного молчит… один стон… момент тихого отчаяния: «Селена, Селена, ты не тут?»</text:p>
      <text:p text:style-name="P95">– Нет, дорогой.– на её щекам полоски от недавних слёз. – Я слушаю.</text:p>
      <text:p text:style-name="P87"><text:span text:style-name="T244">– Всё дело в контроле. Всё это пошло из-за одной трудности: контроль. Впервые он оказался </text:span><text:span text:style-name="T28">внутри</text:span><text:span text:style-name="T244">, понимаешь. Контроль размещён внутри. Уже нет надобности пассивно страдать от «внешних сил»—сворачивать в любой ветер. Как будто….</text:span></text:p>
      <text:p text:style-name="P88"><text:span text:style-name="T244">– Рынок уже не нуждается в управлении Невидимой Рукой, но может теперь </text:span><text:span text:style-name="T28">создавать себя</text:span><text:span text:style-name="T244"> сам—свою логику, импульс, стиль, </text:span><text:span text:style-name="T28">изнутри</text:span><text:span text:style-name="T244">.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text:span text:style-name="T28">может</text:span><text:span text:style-name="T244">. Что происходит, то происходит, А и Б не имеют реальности, они просто наименования частей, которые следует воспринимать неразрывно….</text:span></text:p>
      <text:p text:style-name="P89">– <text:span text:style-name="T245">Гонит белиберду Успенского,</text:span>– <text:span text:style-name="T245">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text:span text:style-name="T29">на мне смотрелся б куда лучше</text:span><text:span text:style-name="T245">, в этом она не сомневается. Леди, обернувшись вдруг, <text:s/>улыбается поверх плеча, ты так уверена? Боже, неужто она услышала? Ну, в </text:span><text:span text:style-name="T29">таком-</text:span><text:span text:style-name="T30">то</text:span><text:span text:style-name="T245"> месте почти наверняка.</text:span></text:p>
      <text:p text:style-name="P108">Джессика стоит недалеко от стола для сеанса <text:span text:style-name="T246">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span></text:p>
      <text:p text:style-name="P109">Снаружи, из восточных районом, докатывается приглушённый взрыв очередной ракеты бомбы. <text:span text:style-name="T247">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span></text:p>
      <text:p text:style-name="P110">Похоже, самое время для Джессики метнуть дарт: всего один. Волосы встрепенулись, груди <text:span text:style-name="T251">классно так</text:span> <text:span text:style-name="T251">подпрыгнули</text:span> каждая под своим тяжёлым лацканом. Посвист воздуха, шмяк: точнёхонько по центру. Милтон Гломинг вскидывает бровь. Его ум, постоянно занятый сбо<text:span text:style-name="T251">р</text:span>ом соответствий, думает, что обнаружил ещё одно.</text:p>
      <text:p text:style-name="P111">Медиум, уже с раздражённостью, начинет выходить из транса. Любому ясно что сейчас происходит по ту сторону. <text:span text:style-name="T248">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text:span><text:soft-page-break/><text:span text:style-name="T248">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span></text:p>
      <text:p text:style-name="P112">Вскоре Джессика начинает прохаживаться. Роджера нигде не видно <text:span text:style-name="T249">и она не знает понравится ли ему, что она его искала, а Гломинг хоть и застенчивый, но не такой скукотный как некоторые другие из друзей Рождера….</text:span></text:p>
      <text:p text:style-name="P96">– 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P97">–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P97">– Я как-то это всё не очень—</text:p>
      <text:p text:style-name="P98">–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P90"><text:span text:style-name="T244">– Ха,– </text:span><text:span text:style-name="T28">это</text:span><text:span text:style-name="T244"> слово ей известно.– Мне показалось, вы оживились, когда он сказал «обернулись против».</text:span></text:p>
      <text:p text:style-name="P98">– «Против», «наоборот», да, вас бы удивила частотность этих слов.</text:p>
      <text:p text:style-name="P91"><text:span text:style-name="T244">– А какое </text:span><text:span text:style-name="T28">самое</text:span><text:span text:style-name="T244"> частое слово,– спросила Джессика,– <text:s/>номер один по вашим записям.</text:span></text:p>
      <text:p text:style-name="P99">– То же самое, что и всегда в таких делах собраниях,– ответил статистик, как будто каждый знает, что это «смерть».</text:p>
      <text:p text:style-name="P113">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P100">– <text:span text:style-name="T252">Кстати, а где это ваш молодой безумец?</text:span></text:p>
      <text:p text:style-name="P100">– <text:span text:style-name="T252">Роджер с капитаном Прентисом.</text:span>– <text:span text:style-name="T252">неопределённый взмах руки.</text:span>– <text:span text:style-name="T253">Как обычно: непонятные <text:s/>Микроплёночные Учения.</text:span></text:p>
      <text:p text:style-name="P114">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text:span text:style-name="T254">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span></text:p>
      <text:p text:style-name="P115">Пират Прентис так это воспринимает, косвенно, типа классового самосознания, он несёт свою улыбку среди всех тут собравшихся как боевую фалангу. <text:span text:style-name="T255">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 </text:span></text:p>
      <text:p text:style-name="P116">Эта усмешка нужна ему так же, как он нужен Фирме<text:span text:style-name="T254">—</text:span>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P101">– <text:span text:style-name="T256">Генерал-майор, вы не можете поддерживать такое.</text:span></text:p>
      <text:p text:style-name="P101">– <text:span text:style-name="T256">Мы следим за ним круглые сутки. Физически, расположение он не покидает, это точно.</text:span></text:p>
      <text:p text:style-name="P102"><text:soft-page-break/>– <text:span text:style-name="T257">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span></text:p>
      <text:p text:style-name="P102">– <text:span text:style-name="T257">Гитлер так и делает.</text:span></text:p>
      <text:p text:style-name="P102">– <text:span text:style-name="T257">Гитлер человек одухотворённый, а мы с вами просто наёмные работники, не забывайте….</text:span></text:p>
      <text:p text:style-name="P117">После первого всплеска интереса, количество клиентов назначенных Пирату поубавилось. <text:span text:style-name="T258">На текущий момент, его нагрузка вполне приемлема. Но ему не этого хочется. Они не поймут, эти джентельменски муштрованные маньяки из ОСО, </text:span><text:span text:style-name="T31">ах </text:span><text:span text:style-name="T33">очень </text:span><text:span text:style-name="T31">хорошо, капитан</text:span><text:span text:style-name="T258">, трандёж совещаний командования, шарканье ботинками, очки, какие сейчас носят в правительстве, </text:span><text:span text:style-name="T31">превосходно </text:span><text:span text:style-name="T32">и</text:span><text:span text:style-name="T31"> как-нибудь </text:span><text:span text:style-name="T32">показали бы</text:span><text:span text:style-name="T31"> это у нас в клубе….</text:span></text:p>
      <text:p text:style-name="P118"><text:span text:style-name="T258">П</text:span>ират хочет быть своим среди Них, хочет их грубоватой любви с запахом отличного виски и табачного блэнда Латакии. Он хочет понимания <text:span text:style-name="T5">своих</text:span>, а не этих заумных шибздиков <text:span text:style-name="T259">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span></text:p>
      <text:p text:style-name="P103">– <text:span text:style-name="T259">Этого вообще не понять,</text:span>– <text:span text:style-name="T259">говорил Роджер Мехико,</text:span>– <text:span text:style-name="T260">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text:span>– <text:span text:style-name="T260">указывая на медиума, который в другом конце комнаты болтает с Гевином Трефойлом,</text:span>– <text:span text:style-name="T260">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text:span text:style-name="T34">грёбанного</text:span><text:span text:style-name="T260"> фашизма…</text:span></text:p>
      <text:p text:style-name="P104">– <text:span text:style-name="T261">Полегче, Мехико, ты опять теряешь старую добрую объективность—человеку науки это не к лицу. Это уж совсем не по-научному.</text:span></text:p>
      <text:p text:style-name="P105">– <text:span text:style-name="T262">Придурок. И ты за них. Ты не почувствовал, когда заходил сюда сегодня? Это громадное болотище паранойи.</text:span></text:p>
      <text:p text:style-name="P106">– <text:span text:style-name="T262">Это мой дар, кто спорит,</text:span>– <text:span text:style-name="T262">зная, что скажет резкость, Пират пытается сперва загладить,</text:span>– <text:span text:style-name="T263">но не знаю готов ли я к таким </text:span><text:span text:style-name="T35">разнообразным</text:span><text:span text:style-name="T263"> её проявлениям….</text:span></text:p>
      <text:p text:style-name="P106">– <text:span text:style-name="T263">А, Прентис.</text:span>– Н<text:span text:style-name="T263">и бровью не повел. Терпимость. А.</text:span></text:p>
      <text:p text:style-name="P107">– <text:span text:style-name="T264">Ты бы зашёл, пусть доктор Грост проверит на своей ЭЭГ.</text:span></text:p>
      <text:p text:style-name="P107">– <text:span text:style-name="T264">Ладно, как только выберу время.</text:span>– <text:span text:style-name="T264">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span></text:p>
      <text:p text:style-name="P119">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P120">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text:span text:style-name="T265">том </text:span>чь<text:span text:style-name="T265">я</text:span> капитуляци<text:span text:style-name="T265">я, ни гу-гу</text:span>.</text:p>
      <text:p text:style-name="P121">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text:span text:style-name="T266">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text:span><text:soft-page-break/><text:span text:style-name="T266">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span></text:p>
      <text:p text:style-name="P131">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P122">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гь. Зная Блота, наверное так и есть, <text:span text:style-name="T267">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span></text:p>
      <text:p text:style-name="P123">Вон девушка Мехико входит в комнату. Он замечает её мгновенно, чистота вокруг неё, отсутствие дыма и шума… так он уже и ауру начинает видеть? <text:span text:style-name="T268">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span></text:p>
      <text:p text:style-name="P124">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text:span text:style-name="T269">У Пирата, профессионального вояки, случился год или два передышки для гражданской жизни. </text:span></text:p>
      <text:p text:style-name="P125">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text:span text:style-name="T268">—</text:span>всё равно 98% заражены венерическими болезнями<text:span text:style-name="T268">—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полупьяный—и через всё это к Пирату просочилось неясное подозрение, что жизнь как-то его обходит.</text:span></text:p>
      <text:p text:style-name="P126">Невероятная чёрно-белая Скорпия подтвердила немало фантазий Пирата про гламурный английский высший свет с шёлковыми ножками, <text:s/>котор<text:span text:style-name="T270">ый, как</text:span> он чувствовал, <text:span text:style-name="T270">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text:span><text:soft-page-break/><text:span text:style-name="T270">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text:span text:style-name="T36">это</text:span><text:span text:style-name="T270">, знать, как знал Пират, о чём </text:span><text:span text:style-name="T36">на самом деле</text:span><text:span text:style-name="T270"> поётся в песне «Танцы в темноте»….</text:span></text:p>
      <text:p text:style-name="P127">Он старательно не говорил ей об этом. Но порой это такая мука не упасть к её ногам, зная, что она не оставит Клайва, с криком <text:span text:style-name="T5">ты моя последняя надежда</text:span>… <text:span text:style-name="T5">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text:span text:style-name="T271">То-то и </text:span><text:span text:style-name="T37">оно,</text:span><text:span text:style-name="T271">»–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text:span text:style-name="T37">задействован</text:span><text:span text:style-name="T271">,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span></text:p>
      <text:p text:style-name="P128">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text:span text:style-name="T272">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span></text:p>
      <text:p text:style-name="P129">– Ты<text:span text:style-name="T273"> и вправду пират,</text:span>– <text:span text:style-name="T273">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span></text:p>
      <text:p text:style-name="P132">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P130">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text:span text:style-name="T274">для превращения ночи в ночь компромисса….</text:span></text:p>
      <text:p text:style-name="P133">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text:span text:style-name="T277">ецах</text:span>, бегали по всей станции, глотали <text:span text:style-name="T277">свои</text:span> предот<text:span text:style-name="T276">ъ</text:span>ездные шоколадки и выстраивались <text:span text:style-name="T277">в ряд </text:span>для новых фото. Белое как тальк лицо Скорпии <text:span text:style-name="T275">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span></text:p>
      <text:p text:style-name="P134"><draw:frame draw:style-name="fr1" draw:name="Image6" text:anchor-type="paragraph" svg:width="6.9252in" svg:height="0.3661in" draw:z-index="5"><draw:image xlink:href="Pictures/1000000000000B720000009B428C9716555D8079.png" xlink:type="simple" xlink:show="embed" xlink:actuate="onLoad" loext:mime-type="image/png"/></draw:frame>Сейчас они движутся на восток, Роджер всматривается поверх руля <text:span text:style-name="T278">сгорбившись, как Дракула, в своём Бербери, Джессика в миллионах крохотных капелек, мягкой сетью осевших на </text:span><text:soft-page-break/><text:span text:style-name="T278">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span></text:p>
      <text:p text:style-name="P135">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P136">– <text:span text:style-name="T279">У нас их называют «служащими,»</text:span>– <text:span text:style-name="T279">отвечает Роджер,</text:span>– <text:span text:style-name="T279">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span></text:p>
      <text:p text:style-name="P139">Они оба на нервах в эту ночь, хрупки как листовое стекло после неправильного отжига, готовы пойти вразнос от малейшего прикосновения <text:span text:style-name="T280">в скулящей матрице стресса—</text:span></text:p>
      <text:p text:style-name="P140">– Бедный Роджер, бедный ягнёночек, попал на такую бяку войну.</text:p>
      <text:p text:style-name="P137">– <text:span text:style-name="T280">Ну, ладно,</text:span>– <text:span text:style-name="T280">его голова трясётся в пене «б» или «п», что отказывается взорваться,</text:span>– <text:span text:style-name="T280">ууух, какая ты умная, да,</text:span>– <text:span text:style-name="T280">Роджер в бешенстве, руки бросили руль, помогая словам выйти, «дворники» ползают по стеклу, прищёлкивая,</text:span>– <text:span text:style-name="T281">когда-никогда вы сбиваете робота-бомбу, ты и твой друг, дорогой Нутрия—</text:span></text:p>
      <text:p text:style-name="P137">– <text:s/><text:span text:style-name="T281">Бобёр.</text:span></text:p>
      <text:p text:style-name="P138">– <text:span text:style-name="T281">Точно, и весь тот превосходный боевой дух, которым вы так славитесь, но что-то не слыхать, чтоб вы сбивали </text:span><text:span text:style-name="T38">ракеты</text:span><text:span text:style-name="T281">, ха-ха!</text:span>– <text:span text:style-name="T281">выдаёт свою самую злую улыбку, жмуря глаза и наморщив нос,</text:span>– <text:span text:style-name="T282">больше, чем я, больше, чем Пойнтсмен, ну, и кто </text:span><text:span text:style-name="T39">теперь</text:span><text:span text:style-name="T282"> лучше кого, дорогуша?</text:span>– <text:span text:style-name="T282">подпрыгивает вверх-вниз на коже сиденья.</text:span></text:p>
      <text:p text:style-name="P141">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text:span text:style-name="T283">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text:span text:style-name="T40">Нам по пути. </text:span><text:span text:style-name="T283">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span></text:p>
      <text:p text:style-name="P142">И случались моменты, особенно в последнее время<text:span text:style-name="T283">—</text:span>когда лицом к лицу, что никак не отличить которое из них чьё. Оба одновременно чувствовали странное недоумение… как если нежданно видишь себя в зеркале… <text:span text:style-name="T284">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span></text:p>
      <text:p text:style-name="P143">Это случилось как то, что в Голливуде называют «<text:span text:style-name="T288">крутым</text:span> знакомством», в Т<text:span text:style-name="T288">а</text:span>нбридж-Веллз, в его сердцевине 18-го столетия, Роджер гнал свой подержанный Ягуар, а Джессика на обочине неотразимо бор<text:span text:style-name="T288">ола</text:span>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span text:style-name="T284">—</text:span></text:p>
      <text:p text:style-name="P144">– <text:span text:style-name="T286">Ну, ты даёшь, красавица,</text:span>– <text:span text:style-name="T286">провизжав тормозами,</text:span>– <text:span text:style-name="T286">Тут тебе не закулисье старой Мельницы, знаешь ли.</text:span></text:p>
      <text:p text:style-name="P151"><text:soft-page-break/>Она знала. «Гм,»<text:span text:style-name="T285">– </text:span>упавшая прядка, щекоча её нос, добавила больше, чем обычно, едкости в её ответ:<text:span text:style-name="T285">– «</text:span>Я не знала, что маленьких мальчиков пускают в такие места».</text:p>
      <text:p text:style-name="P145">– <text:span text:style-name="T287">Как я вижу,</text:span>– <text:span text:style-name="T287">уже научившись не замечать подобных замечаний по поводу его внешности,</text:span>– <text:span text:style-name="T287">девочкам из твоего звена скаутов, ещё никто не позвонил.</text:span></text:p>
      <text:p text:style-name="P145">– <text:span text:style-name="T287">Мне двадцать.</text:span></text:p>
      <text:p text:style-name="P145">– <text:span text:style-name="T287">Ура, тогда имеешь полное право прокатиться на этом Ягуаре аж до Лондона.</text:span></text:p>
      <text:p text:style-name="P145">– <text:span text:style-name="T287">Мне в другую сторон. Почти в Гастингс.</text:span></text:p>
      <text:p text:style-name="P145">– <text:span text:style-name="T287">Ну, тогда туда и обратно.</text:span></text:p>
      <text:p text:style-name="P152">Убирая волосы со своего лица:<text:span text:style-name="T285">– </text:span>А твоя мама знает, как ты себя ведёшь <text:span text:style-name="T5">не</text:span> дома?</text:p>
      <text:p text:style-name="P145">– <text:span text:style-name="T287">Моя мама война,</text:span>– <text:span text:style-name="T287">провозглашает Роджер Мехико, склоняясь, чтобы открыть дверь.</text:span></text:p>
      <text:p text:style-name="P146">– <text:span text:style-name="T288">Это странно слышать,</text:span>– <text:span text:style-name="T288">маленькая заляпанная туфелька повременила на подножке.</text:span></text:p>
      <text:p text:style-name="P146">– <text:span text:style-name="T288">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span></text:p>
      <text:p text:style-name="P153">И тут падает ракета. Круто, круто. <text:span text:style-name="T289">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span></text:p>
      <text:p text:style-name="P154">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 </text:p>
      <text:p text:style-name="P147">– <text:span text:style-name="T290">Я в твоей власти,</text:span>– <text:s/><text:span text:style-name="T290">вскрикивает она.</text:span>– <text:span text:style-name="T41">Полностью</text:span><text:span text:style-name="T290">.</text:span></text:p>
      <text:p text:style-name="P148">– <text:span text:style-name="T291">Гм,</text:span>– <text:span text:style-name="T291">Роджер наконец-то справляется с коробкой передач и, танцуя по педалям, уфыркивает, фррр, в сторону Лондона. Но Джессика не в его власчти.</text:span></text:p>
      <text:p text:style-name="P155">Ну, а война, она и <text:span text:style-name="T5">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text:span text:style-name="T292">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span></text:p>
      <text:p text:style-name="P156">И потом эта явная потребность каждого из них, которая его просто бесит… Ладно, это и <text:span text:style-name="T5">его</text:span> потребность тоже. Но разве возможно подвести научную основу под что-либо «духовное» когда тобою правит собственная смертность, <text:span text:style-name="T293">как раз вне статистического исчисления квадратов чи, </text:span>покуда листаются карты Зенера, в паузах между глухими, напряжёнными словами медиума? <text:span text:style-name="T293">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text:span><text:soft-page-break/><text:span text:style-name="T293">бомбардировщиков… да </text:span><text:span text:style-name="T42">что угодно</text:span><text:span text:style-name="T293"> вместо этого неблагодарного барахтанья в делах недосягаемой Смерти….</text:span></text:p>
      <text:p text:style-name="P157">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P158">Роджер тормозит, пропуская толпу сапёров, пожарных, соседей в тёмных пальто поверх ночных одежд, старушек у которых, в их ночных грёзах, найдётся <text:span text:style-name="T302">сокровенное</text:span> местечко <text:s/>для пожарников… <text:span text:style-name="T5">нет, пожалуйста, не лезьте </text:span><text:span text:style-name="T43">на меня </text:span><text:span text:style-name="T5">с этим Шлангом… </text:span><text:span text:style-name="T43">о, нет… ну хотя бы сняли эти жуткие резиновые сапожищи… а да да так</text:span><text:span text:style-name="T294">—</text:span></text:p>
      <text:p text:style-name="P159">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span text:style-name="T294">—</text:span></text:p>
      <text:p text:style-name="P149">– <text:span text:style-name="T295">Кто они?</text:span></text:p>
      <text:p text:style-name="P160">Роджер пожимает плечами, «они» для них достаточно:<text:span text:style-name="T285">– </text:span>Не слишком <text:span text:style-name="T299">дружелюбная</text:span> компашка.</text:p>
      <text:p text:style-name="P150">– <text:span text:style-name="T296">Кто бы говорил!</text:span>– <text:s/><text:span text:style-name="T296">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span></text:p>
      <text:p text:style-name="P161">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text:span text:style-name="T297">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span></text:p>
      <text:p text:style-name="P162">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5">энную</text:span> жертву, или часть <text:span text:style-name="T5">энной</text:span> жертвы из <text:span text:style-name="T5">энной</text:span> груды обломков, сказал он ей однажды, <text:span text:style-name="T298">злой, усталый, это уже перестало его задевать… значение</text:span><text:span text:style-name="T44"> эн</text:span><text:span text:style-name="T298"> может быть разным для каждого из нас, но, извини меня: рано или поздно….</text:span></text:p>
      <text:p text:style-name="P163">И помимо изнеможения от всего есть ещё и это. <text:span text:style-name="T300">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span></text:p>
      <text:p text:style-name="P164">Они нашли дом в закрытой зоне, под аэростатами заграждений южнее Лондона. Город эвакуированный в 40-м, всё ещё «управляется»<text:span text:style-name="T300">—</text:span>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text:span text:style-name="T301">День начинается с чашки горячего и сигареты за маленьким столом с поломанной ножкой, которую Роджер починил, временно,</text:span> <text:span text:style-name="T301">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text:span><text:soft-page-break/><text:span text:style-name="T301">себя, впрягаются больше, чем пропаганда когда-либо требовала от них. Они любят друг друга. Пошла эта война на хуй.</text:span></text:p>
      <text:p text:style-name="P165"><draw:frame draw:style-name="fr1" draw:name="Image7" text:anchor-type="paragraph" svg:width="6.9252in" svg:height="0.3661in" draw:z-index="6"><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text:span text:style-name="T303">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span></text:p>
      <text:p text:style-name="P166">Идёт дождь, ветер едва пошевеливается. Приносит какой-то непонятный для него запах, ему в жизни не приходилось и близко быть к лаборатории.</text:p>
      <text:p text:style-name="P166">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text:span text:style-name="T304">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span></text:p>
      <text:p text:style-name="P167">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text:span text:style-name="T306">щ</text:span>е в погребе. <text:span text:style-name="T306">Невозможно всунуться</text:span> <text:span text:style-name="T306">в унитаз даже чтоб развязать его ёбаный </text:span><text:span text:style-name="T45">ботинок</text:span><text:span text:style-name="T306">….</text:span></text:p>
      <text:p text:style-name="P168">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text:span text:style-name="T305">—</text:span>затем прихрамывая, <text:span text:style-name="T309">побрякивая</text:span>, отправляется обратно к машине за помощью молодого Мехико, который, как он надеется, не забыл привезти электрический фонарик….</text:p>
      <text:p text:style-name="P169">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text:span text:style-name="T307">ц</text:span>елевшего дома, от которого начинаются развалины. Если он с доктором перекинулись словом, сейчас ни один не подаёт вида. <text:span text:style-name="T307">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text:span><text:soft-page-break/><text:span text:style-name="T307">беззащитная вещица… ждёт в ночи под дождём свою владелицу, чтобы вся комната собралась опять вокруг воедино….</text:span></text:p>
      <text:p text:style-name="P170">Ночь, полная мелкого дождя, пахнет промокшей псиной. <text:span text:style-name="T309">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span></text:p>
      <text:p text:style-name="P170">– <text:span text:style-name="T310">Обниматься?</text:span>– <text:span text:style-name="T310">Роджер вот-вот завопит.</text:span>– <text:span text:style-name="T46">Обниматься</text:span><text:span text:style-name="T5">?</text:span></text:p>
      <text:p text:style-name="P170">– <text:span text:style-name="T310">Мехико.</text:span>– <text:span text:style-name="T310">Это доктор опять, на ноге унитаз, вязаный шлем перекошен.</text:span></text:p>
      <text:p text:style-name="P171">– <text:span text:style-name="T310">Опаньки! Ходить не мешает? Наверняка, да… сюда, просуньте в дверь, ага, так, хорошо,</text:span>– <text:span text:style-name="T311"><text:s text:c="2"/>закрыв обратно дверь вокруг лодыжки Пойнтсмена, Роджер привалился к бедру Джессики,</text:span>– <text:span text:style-name="T311">теперь тяните, со всей силы, как можете.</text:span></text:p>
      <text:p text:style-name="P208"><text:span text:style-name="T116">Думая </text:span><text:span text:style-name="T47">молодой прохиндей</text:span><text:span text:style-name="T116"> и </text:span><text:span text:style-name="T47">издевается придурок, </text:span><text:span text:style-name="T116">доктор откачивается назад, кряхтит, унитаз ворочается туда-сюда. Удерживая дверь, Роджер внимательно уставился в место заглота ноги.</text:span><text:span text:style-name="T117">–</text:span><text:span text:style-name="T116"> Сюда бы немного вазелина, тогда бы мы</text:span><text:span text:style-name="T118">—</text:span><text:span text:style-name="T116">что-нибудь скользкое. Стоп! Держите</text:span><text:span text:style-name="T120">сь</text:span><text:span text:style-name="T116"> так, Пойнстмен, есть способ… </text:span><text:span text:style-name="T119">Он уже под машиной, импульсивный парень, отыскивает заглушку картера, когда Пойнтсмен, наконец, может выговорить:</text:span><text:span text:style-name="T117">– </text:span><text:span text:style-name="T119">Нет </text:span><text:span text:style-name="T48">времени</text:span><text:span text:style-name="T119">, Мехико, он убежит, он убежит. </text:span></text:p>
      <text:p text:style-name="P172"><text:span text:style-name="T312">– Точно,</text:span>– <text:span text:style-name="T313">опять на ногах, нашаривает фонарик в кармане.</text:span>– <text:span text:style-name="T313">Я напугаю его светом, а вы поджидайте с сеткой. Сможете дойти? Нехорошо если свалитесь, или ещё что, когда он рванёт смыться.</text:span></text:p>
      <text:p text:style-name="P172">– <text:span text:style-name="T313">Ради бога,</text:span>– <text:span text:style-name="T313">Пойнтсмен бухает вслед за ним в развалины,</text:span>– <text:span text:style-name="T314"><text:s/></text:span><text:span text:style-name="T174">не напугайте его, Мехико, тут не сафари в Кении, он нужен нам близким к норме, насколько возможно.</text:span></text:p>
      <text:p text:style-name="P175"><text:span text:style-name="T172">К норме? </text:span><text:span text:style-name="T61">К норме?</text:span></text:p>
      <text:p text:style-name="P176"><text:span text:style-name="T175">– </text:span><text:span text:style-name="T172">Ясно</text:span><text:span text:style-name="T61">,</text:span><text:span text:style-name="T175">– </text:span><text:span text:style-name="T172">откликается Роджер, сигналя ему фонариком, короткий-длинный-короткий.</text:span></text:p>
      <text:p text:style-name="P173">– <text:span text:style-name="T315">Посмотрим,</text:span>– <text:span text:style-name="T315">бормочет Джессика, на цыпочках за ними следом.</text:span></text:p>
      <text:p text:style-name="P174">– <text:span text:style-name="T316">Давай, приятель,</text:span>– <text:span text:style-name="T316">уговаривает Роджер,</text:span>– <text:span text:style-name="T316">тут для тебя бутылочка </text:span><text:span text:style-name="T49">эфира</text:span><text:span text:style-name="T316">.</text:span>– <text:s/><text:span text:style-name="T316">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text:span>– <text:span text:style-name="T317">Так это ж м-с Насбом!</text:span>– <text:span text:style-name="T317">вскрикивает Роджер, точь-в-точь как это делает Фред Ален передачах Би-Би-Си, по средам.</text:span></text:p>
      <text:p text:style-name="P174">– <text:span text:style-name="T317">А шо, ты може думал шо то </text:span><text:span text:style-name="T50">Лесси</text:span><text:span text:style-name="T317">?</text:span>– <text:span text:style-name="T317">отвечает пёс.</text:span></text:p>
      <text:p text:style-name="P177">Роджер чувствует крепкий запах паров эфира, начиная свой осторожный спуск в погреб.<text:span text:style-name="T308">– </text:span><text:span text:style-name="T5">Давай</text:span>, друг. Всё кончится быстрее, чем ты думаешь. Пойнтсмен просто хочет посчитать сколько капель слюны ты накапаешь, вот и всё. <text:span text:style-name="T318">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text:span text:style-name="T51">губку</text:span><text:span text:style-name="T318">!–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span></text:p>
      <text:p text:style-name="P222">– 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P222"><text:soft-page-break/>– Мехико-о-о-о,– чуть не плача.</text:p>
      <text:p text:style-name="P223">– 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P223">– Эй!– Орёт постовой:– Вы! Идиоты! Подальше от той стенки. Она ни на чём не держится.</text:p>
      <text:p text:style-name="P224">– Сигаретка найдётся?– спрашивает Джессика.</text:p>
      <text:p text:style-name="P224">– Он щас пабежит,– вскрикивает Роджер.</text:p>
      <text:p text:style-name="P224">– 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P178">Когда Роджер, с фонариком, заходит сзади, пёс, какая-то схема в нём, припоминает другой свет, что в последние несколько дней появлялся позади<text:span text:style-name="T318">—</text:span>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span text:style-name="T318">—</text:span></text:p>
      <text:p text:style-name="P225">– 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P226">– Убирайтесь оттуда!– <text:s/>орёт постовой. Но усилия парочки под сеткой лишь раскачивают стенку всё сильнее.</text:p>
      <text:p text:style-name="P226">– 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P226">– 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P226">– <text:s/>Он убежал в ту улицу,– <text:s/>сообщает она, помогая им выпутаться из сетки.</text:p>
      <text:p text:style-name="P226">– Ладно,– <text:s/>вздыхает доктор,– это не имеет значения.</text:p>
      <text:p text:style-name="P227">– Да, но только начали,– <text:s/>доносится от Роджера.</text:p>
      <text:p text:style-name="P227">– Нет, нет. Достаточно.</text:p>
      <text:p text:style-name="P227">– Но чем тогда вам заменить собаку?</text:p>
      <text:p text:style-name="P179">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P179">Роджер искоса взглядывает на него. Молчи, Мехико. Постарайся не думать что <text:span text:style-name="T5">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5">он сам</text:span>. <text:span text:style-name="T320">Как кому-то хочется собаку редкой породы….</text:span></text:p>
      <text:p text:style-name="P180">Тогда зачем он тут, помогая умыкнуть ещё одну собаку? Какой ещё настолько чокнутый незнакомец сидит в нём<text:span text:style-name="T319">—</text:span></text:p>
      <text:p text:style-name="P228">– Вы возвращаетесь сегодня, доктор? Мне нужно ещё подвезти юную леди.</text:p>
      <text:p text:style-name="P180"><text:soft-page-break/>Нет, останусь в городе, а вы можете отогнать машину обратно. Мне нужно поговорить с д-ром Спектро.</text:p>
      <text:p text:style-name="P181">Сейчас они приближаются к длинной кирпичной импровизации, <text:span text:style-name="T321">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span></text:p>
      <text:p text:style-name="P182">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text:span text:style-name="T322">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span></text:p>
      <text:p text:style-name="P183">Роджер и Джессика оставляют доктора у бокового входа, в котором он тает, <text:span text:style-name="T323">не </text:span>оставляя ничего кроме дождя, что льётся со всех скатов и завитков в надписи <text:span text:style-name="T323">на</text:span> перемычке. </text:p>
      <text:p text:style-name="P183">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text:span text:style-name="T324">Начало третьего</text:span>, пора домой.</text:p>
      <text:p text:style-name="P229"><draw:frame draw:style-name="fr1" draw:name="Image8" text:anchor-type="paragraph" svg:width="6.9252in" svg:height="0.3661in" draw:z-index="7"><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text:span text:style-name="T325">аннуляцию ночи.</text:span></text:p>
      <text:p text:style-name="P230">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text:span text:style-name="T327">у</text:span> (это его общее имя для любого пациента—дай три круга бегом вокруг здания, <text:span text:style-name="T327">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span></text:p>
      <text:p text:style-name="P230">– <text:span text:style-name="T328">Не </text:span><text:span text:style-name="T52">очень</text:span><text:span text:style-name="T328"> хорошо выглядишь.</text:span></text:p>
      <text:p text:style-name="P231">– <text:span text:style-name="T328">А, этот старый ублюдок, он меня вывел. Каждый </text:span><text:span text:style-name="T52">день</text:span><text:span text:style-name="T328"> схватываемся, Спектро, я уже не...</text:span>– <text:span text:style-name="T329">хмурится вниз на свои очки, которые протирает рубашкой,</text:span>– <text:span text:style-name="T329">в этом чёртовом Падинге больше, чем могу понять… всегда подбросит какой-нибудь свой… старческий сюрпризик.</text:span></text:p>
      <text:p text:style-name="P232">– <text:span text:style-name="T330">Так это возраст такой, Право же.</text:span></text:p>
      <text:p text:style-name="P233">– <text:span text:style-name="T331">Ну, это <text:s/>я б ещё стерпел, но он такой, чёрт побери</text:span>—<text:span text:style-name="T331">такой </text:span><text:span text:style-name="T53">ублюдок</text:span><text:span text:style-name="T331">, он никогда не </text:span><text:span text:style-name="T53">спит</text:span><text:span text:style-name="T331">, он </text:span><text:span text:style-name="T53">придумывает</text:span><text:span text:style-name="T331"> как ещё…</text:span></text:p>
      <text:p text:style-name="P233"><text:soft-page-break/>– <text:span text:style-name="T332">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text:span text:style-name="T54">самодовольство….</text:span></text:p>
      <text:p text:style-name="P239"><text:span text:style-name="T332">С</text:span>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P234">– <text:span text:style-name="T333">Мне это не нравится, Пойнтсмен. Если уж спрашиваешь.</text:span></text:p>
      <text:p text:style-name="P235">– <text:span text:style-name="T333">Почему нет?</text:span>– <text:s/><text:span text:style-name="T333">Молчание.</text:span>– <text:s/><text:span text:style-name="T334">Неэтично?</text:span></text:p>
      <text:p text:style-name="P235">– <text:s/><text:span text:style-name="T334">Да, ради бога. А </text:span><text:span text:style-name="T55">это</text:span><text:span text:style-name="T334"> этично?</text:span>– <text:span text:style-name="T334">подняв руку к двери в палату, в почти фашистском салюте.</text:span>– <text:span text:style-name="T334">Нет, я думаю об обоснованности эксперимента. Не нахожу доводов. Тут всего один человек.</text:span></text:p>
      <text:p text:style-name="P235">– <text:span text:style-name="T334">Этот Слотроп. Ты знаешь о нём. Даже Мехико считает… о, самый обычный. Предзнание. Психокинез. У них свои проблемы, в </text:span><text:span text:style-name="T55">той</text:span><text:span text:style-name="T334"> шарашке… но предположим, у тебя появился бы шанс изучить по настоящему классический случай… некоей патологии, отличный пример механизма….</text:span></text:p>
      <text:p text:style-name="P240">В одну из таких ночей Спектро спросил:<text:span text:style-name="T326">– </text:span>Если бы он не был одним из <text:span text:style-name="T347">подопечных</text:span> Ласло Джамфа, <text:span text:style-name="T335">твой интерес к нему был бы столь же </text:span>настойчив?</text:p>
      <text:p text:style-name="P236">– <text:span text:style-name="T335">Ну, конечно.</text:span></text:p>
      <text:p text:style-name="P236">– <text:s/><text:span text:style-name="T335">Гмм.</text:span></text:p>
      <text:p text:style-name="P241">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P242">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text:span text:style-name="T335">—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span></text:p>
      <text:p text:style-name="P237"><text:span text:style-name="T336">Спектро качает головой:</text:span>– <text:span text:style-name="T337">Ты ставишь реакцию прежде стимула.</text:span></text:p>
      <text:p text:style-name="P238">– <text:span text:style-name="T337">Вовсе нет. Сам подумай. Он гуляет и может ч</text:span><text:span text:style-name="T56">увствовать их приближение</text:span><text:span text:style-name="T337"> за несколько дней. Но это рефлекс. Реакция на что-то пребывающее вокруг</text:span><text:span text:style-name="T56">. </text:span><text:span text:style-name="T337">С нашим слишком грубым строением, мы не в состоянии ощутить это, а </text:span><text:span text:style-name="T56">Слотроп</text:span><text:span text:style-name="T337"> </text:span><text:span text:style-name="T56">может</text:span><text:span text:style-name="T337">.</text:span></text:p>
      <text:p text:style-name="P243"><text:span text:style-name="T326">– Но это и есть экстрасенсорность.</text:span></text:p>
      <text:p text:style-name="P243"><text:span text:style-name="T326">– А почему бы не сказать «ощутимый намёк, на который</text:span> <text:span text:style-name="T338">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text:span text:style-name="T57">в лабораторию</text:span><text:span text:style-name="T338">—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span></text:p>
      <text:p text:style-name="P251">Вот так же и Слотроп. Предположительно. Вот он в городе, достаточно окружающей атмосферы<text:span text:style-name="T338">—</text:span>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P252"><text:soft-page-break/>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P253">… <text:span text:style-name="T339">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text:span text:style-name="T58">я не знаю, док, наверно я отключился а как пришёл в себя её уже не было вокруг всё горело моя вся голова в дыму… </text:span><text:span text:style-name="T339">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span></text:p>
      <text:p text:style-name="P254">… <text:span text:style-name="T340">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text:span text:style-name="T59">деполяризацию</text:span><text:span text:style-name="T340">,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text:span text:style-name="T59">откуда мне знать, доктор, что я очнусь?</text:span><text:span text:style-name="T340"> и ответ </text:span><text:span text:style-name="T59">доверься нам,</text:span><text:span text:style-name="T340">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span></text:p>
      <text:p text:style-name="P255">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P256">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text:span text:style-name="T341">как искушающе лежат они рядами на своих железных койках, в девственных простынях, такие безыскусно эротичные милашки….</text:span></text:p>
      <text:p text:style-name="P257">Автобусная станция Св. Вероники, их <text:span text:style-name="T344">раздорожье</text:span> (<text:span text:style-name="T344">по</text:span> прибы<text:span text:style-name="T344">тии</text:span> на эт<text:span text:style-name="T344">у имитацию</text:span> паркет<text:span text:style-name="T344">а</text:span> с нашлёпками жевательной резинки зашмыганной до черноты, с пятнами ночной блевотины, светло-жёлт<text:span text:style-name="T343">ой</text:span>, прозрачн<text:span text:style-name="T343">ой</text:span> как флюиды богов, <text:span text:style-name="T342">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span></text:p>
      <text:p text:style-name="P258">Тебе приходилось ждать в таких местах ранним утром, <text:span text:style-name="T344">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span></text:p>
      <text:p text:style-name="P259"><text:soft-page-break/>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text:span text:style-name="T345">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span></text:p>
      <text:p text:style-name="P260">И за все свои страдания всё, что Пойнтсмен, смог добиться, на данный момент, это осьминог<text:span text:style-name="T345">—</text:span>да, гигантская каракатица из фильмов ужасов по имени Григори: серый, слизистый, <text:span text:style-name="T346">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span></text:p>
      <text:p text:style-name="P261">Уже, сам по себе, приходит ответ, в какой-то момент безликое бластоблаблу, но уже следующий разворачивается, приобретая формы….</text:p>
      <text:p text:style-name="P262"><text:span text:style-name="T347">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span></text:p>
      <text:p text:style-name="P244"><text:span text:style-name="T326">– Тебе следовало бы предложить мне парочку, в таком случае—ты серьёзно?—гигантских осьминогов.– Доктора в упор смотрят друг на друга.</text:span></text:p>
      <text:p text:style-name="P245"><text:span text:style-name="T326">– Мне интересно что бы ты делал.</text:span></text:p>
      <text:p text:style-name="P245"><text:span text:style-name="T326">– Мне тоже.</text:span></text:p>
      <text:p text:style-name="P246"><text:span text:style-name="T326">– Возьми осьминога. Он имеет в виду «оставь Слотропа»? Напряжённый момент.</text:span></text:p>
      <text:p text:style-name="P263">Но тут Пойнтсмен засмеялся хорошо известным смехом, который служил ему верой и правдой в профессии, где слишком часто всё заходит в полный тупик. <text:span text:style-name="T326">– </text:span>Мне <text:span text:style-name="T5">постоянно</text:span> говорят завести животное.<text:span text:style-name="T326">–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text:span text:style-name="T60">кто-нибудь</text:span><text:span text:style-name="T326"> смог жить с такой тварью?</text:span></text:p>
      <text:p text:style-name="P247"><text:span text:style-name="T326">– 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text:span><text:soft-page-break/><text:span text:style-name="T326">надёжна—покажи им краба, ХРЯСЬ! выскакивает щупальце, и в дом, отравить и переварить. И, Пойнтсмен, они </text:span><text:span text:style-name="T60">не лают!</text:span></text:p>
      <text:p text:style-name="P248"><text:span text:style-name="T326">–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span></text:p>
      <text:p text:style-name="P249"><text:span text:style-name="T326">– Их можно обучить чему угодно.</text:span></text:p>
      <text:p text:style-name="P249"><text:span text:style-name="T326">– Спектро, вы не дьявол,– вглядываясь внимательнее,– <text:s/>или всё же? Вам известно, мы нацелены на звуковые стимулы, весь упор этой программы по Слотропу </text:span><text:span text:style-name="T60">должен быть</text:span><text:span text:style-name="T326"> на </text:span><text:span text:style-name="T60">реверсивно</text:span><text:span text:style-name="T326">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span></text:p>
      <text:p text:style-name="P250"><text:span text:style-name="T326">– Свечение.</text:span></text:p>
      <text:p text:style-name="P250"><text:span text:style-name="T326">– Чего?</text:span></text:p>
      <text:p text:style-name="P250"><text:span text:style-name="T326">– <text:s/>Огненно красный шар. Падает как метеор.</text:span></text:p>
      <text:p text:style-name="P250"><text:span text:style-name="T326">– Чепуха.</text:span></text:p>
      <text:p text:style-name="P250"><text:span text:style-name="T326">– Гверхидви однажды видел такой среди ночью, над Дептфордом.</text:span></text:p>
      <text:p text:style-name="P250"><text:span text:style-name="T326">–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text:span text:style-name="T60">Чёрт побери</text:span><text:span text:style-name="T326">. Хотя бы одну </text:span><text:span text:style-name="T60">лисичку!</text:span></text:p>
      <text:p text:style-name="P250"><draw:frame draw:style-name="fr1" draw:name="Image9" text:anchor-type="paragraph" svg:width="6.9252in" svg:height="0.3661in" draw:z-index="8"><draw:image xlink:href="Pictures/1000000000000B720000009B428C9716555D8079.png" xlink:type="simple" xlink:show="embed" xlink:actuate="onLoad" loext:mime-type="image/png"/></draw:frame><text:span text:style-name="T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rward" style:family="paragraph" style:parent-style-name="Standard">
      <style:paragraph-properties fo:margin-left="0in" fo:margin-right="0in" fo:text-indent="0in" style:auto-text-indent="false"/>
      <style:text-properties fo:language="ru" fo:country="RU" fo:font-style="normal" officeooo:rsid="00b50481" style:font-style-asian="normal" style:font-style-complex="normal"/>
    </style:style>
    <style:style style:name="Header" style:family="paragraph" style:parent-style-name="Standard"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Times New Roman Cyr" fo:font-family="'Times New Roman Cyr'" style:font-style-name="Regular" style:font-family-generic="roman" style:font-pitch="variable"/>
    </style:style>
    <style:style style:name="indent-big" style:family="paragraph" style:parent-style-name="Standard">
      <style:paragraph-properties fo:margin-left="0in" fo:margin-right="0in" fo:text-align="center" style:justify-single-word="false" fo:text-indent="2.2402in" style:auto-text-indent="false"/>
      <style:text-properties fo:language="ru" fo:country="RU" fo:font-style="normal" officeooo:rsid="01061190"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8:16:57.515658693</meta:creation-date>
    <dc:date>2020-10-19T22:27:12.074132973</dc:date>
    <meta:editing-duration>P1DT19H31M59S</meta:editing-duration>
    <meta:editing-cycles>404</meta:editing-cycles>
    <meta:generator>LibreOffice/6.1.5.2$Linux_X86_64 LibreOffice_project/10$Build-2</meta:generator>
    <meta:document-statistic meta:table-count="0" meta:image-count="9" meta:object-count="0" meta:page-count="35" meta:paragraph-count="384" meta:word-count="18339" meta:character-count="125249" meta:non-whitespace-character-count="107181"/>
  </office:meta>
</office:document-meta>
</file>